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56" style:family="table-column">
      <style:table-column-properties fo:break-before="auto" style:column-width="1.3819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0.362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661in"/>
    </style:style>
    <style:style style:name="co6" style:family="table-column">
      <style:table-column-properties fo:break-before="auto" style:column-width="0.8681in"/>
    </style:style>
    <style:style style:name="co7" style:family="table-column">
      <style:table-column-properties fo:break-before="auto" style:column-width="0.3in"/>
    </style:style>
    <style:style style:name="co8" style:family="table-column">
      <style:table-column-properties fo:break-before="auto" style:column-width="1.8075in"/>
    </style:style>
    <style:style style:name="co9" style:family="table-column">
      <style:table-column-properties fo:break-before="auto" style:column-width="1.4236in"/>
    </style:style>
    <style:style style:name="co10" style:family="table-column">
      <style:table-column-properties fo:break-before="auto" style:column-width="0.9638in"/>
    </style:style>
    <style:style style:name="co11" style:family="table-column">
      <style:table-column-properties fo:break-before="auto" style:column-width="1.039in"/>
    </style:style>
    <style:style style:name="co12" style:family="table-column">
      <style:table-column-properties fo:break-before="auto" style:column-width="0.8807in"/>
    </style:style>
    <style:style style:name="co13" style:family="table-column">
      <style:table-column-properties fo:break-before="auto" style:column-width="0.8972in"/>
    </style:style>
    <style:style style:name="co14" style:family="table-column">
      <style:table-column-properties fo:break-before="auto" style:column-width="2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0.5126in"/>
    </style:style>
    <style:style style:name="co17" style:family="table-column">
      <style:table-column-properties fo:break-before="auto" style:column-width="0.3457in"/>
    </style:style>
    <style:style style:name="co18" style:family="table-column">
      <style:table-column-properties fo:break-before="auto" style:column-width="0.5882in"/>
    </style:style>
    <style:style style:name="co19" style:family="table-column">
      <style:table-column-properties fo:break-before="auto" style:column-width="1.2063in"/>
    </style:style>
    <style:style style:name="co20" style:family="table-column">
      <style:table-column-properties fo:break-before="auto" style:column-width="0.5626in"/>
    </style:style>
    <style:style style:name="co21" style:family="table-column">
      <style:table-column-properties fo:break-before="auto" style:column-width="1.0898in"/>
    </style:style>
    <style:style style:name="co22" style:family="table-column">
      <style:table-column-properties fo:break-before="auto" style:column-width="0.6299in"/>
    </style:style>
    <style:style style:name="co23" style:family="table-column">
      <style:table-column-properties fo:break-before="auto" style:column-width="0.4957in"/>
    </style:style>
    <style:style style:name="co24" style:family="table-column">
      <style:table-column-properties fo:break-before="auto" style:column-width="0.4291in"/>
    </style:style>
    <style:style style:name="co25" style:family="table-column">
      <style:table-column-properties fo:break-before="auto" style:column-width="1.9583in"/>
    </style:style>
    <style:style style:name="co26" style:family="table-column">
      <style:table-column-properties fo:break-before="auto" style:column-width="0.4354in"/>
    </style:style>
    <style:style style:name="co27" style:family="table-column">
      <style:table-column-properties fo:break-before="auto" style:column-width="0.6173in"/>
    </style:style>
    <style:style style:name="co28" style:family="table-column">
      <style:table-column-properties fo:break-before="auto" style:column-width="0.4807in"/>
    </style:style>
    <style:style style:name="co29" style:family="table-column">
      <style:table-column-properties fo:break-before="auto" style:column-width="0.5646in"/>
    </style:style>
    <style:style style:name="co30" style:family="table-column">
      <style:table-column-properties fo:break-before="auto" style:column-width="1.0555in"/>
    </style:style>
    <style:style style:name="co31" style:family="table-column">
      <style:table-column-properties fo:break-before="auto" style:column-width="0.989in"/>
    </style:style>
    <style:style style:name="co32" style:family="table-column">
      <style:table-column-properties fo:break-before="auto" style:column-width="1.3063in"/>
    </style:style>
    <style:style style:name="co33" style:family="table-column">
      <style:table-column-properties fo:break-before="auto" style:column-width="4.7409in"/>
    </style:style>
    <style:style style:name="co34" style:family="table-column">
      <style:table-column-properties fo:break-before="auto" style:column-width="0.972in"/>
    </style:style>
    <style:style style:name="co35" style:family="table-column">
      <style:table-column-properties fo:break-before="auto" style:column-width="0.9055in"/>
    </style:style>
    <style:style style:name="co36" style:family="table-column">
      <style:table-column-properties fo:break-before="auto" style:column-width="0.8047in"/>
    </style:style>
    <style:style style:name="co37" style:family="table-column">
      <style:table-column-properties fo:break-before="auto" style:column-width="0.922in"/>
    </style:style>
    <style:style style:name="co38" style:family="table-column">
      <style:table-column-properties fo:break-before="auto" style:column-width="0.6047in"/>
    </style:style>
    <style:style style:name="co39" style:family="table-column">
      <style:table-column-properties fo:break-before="auto" style:column-width="1.9252in"/>
    </style:style>
    <style:style style:name="co40" style:family="table-column">
      <style:table-column-properties fo:break-before="auto" style:column-width="0.6634in"/>
    </style:style>
    <style:style style:name="co41" style:family="table-column">
      <style:table-column-properties fo:break-before="auto" style:column-width="0.6217in"/>
    </style:style>
    <style:style style:name="co42" style:family="table-column">
      <style:table-column-properties fo:break-before="auto" style:column-width="0.7047in"/>
    </style:style>
    <style:style style:name="co43" style:family="table-column">
      <style:table-column-properties fo:break-before="auto" style:column-width="0.8307in"/>
    </style:style>
    <style:style style:name="co44" style:family="table-column">
      <style:table-column-properties fo:break-before="auto" style:column-width="0.8472in"/>
    </style:style>
    <style:style style:name="co45" style:family="table-column">
      <style:table-column-properties fo:break-before="auto" style:column-width="1.298in"/>
    </style:style>
    <style:style style:name="co46" style:family="table-column">
      <style:table-column-properties fo:break-before="auto" style:column-width="1.7492in"/>
    </style:style>
    <style:style style:name="co47" style:family="table-column">
      <style:table-column-properties fo:break-before="auto" style:column-width="0.9555in"/>
    </style:style>
    <style:style style:name="co48" style:family="table-column">
      <style:table-column-properties fo:break-before="auto" style:column-width="0.7799in"/>
    </style:style>
    <style:style style:name="co49" style:family="table-column">
      <style:table-column-properties fo:break-before="auto" style:column-width="1.1646in"/>
    </style:style>
    <style:style style:name="co50" style:family="table-column">
      <style:table-column-properties fo:break-before="auto" style:column-width="3.1701in"/>
    </style:style>
    <style:style style:name="co51" style:family="table-column">
      <style:table-column-properties fo:break-before="auto" style:column-width="0.7075in"/>
    </style:style>
    <style:style style:name="co52" style:family="table-column">
      <style:table-column-properties fo:break-before="auto" style:column-width="0.3374in"/>
    </style:style>
    <style:style style:name="co53" style:family="table-column">
      <style:table-column-properties fo:break-before="auto" style:column-width="1.028in"/>
    </style:style>
    <style:style style:name="co54" style:family="table-column">
      <style:table-column-properties fo:break-before="auto" style:column-width="1.3484in"/>
    </style:style>
    <style:style style:name="co55" style:family="table-column">
      <style:table-column-properties fo:break-before="auto" style:column-width="1.5319in"/>
    </style:style>
    <style:style style:name="co57" style:family="table-column">
      <style:table-column-properties fo:break-before="auto" style:column-width="1.6327in"/>
    </style:style>
    <style:style style:name="co58" style:family="table-column">
      <style:table-column-properties fo:break-before="auto" style:column-width="1.85in"/>
    </style:style>
    <style:style style:name="co59" style:family="table-column">
      <style:table-column-properties fo:break-before="auto" style:column-width="2.0583in"/>
    </style:style>
    <style:style style:name="co60" style:family="table-column">
      <style:table-column-properties fo:break-before="auto" style:column-width="2.0665in"/>
    </style:style>
    <style:style style:name="co61" style:family="table-column">
      <style:table-column-properties fo:break-before="auto" style:column-width="2.175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ta3" style:family="table" style:master-page-name="Default">
      <style:table-properties table:display="true" style:writing-mode="lr-tb" table:tab-color="#00a933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:tab-color="#b4c7dc"/>
    </style:style>
    <number:text-style style:name="N100">
      <number:text-content/>
    </number:text-style>
    <style:style style:name="ce13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22" style:family="table-cell" style:parent-style-name="Default" style:data-style-name="N100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ext-properties fo:color="#ff0000" fo:font-weight="bold" style:font-weight-asian="bold" style:font-weight-complex="bold"/>
    </style:style>
    <style:style style:name="ce24" style:family="table-cell" style:parent-style-name="Default" style:data-style-name="N100"/>
    <style:style style:name="ce55" style:family="table-cell" style:parent-style-name="Default" style:data-style-name="N0"/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 fo:font-weight="normal" style:font-weight-asian="normal" style:font-weight-complex="normal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 fo:font-weight="normal" style:font-weight-asian="normal" style:font-weight-complex="normal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 fo:font-weight="normal" style:font-weight-asian="normal" style:font-weight-complex="normal"/>
    </style:style>
    <style:style style:name="ce73" style:family="table-cell" style:parent-style-name="Default">
      <style:text-properties fo:color="#800080"/>
    </style:style>
    <style:style style:name="ce110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13" style:family="table-cell" style:parent-style-name="Default">
      <style:text-properties fo:color="#e16173" fo:font-weight="bold" style:font-weight-asian="bold" style:font-weight-complex="bold"/>
    </style:style>
    <style:style style:name="ce120" style:family="table-cell" style:parent-style-name="Default">
      <style:text-properties fo:color="#e16173"/>
    </style:style>
    <style:style style:name="ce121" style:family="table-cell" style:parent-style-name="Default">
      <style:text-properties fo:color="#127622" fo:font-weight="bold" style:font-weight-asian="bold" style:font-weight-complex="bold"/>
    </style:style>
    <style:style style:name="ce123" style:family="table-cell" style:parent-style-name="Default">
      <style:text-properties fo:color="#127622"/>
    </style:style>
    <style:style style:name="ce124" style:family="table-cell" style:parent-style-name="Default">
      <style:text-properties fo:color="#813709" fo:font-weight="bold" style:font-weight-asian="bold" style:font-weight-complex="bold"/>
    </style:style>
    <style:style style:name="ce126" style:family="table-cell" style:parent-style-name="Default">
      <style:text-properties fo:color="#813709"/>
    </style:style>
    <style:style style:name="ce127" style:family="table-cell" style:parent-style-name="Default">
      <style:text-properties fo:color="#355269" fo:font-weight="bold" style:font-weight-asian="bold" style:font-weight-complex="bold"/>
    </style:style>
    <style:style style:name="ce129" style:family="table-cell" style:parent-style-name="Default">
      <style:text-properties fo:color="#355269"/>
    </style:style>
    <style:style style:name="ce130" style:family="table-cell" style:parent-style-name="Default">
      <style:text-properties fo:color="#5983b0" fo:font-weight="bold" style:font-weight-asian="bold" style:font-weight-complex="bold"/>
    </style:style>
    <style:style style:name="ce133" style:family="table-cell" style:parent-style-name="Default">
      <style:text-properties fo:color="#5983b0"/>
    </style:style>
    <style:style style:name="ce135" style:family="table-cell" style:parent-style-name="Default">
      <style:text-properties fo:color="#acb20c" fo:font-weight="bold" style:font-weight-asian="bold" style:font-weight-complex="bold"/>
    </style:style>
    <style:style style:name="ce136" style:family="table-cell" style:parent-style-name="Default">
      <style:text-properties fo:color="#acb20c"/>
    </style:style>
    <style:style style:name="ce137" style:family="table-cell" style:parent-style-name="Default">
      <style:text-properties fo:color="#8d1d75" fo:font-weight="bold" style:font-weight-asian="bold" style:font-weight-complex="bold"/>
    </style:style>
    <style:style style:name="ce138" style:family="table-cell" style:parent-style-name="Default">
      <style:text-properties fo:color="#8d1d75"/>
    </style:style>
    <style:style style:name="ce114" style:family="table-cell" style:parent-style-name="Default">
      <style:text-properties style:use-window-font-color="true"/>
    </style:style>
    <style:style style:name="ce108" style:family="table-cell" style:parent-style-name="Default">
      <style:text-properties style:use-window-font-color="true" fo:font-weight="normal" style:font-weight-asian="normal" style:font-weight-complex="normal"/>
    </style:style>
    <style:style style:name="ce14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1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whole-number() and cell-content-is-between(1,28)" table:allow-empty-cell="true" table:base-cell-address="Daily.B2">
          <table:error-message table:message-type="stop" table:display="true"/>
        </table:content-validation>
        <table:content-validation table:name="val5" table:condition="of:cell-content-is-whole-number() and cell-content()&gt;=0" table:allow-empty-cell="true" table:base-cell-address="'Generic Item Table'.C2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Museum.B3">
          <table:error-message table:message-type="stop" table:display="true"/>
        </table:content-validation>
        <table:content-validation table:name="val7" table:base-cell-address="Polyculture.G1">
          <table:error-message table:message-type="stop" table:display="true"/>
        </table:content-validation>
        <table:content-validation table:name="val8" table:condition="of:cell-content-is-in-list(&quot;Yes&quot;;&quot;No&quot;)" table:allow-empty-cell="true" table:display-list="unsorted" table:base-cell-address="Crops.L5">
          <table:error-message table:message-type="stop" table:display="true"/>
        </table:content-validation>
        <table:content-validation table:name="val9" table:condition="of:cell-content-is-in-list(&quot;No Profession&quot;;&quot;Fisher&quot;;&quot;Angler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Items and Professions'.J2">
          <table:error-message table:message-type="stop" table:display="true"/>
        </table:content-validation>
        <table:content-validation table:name="val11" table:condition="of:cell-content-is-in-list(&quot;Obtained&quot;;&quot;Not Obtained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2" table:condition="of:cell-content-is-in-list(&quot;Yes&quot;;&quot;No&quot;)" table:allow-empty-cell="true" table:display-list="unsorted" table:base-cell-address="Polyculture.E2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'Fish Availability'.H17">
          <table:error-message table:message-type="stop" table:display="true"/>
        </table:content-validation>
      </table:content-validations>
      <table:table table:name="Daily" table:style-name="ta2">
        <office:forms form:automatic-focus="false" form:apply-design-mode="false"/>
        <table:table-column table:style-name="co2" table:default-cell-style-name="ce16"/>
        <table:table-column table:style-name="co3" table:default-cell-style-name="Default"/>
        <table:table-row table:style-name="ro3">
          <table:table-cell table:style-name="ce12" office:value-type="string" calcext:value-type="string">
            <text:p>Season</text:p>
          </table:table-cell>
          <table:table-cell table:style-name="ce15" office:value-type="string" calcext:value-type="string">
            <text:p>Day</text:p>
          </table:table-cell>
        </table:table-row>
        <table:table-row table:style-name="ro3">
          <table:table-cell table:style-name="ce10" table:content-validation-name="val1" office:value-type="string" calcext:value-type="string">
            <text:p>Spring</text:p>
          </table:table-cell>
          <table:table-cell table:style-name="ce2" table:content-validation-name="val4"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/>
        </table:table-row>
        <table:table-row table:style-name="ro3">
          <table:table-cell table:style-name="ce15" office:value-type="string" calcext:value-type="string">
            <text:p>Tomorrow’s Weather</text:p>
          </table:table-cell>
          <table:table-cell/>
        </table:table-row>
        <table:table-row table:style-name="ro3">
          <table:table-cell table:style-name="ce10" table:content-validation-name="val2" office:value-type="string" calcext:value-type="string">
            <text:p>N/A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table:style-name="ce15" office:value-type="string" calcext:value-type="string">
            <text:p>Today’s Luck</text:p>
          </table:table-cell>
          <table:table-cell/>
        </table:table-row>
        <table:table-row table:style-name="ro3">
          <table:table-cell table:style-name="ce10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2">
        <table:table-column table:style-name="co5" table:default-cell-style-name="Default"/>
        <table:table-column table:style-name="co6" table:default-cell-style-name="ce5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20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useum" table:style-name="ta2">
        <table:table-column table:style-name="co9" table:default-cell-style-name="Default"/>
        <table:table-column table:style-name="co10" table:default-cell-style-name="ce53"/>
        <table:table-row table:style-name="ro2">
          <table:table-cell table:style-name="ce47" office:value-type="string" calcext:value-type="string">
            <text:p>Artifact</text:p>
          </table:table-cell>
          <table:table-cell table:style-name="ce47" office:value-type="string" calcext:value-type="string">
            <text:p>Acquired?</text:p>
          </table:table-cell>
        </table:table-row>
        <table:table-row table:style-name="ro2">
          <table:table-cell office:value-type="string" calcext:value-type="string">
            <text:p>Aer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phibian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ho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o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ru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ee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wo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quamar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rowhea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ry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sal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ix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one Flu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elest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ewing Stic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cken Statu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pped Ampho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nosau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lo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ried Starfish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Gadge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V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vish Hel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arth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lvish Jewelr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meral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spe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airy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luorap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ozen Tea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em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host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lass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Mas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Reli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lv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m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d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g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mbo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y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mo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ime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una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lach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rbl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u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autilus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k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ptu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bsidi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cea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namental F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pimen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lm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trified Slim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Handax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Rib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capul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ku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ibi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oo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Verteb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ismatic Sha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are Dis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b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Co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oo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u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n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Ha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Ta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la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oap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ar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Yellow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hunde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igersey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opa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rilobite</text:p>
          </table:table-cell>
          <table:table-cell table:content-validation-name="val6" office:value-type="string" calcext:value-type="string">
            <text:p>No</text:p>
          </table:table-cell>
        </table:table-row>
      </table:table>
      <table:table table:name="Polyculture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ce52"/>
        <table:table-column table:style-name="co13" table:default-cell-style-name="ce52"/>
        <table:table-row table:style-name="ro2">
          <table:table-cell table:style-name="ce46" office:value-type="string" calcext:value-type="string">
            <text:p>Spring Crop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ffee Bean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arlic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rsnip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tato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hubarb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rawberry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46" office:value-type="string" calcext:value-type="string">
            <text:p>Summer Crop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</table:table-row>
        <table:table-row table:style-name="ro2">
          <table:table-cell office:value-type="string" calcext:value-type="string">
            <text:p>Blueberry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elon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adish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arfruit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omato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heat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46" office:value-type="string" calcext:value-type="string">
            <text:p>Fall Crop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et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rape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umpkin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Yam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 table:number-rows-repeated="104854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Generic Item Table" table:style-name="ta2">
        <table:table-column table:style-name="co14" table:default-cell-style-name="ce24"/>
        <table:table-column table:style-name="co15" table:visibility="collapse" table:default-cell-style-name="Default"/>
        <table:table-column table:style-name="co15" table:visibility="collapse" table:default-cell-style-name="ce52"/>
        <table:table-column table:style-name="co16" table:default-cell-style-name="ce52"/>
        <table:table-column table:style-name="co17" table:default-cell-style-name="ce52"/>
        <table:table-column table:style-name="co18" table:default-cell-style-name="ce52"/>
        <table:table-column table:style-name="co4" table:default-cell-style-name="Default"/>
        <table:table-column table:style-name="co19" table:default-cell-style-name="ce52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default-cell-style-name="Default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5" office:value-type="string" calcext:value-type="string">
            <text:p>G in Inventory</text:p>
          </table:table-cell>
          <table:table-cell/>
          <table:table-cell table:style-name="ce15" office:value-type="string" calcext:value-type="string" table:number-columns-spanned="4" table:number-rows-spanned="1">
            <text:p>Search</text:p>
          </table:table-cell>
          <table:covered-table-cell table:number-columns-repeated="3" table:style-name="ce16"/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56" office:value-type="string" calcext:value-type="string" table:number-columns-spanned="4" table:number-rows-spanned="1">
            <text:p>Fiber</text:p>
          </table:table-cell>
          <table:covered-table-cell table:number-columns-repeated="3" table:style-name="ce16"/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8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16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16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</table:table>
      <table:table table:name="Items and Professions" table:style-name="ta4">
        <table:table-column table:style-name="co25" table:default-cell-style-name="Default"/>
        <table:table-column table:style-name="co26" table:default-cell-style-name="ce52"/>
        <table:table-column table:style-name="co27" table:default-cell-style-name="ce28"/>
        <table:table-column table:style-name="co28" table:default-cell-style-name="ce33"/>
        <table:table-column table:style-name="co28" table:default-cell-style-name="ce36"/>
        <table:table-column table:style-name="co29" table:default-cell-style-name="ce70"/>
        <table:table-column table:style-name="co7" table:default-cell-style-name="Default"/>
        <table:table-column table:style-name="co30" table:default-cell-style-name="Default"/>
        <table:table-column table:style-name="co31" table:number-columns-repeated="6" table:default-cell-style-name="Default"/>
        <table:table-column table:style-name="co32" table:default-cell-style-name="Default"/>
        <table:table-column table:style-name="co4" table:number-columns-repeated="1009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12" office:value-type="string" calcext:value-type="string">
            <text:p>Fishing</text:p>
          </table:table-cell>
          <table:table-cell table:style-name="ce12" office:value-type="string" calcext:value-type="string">
            <text:p>Tiller</text:p>
          </table:table-cell>
          <table:table-cell table:style-name="ce12" office:value-type="string" calcext:value-type="string">
            <text:p>Artisan</text:p>
          </table:table-cell>
          <table:table-cell table:style-name="ce12" office:value-type="string" calcext:value-type="string">
            <text:p>Blacksmith</text:p>
          </table:table-cell>
          <table:table-cell table:style-name="ce12" office:value-type="string" calcext:value-type="string">
            <text:p>Tapper</text:p>
          </table:table-cell>
          <table:table-cell table:style-name="ce12" office:value-type="string" calcext:value-type="string">
            <text:p>Rancher</text:p>
          </table:table-cell>
          <table:table-cell table:style-name="ce12" office:value-type="string" calcext:value-type="string">
            <text:p>Gemologist</text:p>
          </table:table-cell>
          <table:table-cell table:style-name="ce12" office:value-type="string" calcext:value-type="string">
            <text:p>Bear’s Knowledge</text:p>
          </table:table-cell>
          <table:table-cell table:number-columns-repeated="1009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19"/>
          <table:table-cell table:style-name="ce42" table:content-validation-name="val9" office:value-type="string" calcext:value-type="string">
            <text:p>Angler</text:p>
          </table:table-cell>
          <table:table-cell table:style-name="ce42" table:content-validation-name="val10" office:value-type="string" calcext:value-type="string">
            <text:p>Obtained</text:p>
          </table:table-cell>
          <table:table-cell table:number-columns-repeated="2" table:style-name="ce42" table:content-validation-name="val11" office:value-type="string" calcext:value-type="string">
            <text:p>Obtained</text:p>
          </table:table-cell>
          <table:table-cell table:style-name="ce42" table:content-validation-name="val10" office:value-type="string" calcext:value-type="string">
            <text:p>Obtained</text:p>
          </table:table-cell>
          <table:table-cell table:style-name="ce42" table:content-validation-name="val10" office:value-type="string" calcext:value-type="string">
            <text:p>Not Obtained</text:p>
          </table:table-cell>
          <table:table-cell table:style-name="ce42" table:content-validation-name="val11" office:value-type="string" calcext:value-type="string">
            <text:p>Not Obtained</text:p>
          </table:table-cell>
          <table:table-cell table:style-name="ce42" table:content-validation-name="val10" office:value-type="string" calcext:value-type="string">
            <text:p>Not Obtained</text:p>
          </table:table-cell>
          <table:table-cell table:number-columns-repeated="1009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16" table:formula="of:=IF([.H2] = &quot;No Profession&quot;;1;IF([.H2] = &quot;Fisher&quot;;1.25;1.5))" office:value-type="float" office:value="1.5" calcext:value-type="float">
            <text:p>1.5</text:p>
          </table:table-cell>
          <table:table-cell table:style-name="ce16" table:formula="of:=IF([.I2] = &quot;Not Obtained&quot;;1;1.1)" office:value-type="float" office:value="1.1" calcext:value-type="float">
            <text:p>1.1</text:p>
          </table:table-cell>
          <table:table-cell table:style-name="ce16" table:formula="of:=IF([.J2] = &quot;Not Obtained&quot;;1;1.4)" office:value-type="float" office:value="1.4" calcext:value-type="float">
            <text:p>1.4</text:p>
          </table:table-cell>
          <table:table-cell table:style-name="ce16" table:formula="of:=IF([.K2] = &quot;Not Obtained&quot;;1;1.5)" office:value-type="float" office:value="1.5" calcext:value-type="float">
            <text:p>1.5</text:p>
          </table:table-cell>
          <table:table-cell table:style-name="ce16" table:formula="of:=IF([.L2] = &quot;Not Obtained&quot;;1;1.25)" office:value-type="float" office:value="1.25" calcext:value-type="float">
            <text:p>1.25</text:p>
          </table:table-cell>
          <table:table-cell table:style-name="ce16" table:formula="of:=IF([.M2] = &quot;Not Obtained&quot;;1;1.2)" office:value-type="float" office:value="1" calcext:value-type="float">
            <text:p>1</text:p>
          </table:table-cell>
          <table:table-cell table:style-name="ce16" table:formula="of:=IF([.N2] = &quot;Not Obtained&quot;;1;1.3)" office:value-type="float" office:value="1" calcext:value-type="float">
            <text:p>1</text:p>
          </table:table-cell>
          <table:table-cell table:style-name="ce16" table:formula="of:=IF([.O2] = &quot;Not Obtained&quot;;1;3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INDIRECT(ADDRESS(ROW();2))*INDIRECT(ADDRESS(3; COLUMN())))*[.$O$3])" office:value-type="float" office:value="20" calcext:value-type="float">
            <text:p>20</text:p>
          </table:table-cell>
          <table:table-cell table:formula="of:=FLOOR(FLOOR(INDIRECT(ADDRESS(ROW();2))*INDIRECT(ADDRESS(3; COLUMN())))*[.$O$3])" office:value-type="float" office:value="25" calcext:value-type="float">
            <text:p>25</text:p>
          </table:table-cell>
          <table:table-cell table:formula="of:=FLOOR(FLOOR(INDIRECT(ADDRESS(ROW();2))*INDIRECT(ADDRESS(3; COLUMN())))*[.$O$3])" office:value-type="float" office:value="30" calcext:value-type="float">
            <text:p>30</text:p>
          </table:table-cell>
          <table:table-cell table:formula="of:=FLOOR(FLOOR(INDIRECT(ADDRESS(ROW();2))*INDIRECT(ADDRESS(3; COLUMN())))*[.$O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93" calcext:value-type="float">
            <text:p>93</text:p>
          </table:table-cell>
          <table:table-cell table:formula="of:=FLOOR(INDIRECT(ADDRESS(ROW();2))*INDIRECT(ADDRESS(3; COLUMN())))" office:value-type="float" office:value="112" calcext:value-type="float">
            <text:p>112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formula="of:=FLOOR(INDIRECT(ADDRESS(ROW();2))*INDIRECT(ADDRESS(3; COLUMN())))" office:value-type="float" office:value="200" calcext:value-type="float">
            <text:p>200</text:p>
          </table:table-cell>
          <table:table-cell table:formula="of:=FLOOR(INDIRECT(ADDRESS(ROW();2))*INDIRECT(ADDRESS(3; COLUMN())))" office:value-type="float" office:value="240" calcext:value-type="float">
            <text:p>240</text:p>
          </table:table-cell>
          <table:table-cell table:formula="of:=FLOOR(INDIRECT(ADDRESS(ROW();2))*INDIRECT(ADDRESS(3; COLUMN())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2" calcext:value-type="float">
            <text:p>62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2" calcext:value-type="float">
            <text:p>62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5" calcext:value-type="float">
            <text:p>125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90" calcext:value-type="float">
            <text:p>9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187" calcext:value-type="float">
            <text:p>187</text:p>
          </table:table-cell>
          <table:table-cell table:formula="of:=FLOOR(INDIRECT(ADDRESS(ROW();2))*INDIRECT(ADDRESS(3; COLUMN())))" office:value-type="float" office:value="225" calcext:value-type="float">
            <text:p>225</text:p>
          </table:table-cell>
          <table:table-cell table:formula="of:=FLOOR(INDIRECT(ADDRESS(ROW();2))*INDIRECT(ADDRESS(3; COLUMN())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INDIRECT(ADDRESS(ROW();2))*INDIRECT(ADDRESS(3; COLUMN())))" office:value-type="float" office:value="30" calcext:value-type="float">
            <text:p>30</text:p>
          </table:table-cell>
          <table:table-cell table:formula="of:=FLOOR(INDIRECT(ADDRESS(ROW();2))*INDIRECT(ADDRESS(3; COLUMN())))" office:value-type="float" office:value="37" calcext:value-type="float">
            <text:p>37</text:p>
          </table:table-cell>
          <table:table-cell table:formula="of:=FLOOR(INDIRECT(ADDRESS(ROW();2))*INDIRECT(ADDRESS(3; COLUMN())))" office:value-type="float" office:value="45" calcext:value-type="float">
            <text:p>45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INDIRECT(ADDRESS(ROW();2))*INDIRECT(ADDRESS(3; COLUMN())))*[.$I$3])" office:value-type="float" office:value="99" calcext:value-type="float">
            <text:p>99</text:p>
          </table:table-cell>
          <table:table-cell table:formula="of:=FLOOR(FLOOR(INDIRECT(ADDRESS(ROW();2))*INDIRECT(ADDRESS(3; COLUMN())))*[.$I$3])" office:value-type="float" office:value="123" calcext:value-type="float">
            <text:p>123</text:p>
          </table:table-cell>
          <table:table-cell table:formula="of:=FLOOR(FLOOR(INDIRECT(ADDRESS(ROW();2))*INDIRECT(ADDRESS(3; COLUMN())))*[.$I$3])" office:value-type="float" office:value="148" calcext:value-type="float">
            <text:p>148</text:p>
          </table:table-cell>
          <table:table-cell table:formula="of:=FLOOR(FLOOR(INDIRECT(ADDRESS(ROW();2))*INDIRECT(ADDRESS(3; COLUMN())))*[.$I$3])" office:value-type="float" office:value="198" calcext:value-type="float">
            <text:p>1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(Forageable)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INDIRECT(ADDRESS(ROW();2))*INDIRECT(ADDRESS(3; COLUMN())))" office:value-type="float" office:value="90" calcext:value-type="float">
            <text:p>90</text:p>
          </table:table-cell>
          <table:table-cell table:formula="of:=FLOOR(INDIRECT(ADDRESS(ROW();2))*INDIRECT(ADDRESS(3; COLUMN())))" office:value-type="float" office:value="112" calcext:value-type="float">
            <text:p>112</text:p>
          </table:table-cell>
          <table:table-cell table:formula="of:=FLOOR(INDIRECT(ADDRESS(ROW();2))*INDIRECT(ADDRESS(3; COLUMN())))" office:value-type="float" office:value="135" calcext:value-type="float">
            <text:p>135</text:p>
          </table:table-cell>
          <table:table-cell table:formula="of:=FLOOR(INDIRECT(ADDRESS(ROW();2))*INDIRECT(ADDRESS(3; COLUMN())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90" calcext:value-type="float">
            <text:p>9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INDIRECT(ADDRESS(ROW();2))*INDIRECT(ADDRESS(3; COLUMN())))" office:value-type="float" office:value="400" calcext:value-type="float">
            <text:p>400</text:p>
          </table:table-cell>
          <table:table-cell table:formula="of:=FLOOR(INDIRECT(ADDRESS(ROW();2))*INDIRECT(ADDRESS(3; COLUMN())))" office:value-type="float" office:value="500" calcext:value-type="float">
            <text:p>500</text:p>
          </table:table-cell>
          <table:table-cell table:formula="of:=FLOOR(INDIRECT(ADDRESS(ROW();2))*INDIRECT(ADDRESS(3; COLUMN())))" office:value-type="float" office:value="600" calcext:value-type="float">
            <text:p>600</text:p>
          </table:table-cell>
          <table:table-cell table:formula="of:=FLOOR(INDIRECT(ADDRESS(ROW();2))*INDIRECT(ADDRESS(3; COLUMN())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187" calcext:value-type="float">
            <text:p>187</text:p>
          </table:table-cell>
          <table:table-cell table:formula="of:=FLOOR(INDIRECT(ADDRESS(ROW();2))*INDIRECT(ADDRESS(3; COLUMN())))" office:value-type="float" office:value="225" calcext:value-type="float">
            <text:p>225</text:p>
          </table:table-cell>
          <table:table-cell table:formula="of:=FLOOR(INDIRECT(ADDRESS(ROW();2))*INDIRECT(ADDRESS(3; COLUMN())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INDIRECT(ADDRESS(ROW();2))*INDIRECT(ADDRESS(3; COLUMN())))" office:value-type="float" office:value="30" calcext:value-type="float">
            <text:p>30</text:p>
          </table:table-cell>
          <table:table-cell table:formula="of:=FLOOR(INDIRECT(ADDRESS(ROW();2))*INDIRECT(ADDRESS(3; COLUMN())))" office:value-type="float" office:value="37" calcext:value-type="float">
            <text:p>37</text:p>
          </table:table-cell>
          <table:table-cell table:formula="of:=FLOOR(INDIRECT(ADDRESS(ROW();2))*INDIRECT(ADDRESS(3; COLUMN())))" office:value-type="float" office:value="45" calcext:value-type="float">
            <text:p>45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180" calcext:value-type="float">
            <text:p>180</text:p>
          </table:table-cell>
          <table:table-cell table:formula="of:=FLOOR(INDIRECT(ADDRESS(ROW();2))*INDIRECT(ADDRESS(3; COLUMN())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INDIRECT(ADDRESS(ROW();2))*INDIRECT(ADDRESS(3; COLUMN())))" office:value-type="float" office:value="250" calcext:value-type="float">
            <text:p>250</text:p>
          </table:table-cell>
          <table:table-cell table:formula="of:=FLOOR(INDIRECT(ADDRESS(ROW();2))*INDIRECT(ADDRESS(3; COLUMN())))" office:value-type="float" office:value="312" calcext:value-type="float">
            <text:p>312</text:p>
          </table:table-cell>
          <table:table-cell table:formula="of:=FLOOR(INDIRECT(ADDRESS(ROW();2))*INDIRECT(ADDRESS(3; COLUMN())))" office:value-type="float" office:value="375" calcext:value-type="float">
            <text:p>375</text:p>
          </table:table-cell>
          <table:table-cell table:formula="of:=FLOOR(INDIRECT(ADDRESS(ROW();2))*INDIRECT(ADDRESS(3; COLUMN())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INDIRECT(ADDRESS(ROW();2))*INDIRECT(ADDRESS(3; COLUMN())))" office:value-type="float" office:value="300" calcext:value-type="float">
            <text:p>300</text:p>
          </table:table-cell>
          <table:table-cell table:formula="of:=FLOOR(INDIRECT(ADDRESS(ROW();2))*INDIRECT(ADDRESS(3; COLUMN())))" office:value-type="float" office:value="375" calcext:value-type="float">
            <text:p>375</text:p>
          </table:table-cell>
          <table:table-cell table:formula="of:=FLOOR(INDIRECT(ADDRESS(ROW();2))*INDIRECT(ADDRESS(3; COLUMN())))" office:value-type="float" office:value="450" calcext:value-type="float">
            <text:p>450</text:p>
          </table:table-cell>
          <table:table-cell table:formula="of:=FLOOR(INDIRECT(ADDRESS(ROW();2))*INDIRECT(ADDRESS(3; COLUMN())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93" calcext:value-type="float">
            <text:p>93</text:p>
          </table:table-cell>
          <table:table-cell table:formula="of:=FLOOR(INDIRECT(ADDRESS(ROW();2))*INDIRECT(ADDRESS(3; COLUMN())))" office:value-type="float" office:value="112" calcext:value-type="float">
            <text:p>112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INDIRECT(ADDRESS(ROW();2))*INDIRECT(ADDRESS(3; COLUMN())))*[.$O$3])" office:value-type="float" office:value="5" calcext:value-type="float">
            <text:p>5</text:p>
          </table:table-cell>
          <table:table-cell table:formula="of:=FLOOR(FLOOR(INDIRECT(ADDRESS(ROW();2))*INDIRECT(ADDRESS(3; COLUMN())))*[.$O$3])" office:value-type="float" office:value="6" calcext:value-type="float">
            <text:p>6</text:p>
          </table:table-cell>
          <table:table-cell table:formula="of:=FLOOR(FLOOR(INDIRECT(ADDRESS(ROW();2))*INDIRECT(ADDRESS(3; COLUMN())))*[.$O$3])" office:value-type="float" office:value="7" calcext:value-type="float">
            <text:p>7</text:p>
          </table:table-cell>
          <table:table-cell table:formula="of:=FLOOR(FLOOR(INDIRECT(ADDRESS(ROW();2))*INDIRECT(ADDRESS(3; COLUMN())))*[.$O$3]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formula="of:=FLOOR(INDIRECT(ADDRESS(ROW();2))*INDIRECT(ADDRESS(3; COLUMN())))" office:value-type="float" office:value="200" calcext:value-type="float">
            <text:p>200</text:p>
          </table:table-cell>
          <table:table-cell table:formula="of:=FLOOR(INDIRECT(ADDRESS(ROW();2))*INDIRECT(ADDRESS(3; COLUMN())))" office:value-type="float" office:value="240" calcext:value-type="float">
            <text:p>240</text:p>
          </table:table-cell>
          <table:table-cell table:formula="of:=FLOOR(INDIRECT(ADDRESS(ROW();2))*INDIRECT(ADDRESS(3; COLUMN())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INDIRECT(ADDRESS(ROW();2))*INDIRECT(ADDRESS(3; COLUMN())))" office:value-type="float" office:value="20" calcext:value-type="float">
            <text:p>20</text:p>
          </table:table-cell>
          <table:table-cell table:formula="of:=FLOOR(INDIRECT(ADDRESS(ROW();2))*INDIRECT(ADDRESS(3; COLUMN())))" office:value-type="float" office:value="25" calcext:value-type="float">
            <text:p>25</text:p>
          </table:table-cell>
          <table:table-cell table:formula="of:=FLOOR(INDIRECT(ADDRESS(ROW();2))*INDIRECT(ADDRESS(3; COLUMN())))" office:value-type="float" office:value="30" calcext:value-type="float">
            <text:p>30</text:p>
          </table:table-cell>
          <table:table-cell table:formula="of:=FLOOR(INDIRECT(ADDRESS(ROW();2))*INDIRECT(ADDRESS(3; COLUMN())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5" calcext:value-type="float">
            <text:p>125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INDIRECT(ADDRESS(ROW();2))*INDIRECT(ADDRESS(3; COLUMN())))" office:value-type="float" office:value="8" calcext:value-type="float">
            <text:p>8</text:p>
          </table:table-cell>
          <table:table-cell table:formula="of:=FLOOR(INDIRECT(ADDRESS(ROW();2))*INDIRECT(ADDRESS(3; COLUMN())))" office:value-type="float" office:value="10" calcext:value-type="float">
            <text:p>10</text:p>
          </table:table-cell>
          <table:table-cell table:formula="of:=FLOOR(INDIRECT(ADDRESS(ROW();2))*INDIRECT(ADDRESS(3; COLUMN())))" office:value-type="float" office:value="12" calcext:value-type="float">
            <text:p>12</text:p>
          </table:table-cell>
          <table:table-cell table:formula="of:=FLOOR(INDIRECT(ADDRESS(ROW();2))*INDIRECT(ADDRESS(3; COLUMN())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2" calcext:value-type="float">
            <text:p>62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2" calcext:value-type="float">
            <text:p>62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INDIRECT(ADDRESS(ROW();2))*INDIRECT(ADDRESS(3; COLUMN())))" office:value-type="float" office:value="70" calcext:value-type="float">
            <text:p>70</text:p>
          </table:table-cell>
          <table:table-cell table:formula="of:=FLOOR(INDIRECT(ADDRESS(ROW();2))*INDIRECT(ADDRESS(3; COLUMN())))" office:value-type="float" office:value="87" calcext:value-type="float">
            <text:p>87</text:p>
          </table:table-cell>
          <table:table-cell table:formula="of:=FLOOR(INDIRECT(ADDRESS(ROW();2))*INDIRECT(ADDRESS(3; COLUMN())))" office:value-type="float" office:value="105" calcext:value-type="float">
            <text:p>105</text:p>
          </table:table-cell>
          <table:table-cell table:formula="of:=FLOOR(INDIRECT(ADDRESS(ROW();2))*INDIRECT(ADDRESS(3; COLUMN())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formula="of:=FLOOR(FLOOR(INDIRECT(ADDRESS(ROW();2))*INDIRECT(ADDRESS(3; COLUMN())))*[.$I$3])" office:value-type="float" office:value="205" calcext:value-type="float">
            <text:p>205</text:p>
          </table:table-cell>
          <table:table-cell table:formula="of:=FLOOR(FLOOR(INDIRECT(ADDRESS(ROW();2))*INDIRECT(ADDRESS(3; COLUMN())))*[.$I$3])" office:value-type="float" office:value="247" calcext:value-type="float">
            <text:p>247</text:p>
          </table:table-cell>
          <table:table-cell table:formula="of:=FLOOR(FLOOR(INDIRECT(ADDRESS(ROW();2))*INDIRECT(ADDRESS(3; COLUMN())))*[.$I$3])" office:value-type="float" office:value="330" calcext:value-type="float">
            <text:p>3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INDIRECT(ADDRESS(ROW();2))*INDIRECT(ADDRESS(3; COLUMN())))*[.$I$3])" office:value-type="float" office:value="605" calcext:value-type="float">
            <text:p>605</text:p>
          </table:table-cell>
          <table:table-cell table:formula="of:=FLOOR(FLOOR(INDIRECT(ADDRESS(ROW();2))*INDIRECT(ADDRESS(3; COLUMN())))*[.$I$3])" office:value-type="float" office:value="755" calcext:value-type="float">
            <text:p>755</text:p>
          </table:table-cell>
          <table:table-cell table:formula="of:=FLOOR(FLOOR(INDIRECT(ADDRESS(ROW();2))*INDIRECT(ADDRESS(3; COLUMN())))*[.$I$3])" office:value-type="float" office:value="907" calcext:value-type="float">
            <text:p>907</text:p>
          </table:table-cell>
          <table:table-cell table:formula="of:=FLOOR(FLOOR(INDIRECT(ADDRESS(ROW();2))*INDIRECT(ADDRESS(3; COLUMN())))*[.$I$3])" office:value-type="float" office:value="1210" calcext:value-type="float">
            <text:p>1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INDIRECT(ADDRESS(ROW();2))*INDIRECT(ADDRESS(3; COLUMN())))*[.$I$3])" office:value-type="float" office:value="176" calcext:value-type="float">
            <text:p>176</text:p>
          </table:table-cell>
          <table:table-cell table:formula="of:=FLOOR(FLOOR(INDIRECT(ADDRESS(ROW();2))*INDIRECT(ADDRESS(3; COLUMN())))*[.$I$3])" office:value-type="float" office:value="220" calcext:value-type="float">
            <text:p>220</text:p>
          </table:table-cell>
          <table:table-cell table:formula="of:=FLOOR(FLOOR(INDIRECT(ADDRESS(ROW();2))*INDIRECT(ADDRESS(3; COLUMN())))*[.$I$3])" office:value-type="float" office:value="264" calcext:value-type="float">
            <text:p>264</text:p>
          </table:table-cell>
          <table:table-cell table:formula="of:=FLOOR(FLOOR(INDIRECT(ADDRESS(ROW();2))*INDIRECT(ADDRESS(3; COLUMN())))*[.$I$3])" office:value-type="float" office:value="352" calcext:value-type="float">
            <text:p>3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7" calcext:value-type="float">
            <text:p>137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formula="of:=FLOOR(FLOOR(INDIRECT(ADDRESS(ROW();2))*INDIRECT(ADDRESS(3; COLUMN()))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formula="of:=FLOOR(FLOOR(INDIRECT(ADDRESS(ROW();2))*INDIRECT(ADDRESS(3; COLUMN())))*[.$I$3])" office:value-type="float" office:value="68" calcext:value-type="float">
            <text:p>68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formula="of:=FLOOR(FLOOR(INDIRECT(ADDRESS(ROW();2))*INDIRECT(ADDRESS(3; COLUMN())))*[.$I$3])" office:value-type="float" office:value="68" calcext:value-type="float">
            <text:p>68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88" calcext:value-type="float">
            <text:p>88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formula="of:=FLOOR(FLOOR(INDIRECT(ADDRESS(ROW();2))*INDIRECT(ADDRESS(3; COLUMN())))*[.$I$3])" office:value-type="float" office:value="176" calcext:value-type="float">
            <text:p>1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102" calcext:value-type="float">
            <text:p>102</text:p>
          </table:table-cell>
          <table:table-cell table:formula="of:=FLOOR(FLOOR(INDIRECT(ADDRESS(ROW();2))*INDIRECT(ADDRESS(3; COLUMN())))*[.$I$3])" office:value-type="float" office:value="123" calcext:value-type="float">
            <text:p>123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INDIRECT(ADDRESS(ROW();2))*INDIRECT(ADDRESS(3; COLUMN())))*[.$I$3])" office:value-type="float" office:value="192" calcext:value-type="float">
            <text:p>192</text:p>
          </table:table-cell>
          <table:table-cell table:formula="of:=FLOOR(FLOOR(INDIRECT(ADDRESS(ROW();2))*INDIRECT(ADDRESS(3; COLUMN())))*[.$I$3])" office:value-type="float" office:value="239" calcext:value-type="float">
            <text:p>239</text:p>
          </table:table-cell>
          <table:table-cell table:formula="of:=FLOOR(FLOOR(INDIRECT(ADDRESS(ROW();2))*INDIRECT(ADDRESS(3; COLUMN())))*[.$I$3])" office:value-type="float" office:value="288" calcext:value-type="float">
            <text:p>288</text:p>
          </table:table-cell>
          <table:table-cell table:formula="of:=FLOOR(FLOOR(INDIRECT(ADDRESS(ROW();2))*INDIRECT(ADDRESS(3; COLUMN())))*[.$I$3])" office:value-type="float" office:value="385" calcext:value-type="float">
            <text:p>3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INDIRECT(ADDRESS(ROW();2))*INDIRECT(ADDRESS(3; COLUMN())))*[.$I$3])" office:value-type="float" office:value="16" calcext:value-type="float">
            <text:p>16</text:p>
          </table:table-cell>
          <table:table-cell table:formula="of:=FLOOR(FLOOR(INDIRECT(ADDRESS(ROW();2))*INDIRECT(ADDRESS(3; COLUMN())))*[.$I$3])" office:value-type="float" office:value="19" calcext:value-type="float">
            <text:p>19</text:p>
          </table:table-cell>
          <table:table-cell table:formula="of:=FLOOR(FLOOR(INDIRECT(ADDRESS(ROW();2))*INDIRECT(ADDRESS(3; COLUMN())))*[.$I$3])" office:value-type="float" office:value="24" calcext:value-type="float">
            <text:p>24</text:p>
          </table:table-cell>
          <table:table-cell table:formula="of:=FLOOR(FLOOR(INDIRECT(ADDRESS(ROW();2))*INDIRECT(ADDRESS(3; COLUMN())))*[.$I$3])"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formula="of:=FLOOR(FLOOR(INDIRECT(ADDRESS(ROW();2))*INDIRECT(ADDRESS(3; COLUMN())))*[.$I$3])" office:value-type="float" office:value="68" calcext:value-type="float">
            <text:p>68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102" calcext:value-type="float">
            <text:p>102</text:p>
          </table:table-cell>
          <table:table-cell table:formula="of:=FLOOR(FLOOR(INDIRECT(ADDRESS(ROW();2))*INDIRECT(ADDRESS(3; COLUMN())))*[.$I$3])" office:value-type="float" office:value="123" calcext:value-type="float">
            <text:p>123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INDIRECT(ADDRESS(3; COLUMN())))*[.$I$3])" office:value-type="float" office:value="66" calcext:value-type="float">
            <text:p>66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99" calcext:value-type="float">
            <text:p>99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INDIRECT(ADDRESS(ROW();2))*INDIRECT(ADDRESS(3; COLUMN())))*[.$I$3])" office:value-type="float" office:value="319" calcext:value-type="float">
            <text:p>319</text:p>
          </table:table-cell>
          <table:table-cell table:formula="of:=FLOOR(FLOOR(INDIRECT(ADDRESS(ROW();2))*INDIRECT(ADDRESS(3; COLUMN())))*[.$I$3])" office:value-type="float" office:value="398" calcext:value-type="float">
            <text:p>398</text:p>
          </table:table-cell>
          <table:table-cell table:formula="of:=FLOOR(FLOOR(INDIRECT(ADDRESS(ROW();2))*INDIRECT(ADDRESS(3; COLUMN())))*[.$I$3])" office:value-type="float" office:value="478" calcext:value-type="float">
            <text:p>478</text:p>
          </table:table-cell>
          <table:table-cell table:formula="of:=FLOOR(FLOOR(INDIRECT(ADDRESS(ROW();2))*INDIRECT(ADDRESS(3; COLUMN())))*[.$I$3])" office:value-type="float" office:value="638" calcext:value-type="float">
            <text:p>6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INDIRECT(ADDRESS(3; COLUMN())))*[.$I$3])" office:value-type="float" office:value="66" calcext:value-type="float">
            <text:p>66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99" calcext:value-type="float">
            <text:p>99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 (Crop)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88" calcext:value-type="float">
            <text:p>88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formula="of:=FLOOR(FLOOR(INDIRECT(ADDRESS(ROW();2))*INDIRECT(ADDRESS(3; COLUMN())))*[.$I$3])" office:value-type="float" office:value="176" calcext:value-type="float">
            <text:p>1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INDIRECT(ADDRESS(ROW();2))*INDIRECT(ADDRESS(3; COLUMN())))*[.$I$3])" office:value-type="float" office:value="44" calcext:value-type="float">
            <text:p>44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formula="of:=FLOOR(FLOOR(INDIRECT(ADDRESS(ROW();2))*INDIRECT(ADDRESS(3; COLUMN())))*[.$I$3])" office:value-type="float" office:value="66" calcext:value-type="float">
            <text:p>66</text:p>
          </table:table-cell>
          <table:table-cell table:formula="of:=FLOOR(FLOOR(INDIRECT(ADDRESS(ROW();2))*INDIRECT(ADDRESS(3; COLUMN())))*[.$I$3])" office:value-type="float" office:value="88" calcext:value-type="float">
            <text:p>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INDIRECT(ADDRESS(ROW();2))*INDIRECT(ADDRESS(3; COLUMN())))*[.$I$3])" office:value-type="float" office:value="27" calcext:value-type="float">
            <text:p>27</text:p>
          </table:table-cell>
          <table:table-cell table:formula="of:=FLOOR(FLOOR(INDIRECT(ADDRESS(ROW();2))*INDIRECT(ADDRESS(3; COLUMN())))*[.$I$3])" office:value-type="float" office:value="34" calcext:value-type="float">
            <text:p>34</text:p>
          </table:table-cell>
          <table:table-cell table:formula="of:=FLOOR(FLOOR(INDIRECT(ADDRESS(ROW();2))*INDIRECT(ADDRESS(3; COLUMN())))*[.$I$3])" office:value-type="float" office:value="40" calcext:value-type="float">
            <text:p>40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INDIRECT(ADDRESS(ROW();2))*INDIRECT(ADDRESS(3; COLUMN())))*[.$I$3])" office:value-type="float" office:value="44" calcext:value-type="float">
            <text:p>44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formula="of:=FLOOR(FLOOR(INDIRECT(ADDRESS(ROW();2))*INDIRECT(ADDRESS(3; COLUMN())))*[.$I$3])" office:value-type="float" office:value="66" calcext:value-type="float">
            <text:p>66</text:p>
          </table:table-cell>
          <table:table-cell table:formula="of:=FLOOR(FLOOR(INDIRECT(ADDRESS(ROW();2))*INDIRECT(ADDRESS(3; COLUMN())))*[.$I$3])" office:value-type="float" office:value="88" calcext:value-type="float">
            <text:p>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21" calcext:value-type="float">
            <text:p>121</text:p>
          </table:table-cell>
          <table:table-cell table:formula="of:=FLOOR(FLOOR(INDIRECT(ADDRESS(ROW();2))*INDIRECT(ADDRESS(3; COLUMN())))*[.$I$3])" office:value-type="float" office:value="150" calcext:value-type="float">
            <text:p>150</text:p>
          </table:table-cell>
          <table:table-cell table:formula="of:=FLOOR(FLOOR(INDIRECT(ADDRESS(ROW();2))*INDIRECT(ADDRESS(3; COLUMN())))*[.$I$3])" office:value-type="float" office:value="181" calcext:value-type="float">
            <text:p>181</text:p>
          </table:table-cell>
          <table:table-cell table:formula="of:=FLOOR(FLOOR(INDIRECT(ADDRESS(ROW();2))*INDIRECT(ADDRESS(3; COLUMN())))*[.$I$3])" office:value-type="float" office:value="242" calcext:value-type="float">
            <text:p>2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INDIRECT(ADDRESS(ROW();2))*INDIRECT(ADDRESS(3; COLUMN())))*[.$I$3])" office:value-type="float" office:value="275" calcext:value-type="float">
            <text:p>275</text:p>
          </table:table-cell>
          <table:table-cell table:formula="of:=FLOOR(FLOOR(INDIRECT(ADDRESS(ROW();2))*INDIRECT(ADDRESS(3; COLUMN())))*[.$I$3])" office:value-type="float" office:value="343" calcext:value-type="float">
            <text:p>343</text:p>
          </table:table-cell>
          <table:table-cell table:formula="of:=FLOOR(FLOOR(INDIRECT(ADDRESS(ROW();2))*INDIRECT(ADDRESS(3; COLUMN())))*[.$I$3])" office:value-type="float" office:value="412" calcext:value-type="float">
            <text:p>412</text:p>
          </table:table-cell>
          <table:table-cell table:formula="of:=FLOOR(FLOOR(INDIRECT(ADDRESS(ROW();2))*INDIRECT(ADDRESS(3; COLUMN())))*[.$I$3])" office:value-type="float" office:value="550" calcext:value-type="float">
            <text:p>5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INDIRECT(ADDRESS(ROW();2))*INDIRECT(ADDRESS(3; COLUMN())))*[.$I$3])" office:value-type="float" office:value="38" calcext:value-type="float">
            <text:p>38</text:p>
          </table:table-cell>
          <table:table-cell table:formula="of:=FLOOR(FLOOR(INDIRECT(ADDRESS(ROW();2))*INDIRECT(ADDRESS(3; COLUMN())))*[.$I$3])" office:value-type="float" office:value="47" calcext:value-type="float">
            <text:p>47</text:p>
          </table:table-cell>
          <table:table-cell table:formula="of:=FLOOR(FLOOR(INDIRECT(ADDRESS(ROW();2))*INDIRECT(ADDRESS(3; COLUMN())))*[.$I$3])" office:value-type="float" office:value="57" calcext:value-type="float">
            <text:p>57</text:p>
          </table:table-cell>
          <table:table-cell table:formula="of:=FLOOR(FLOOR(INDIRECT(ADDRESS(ROW();2))*INDIRECT(ADDRESS(3; COLUMN())))*[.$I$3])"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INDIRECT(ADDRESS(ROW();2))*INDIRECT(ADDRESS(3; COLUMN())))*[.$I$3])" office:value-type="float" office:value="330" calcext:value-type="float">
            <text:p>330</text:p>
          </table:table-cell>
          <table:table-cell table:formula="of:=FLOOR(FLOOR(INDIRECT(ADDRESS(ROW();2))*INDIRECT(ADDRESS(3; COLUMN())))*[.$I$3])" office:value-type="float" office:value="412" calcext:value-type="float">
            <text:p>412</text:p>
          </table:table-cell>
          <table:table-cell table:formula="of:=FLOOR(FLOOR(INDIRECT(ADDRESS(ROW();2))*INDIRECT(ADDRESS(3; COLUMN())))*[.$I$3])" office:value-type="float" office:value="495" calcext:value-type="float">
            <text:p>495</text:p>
          </table:table-cell>
          <table:table-cell table:formula="of:=FLOOR(FLOOR(INDIRECT(ADDRESS(ROW();2))*INDIRECT(ADDRESS(3; COLUMN())))*[.$I$3])" office:value-type="float" office:value="660" calcext:value-type="float">
            <text:p>6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INDIRECT(ADDRESS(ROW();2))*INDIRECT(ADDRESS(3; COLUMN())))*[.$I$3])" office:value-type="float" office:value="154" calcext:value-type="float">
            <text:p>154</text:p>
          </table:table-cell>
          <table:table-cell table:formula="of:=FLOOR(FLOOR(INDIRECT(ADDRESS(ROW();2))*INDIRECT(ADDRESS(3; COLUMN())))*[.$I$3])" office:value-type="float" office:value="192" calcext:value-type="float">
            <text:p>192</text:p>
          </table:table-cell>
          <table:table-cell table:formula="of:=FLOOR(FLOOR(INDIRECT(ADDRESS(ROW();2))*INDIRECT(ADDRESS(3; COLUMN())))*[.$I$3])" office:value-type="float" office:value="231" calcext:value-type="float">
            <text:p>231</text:p>
          </table:table-cell>
          <table:table-cell table:formula="of:=FLOOR(FLOOR(INDIRECT(ADDRESS(ROW();2))*INDIRECT(ADDRESS(3; COLUMN())))*[.$I$3])" office:value-type="float" office:value="308" calcext:value-type="float">
            <text:p>3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88" calcext:value-type="float">
            <text:p>88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formula="of:=FLOOR(FLOOR(INDIRECT(ADDRESS(ROW();2))*INDIRECT(ADDRESS(3; COLUMN())))*[.$I$3])" office:value-type="float" office:value="176" calcext:value-type="float">
            <text:p>1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INDIRECT(ADDRESS(ROW();2))*INDIRECT(ADDRESS(3; COLUMN())))*[.$I$3])" office:value-type="float" office:value="352" calcext:value-type="float">
            <text:p>352</text:p>
          </table:table-cell>
          <table:table-cell table:formula="of:=FLOOR(FLOOR(INDIRECT(ADDRESS(ROW();2))*INDIRECT(ADDRESS(3; COLUMN())))*[.$I$3])" office:value-type="float" office:value="440" calcext:value-type="float">
            <text:p>440</text:p>
          </table:table-cell>
          <table:table-cell table:formula="of:=FLOOR(FLOOR(INDIRECT(ADDRESS(ROW();2))*INDIRECT(ADDRESS(3; COLUMN())))*[.$I$3])" office:value-type="float" office:value="528" calcext:value-type="float">
            <text:p>528</text:p>
          </table:table-cell>
          <table:table-cell table:formula="of:=FLOOR(FLOOR(INDIRECT(ADDRESS(ROW();2))*INDIRECT(ADDRESS(3; COLUMN())))*[.$I$3])" office:value-type="float" office:value="704" calcext:value-type="float">
            <text:p>7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INDIRECT(ADDRESS(ROW();2))*INDIRECT(ADDRESS(3; COLUMN())))*[.$I$3])" office:value-type="float" office:value="99" calcext:value-type="float">
            <text:p>99</text:p>
          </table:table-cell>
          <table:table-cell table:formula="of:=FLOOR(FLOOR(INDIRECT(ADDRESS(ROW();2))*INDIRECT(ADDRESS(3; COLUMN())))*[.$I$3])" office:value-type="float" office:value="123" calcext:value-type="float">
            <text:p>123</text:p>
          </table:table-cell>
          <table:table-cell table:formula="of:=FLOOR(FLOOR(INDIRECT(ADDRESS(ROW();2))*INDIRECT(ADDRESS(3; COLUMN())))*[.$I$3])" office:value-type="float" office:value="148" calcext:value-type="float">
            <text:p>148</text:p>
          </table:table-cell>
          <table:table-cell table:formula="of:=FLOOR(FLOOR(INDIRECT(ADDRESS(ROW();2))*INDIRECT(ADDRESS(3; COLUMN())))*[.$I$3])" office:value-type="float" office:value="198" calcext:value-type="float">
            <text:p>1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INDIRECT(ADDRESS(ROW();2))*INDIRECT(ADDRESS(3; COLUMN())))*[.$I$3])" office:value-type="float" office:value="286" calcext:value-type="float">
            <text:p>286</text:p>
          </table:table-cell>
          <table:table-cell table:formula="of:=FLOOR(FLOOR(INDIRECT(ADDRESS(ROW();2))*INDIRECT(ADDRESS(3; COLUMN())))*[.$I$3])" office:value-type="float" office:value="357" calcext:value-type="float">
            <text:p>357</text:p>
          </table:table-cell>
          <table:table-cell table:formula="of:=FLOOR(FLOOR(INDIRECT(ADDRESS(ROW();2))*INDIRECT(ADDRESS(3; COLUMN())))*[.$I$3])" office:value-type="float" office:value="429" calcext:value-type="float">
            <text:p>429</text:p>
          </table:table-cell>
          <table:table-cell table:formula="of:=FLOOR(FLOOR(INDIRECT(ADDRESS(ROW();2))*INDIRECT(ADDRESS(3; COLUMN())))*[.$I$3])" office:value-type="float" office:value="572" calcext:value-type="float">
            <text:p>5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INDIRECT(ADDRESS(ROW();2))*INDIRECT(ADDRESS(3; COLUMN())))*[.$I$3])" office:value-type="float" office:value="242" calcext:value-type="float">
            <text:p>242</text:p>
          </table:table-cell>
          <table:table-cell table:formula="of:=FLOOR(FLOOR(INDIRECT(ADDRESS(ROW();2))*INDIRECT(ADDRESS(3; COLUMN())))*[.$I$3])" office:value-type="float" office:value="302" calcext:value-type="float">
            <text:p>302</text:p>
          </table:table-cell>
          <table:table-cell table:formula="of:=FLOOR(FLOOR(INDIRECT(ADDRESS(ROW();2))*INDIRECT(ADDRESS(3; COLUMN())))*[.$I$3])" office:value-type="float" office:value="363" calcext:value-type="float">
            <text:p>363</text:p>
          </table:table-cell>
          <table:table-cell table:formula="of:=FLOOR(FLOOR(INDIRECT(ADDRESS(ROW();2))*INDIRECT(ADDRESS(3; COLUMN())))*[.$I$3])" office:value-type="float" office:value="484" calcext:value-type="float">
            <text:p>4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INDIRECT(ADDRESS(ROW();2))*INDIRECT(ADDRESS(3; COLUMN())))*[.$I$3])" office:value-type="float" office:value="825" calcext:value-type="float">
            <text:p>825</text:p>
          </table:table-cell>
          <table:table-cell table:formula="of:=FLOOR(FLOOR(INDIRECT(ADDRESS(ROW();2))*INDIRECT(ADDRESS(3; COLUMN())))*[.$I$3])" office:value-type="float" office:value="1030" calcext:value-type="float">
            <text:p>1030</text:p>
          </table:table-cell>
          <table:table-cell table:formula="of:=FLOOR(FLOOR(INDIRECT(ADDRESS(ROW();2))*INDIRECT(ADDRESS(3; COLUMN())))*[.$I$3])" office:value-type="float" office:value="1237" calcext:value-type="float">
            <text:p>1237</text:p>
          </table:table-cell>
          <table:table-cell table:formula="of:=FLOOR(FLOOR(INDIRECT(ADDRESS(ROW();2))*INDIRECT(ADDRESS(3; COLUMN())))*[.$I$3])" office:value-type="float" office:value="1650" calcext:value-type="float">
            <text:p>16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formula="of:=FLOOR(FLOOR(INDIRECT(ADDRESS(ROW();2))*INDIRECT(ADDRESS(3; COLUMN())))*[.$I$3])" office:value-type="float" office:value="198" calcext:value-type="float">
            <text:p>198</text:p>
          </table:table-cell>
          <table:table-cell table:formula="of:=FLOOR(FLOOR(INDIRECT(ADDRESS(ROW();2))*INDIRECT(ADDRESS(3; COLUMN())))*[.$I$3])" office:value-type="float" office:value="264" calcext:value-type="float">
            <text:p>2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INDIRECT(ADDRESS(ROW();2))*INDIRECT(ADDRESS(3; COLUMN())))*[.$I$3])" office:value-type="float" office:value="99" calcext:value-type="float">
            <text:p>99</text:p>
          </table:table-cell>
          <table:table-cell table:formula="of:=FLOOR(FLOOR(INDIRECT(ADDRESS(ROW();2))*INDIRECT(ADDRESS(3; COLUMN())))*[.$I$3])" office:value-type="float" office:value="123" calcext:value-type="float">
            <text:p>123</text:p>
          </table:table-cell>
          <table:table-cell table:formula="of:=FLOOR(FLOOR(INDIRECT(ADDRESS(ROW();2))*INDIRECT(ADDRESS(3; COLUMN())))*[.$I$3])" office:value-type="float" office:value="148" calcext:value-type="float">
            <text:p>148</text:p>
          </table:table-cell>
          <table:table-cell table:formula="of:=FLOOR(FLOOR(INDIRECT(ADDRESS(ROW();2))*INDIRECT(ADDRESS(3; COLUMN())))*[.$I$3])" office:value-type="float" office:value="198" calcext:value-type="float">
            <text:p>1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88" calcext:value-type="float">
            <text:p>88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formula="of:=FLOOR(FLOOR(INDIRECT(ADDRESS(ROW();2))*INDIRECT(ADDRESS(3; COLUMN())))*[.$I$3])" office:value-type="float" office:value="176" calcext:value-type="float">
            <text:p>1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INDIRECT(ADDRESS(ROW();2))*INDIRECT(ADDRESS(3; COLUMN())))*[.$I$3])" office:value-type="float" office:value="3300" calcext:value-type="float">
            <text:p>3300</text:p>
          </table:table-cell>
          <table:table-cell table:formula="of:=FLOOR(FLOOR(INDIRECT(ADDRESS(ROW();2))*INDIRECT(ADDRESS(3; COLUMN())))*[.$I$3])" office:value-type="float" office:value="4125" calcext:value-type="float">
            <text:p>4125</text:p>
          </table:table-cell>
          <table:table-cell table:formula="of:=FLOOR(FLOOR(INDIRECT(ADDRESS(ROW();2))*INDIRECT(ADDRESS(3; COLUMN())))*[.$I$3])" office:value-type="float" office:value="4950" calcext:value-type="float">
            <text:p>4950</text:p>
          </table:table-cell>
          <table:table-cell table:formula="of:=FLOOR(FLOOR(INDIRECT(ADDRESS(ROW();2))*INDIRECT(ADDRESS(3; COLUMN())))*[.$I$3])" office:value-type="float" office:value="6600" calcext:value-type="float">
            <text:p>6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7" calcext:value-type="float">
            <text:p>137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formula="of:=FLOOR(FLOOR(INDIRECT(ADDRESS(ROW();2))*INDIRECT(ADDRESS(3; COLUMN()))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formula="of:=FLOOR(FLOOR(INDIRECT(ADDRESS(ROW();2))*INDIRECT(ADDRESS(3; COLUMN())))*[.$I$3])" office:value-type="float" office:value="68" calcext:value-type="float">
            <text:p>68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INDIRECT(ADDRESS(3; COLUMN())))*[.$I$3])" office:value-type="float" office:value="66" calcext:value-type="float">
            <text:p>66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99" calcext:value-type="float">
            <text:p>99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I$3])" office:value-type="float" office:value="33" calcext:value-type="float">
            <text:p>33</text:p>
          </table:table-cell>
          <table:table-cell table:formula="of:=FLOOR(FLOOR(INDIRECT(ADDRESS(ROW();2))*INDIRECT(ADDRESS(3; COLUMN())))*[.$I$3])" office:value-type="float" office:value="40" calcext:value-type="float">
            <text:p>40</text:p>
          </table:table-cell>
          <table:table-cell table:formula="of:=FLOOR(FLOOR(INDIRECT(ADDRESS(ROW();2))*INDIRECT(ADDRESS(3; COLUMN())))*[.$I$3])" office:value-type="float" office:value="49" calcext:value-type="float">
            <text:p>49</text:p>
          </table:table-cell>
          <table:table-cell table:formula="of:=FLOOR(FLOOR(INDIRECT(ADDRESS(ROW();2))*INDIRECT(ADDRESS(3; COLUMN())))*[.$I$3])" office:value-type="float" office:value="66" calcext:value-type="float">
            <text:p>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I$3])" office:value-type="float" office:value="33" calcext:value-type="float">
            <text:p>33</text:p>
          </table:table-cell>
          <table:table-cell table:formula="of:=FLOOR(FLOOR(INDIRECT(ADDRESS(ROW();2))*INDIRECT(ADDRESS(3; COLUMN())))*[.$I$3])" office:value-type="float" office:value="40" calcext:value-type="float">
            <text:p>40</text:p>
          </table:table-cell>
          <table:table-cell table:formula="of:=FLOOR(FLOOR(INDIRECT(ADDRESS(ROW();2))*INDIRECT(ADDRESS(3; COLUMN())))*[.$I$3])" office:value-type="float" office:value="49" calcext:value-type="float">
            <text:p>49</text:p>
          </table:table-cell>
          <table:table-cell table:formula="of:=FLOOR(FLOOR(INDIRECT(ADDRESS(ROW();2))*INDIRECT(ADDRESS(3; COLUMN())))*[.$I$3])" office:value-type="float" office:value="66" calcext:value-type="float">
            <text:p>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INDIRECT(ADDRESS(ROW();2))*INDIRECT(ADDRESS(3; COLUMN())))*[.$I$3])" office:value-type="float" office:value="27" calcext:value-type="float">
            <text:p>27</text:p>
          </table:table-cell>
          <table:table-cell table:formula="of:=FLOOR(FLOOR(INDIRECT(ADDRESS(ROW();2))*INDIRECT(ADDRESS(3; COLUMN())))*[.$I$3])" office:value-type="float" office:value="34" calcext:value-type="float">
            <text:p>34</text:p>
          </table:table-cell>
          <table:table-cell table:formula="of:=FLOOR(FLOOR(INDIRECT(ADDRESS(ROW();2))*INDIRECT(ADDRESS(3; COLUMN())))*[.$I$3])" office:value-type="float" office:value="40" calcext:value-type="float">
            <text:p>40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INDIRECT(ADDRESS(ROW();2))*INDIRECT(ADDRESS(3; COLUMN())))*[.$I$3])" office:value-type="float" office:value="176" calcext:value-type="float">
            <text:p>176</text:p>
          </table:table-cell>
          <table:table-cell table:formula="of:=FLOOR(FLOOR(INDIRECT(ADDRESS(ROW();2))*INDIRECT(ADDRESS(3; COLUMN())))*[.$I$3])" office:value-type="float" office:value="220" calcext:value-type="float">
            <text:p>220</text:p>
          </table:table-cell>
          <table:table-cell table:formula="of:=FLOOR(FLOOR(INDIRECT(ADDRESS(ROW();2))*INDIRECT(ADDRESS(3; COLUMN())))*[.$I$3])" office:value-type="float" office:value="264" calcext:value-type="float">
            <text:p>264</text:p>
          </table:table-cell>
          <table:table-cell table:formula="of:=FLOOR(FLOOR(INDIRECT(ADDRESS(ROW();2))*INDIRECT(ADDRESS(3; COLUMN())))*[.$I$3])" office:value-type="float" office:value="352" calcext:value-type="float">
            <text:p>35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ruit Tree Fruit</text:p>
          </table:table-cell>
          <table:table-cell table:number-columns-repeated="1023"/>
        </table:table-row>
        <table:table-row table:style-name="ro2">
          <table:table-cell table:style-name="ce51" table:content-validation-name="val7" office:value-type="string" calcext:value-type="string">
            <text:p>Apple</text:p>
          </table:table-cell>
          <table:table-cell table:style-name="ce134"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7" calcext:value-type="float">
            <text:p>137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formula="of:=FLOOR(FLOOR(INDIRECT(ADDRESS(ROW();2))*INDIRECT(ADDRESS(3; COLUMN())))*[.$I$3])" office:value-type="float" office:value="220" calcext:value-type="float">
            <text:p>22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Apricot</text:p>
          </table:table-cell>
          <table:table-cell table:style-name="ce134"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formula="of:=FLOOR(FLOOR(INDIRECT(ADDRESS(ROW();2))*INDIRECT(ADDRESS(3; COLUMN())))*[.$I$3])" office:value-type="float" office:value="68" calcext:value-type="float">
            <text:p>68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Banana</text:p>
          </table:table-cell>
          <table:table-cell table:style-name="ce134" office:value-type="float" office:value="150" calcext:value-type="float">
            <text:p>150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formula="of:=FLOOR(FLOOR(INDIRECT(ADDRESS(ROW();2))*INDIRECT(ADDRESS(3; COLUMN())))*[.$I$3])" office:value-type="float" office:value="205" calcext:value-type="float">
            <text:p>205</text:p>
          </table:table-cell>
          <table:table-cell table:formula="of:=FLOOR(FLOOR(INDIRECT(ADDRESS(ROW();2))*INDIRECT(ADDRESS(3; COLUMN())))*[.$I$3])" office:value-type="float" office:value="247" calcext:value-type="float">
            <text:p>247</text:p>
          </table:table-cell>
          <table:table-cell table:formula="of:=FLOOR(FLOOR(INDIRECT(ADDRESS(ROW();2))*INDIRECT(ADDRESS(3; COLUMN())))*[.$I$3])" office:value-type="float" office:value="330" calcext:value-type="float">
            <text:p>33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Cherry</text:p>
          </table:table-cell>
          <table:table-cell table:style-name="ce134"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88" calcext:value-type="float">
            <text:p>88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formula="of:=FLOOR(FLOOR(INDIRECT(ADDRESS(ROW();2))*INDIRECT(ADDRESS(3; COLUMN())))*[.$I$3])" office:value-type="float" office:value="176" calcext:value-type="float">
            <text:p>176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Mango</text:p>
          </table:table-cell>
          <table:table-cell table:style-name="ce134" office:value-type="float" office:value="130" calcext:value-type="float">
            <text:p>130</text:p>
          </table:table-cell>
          <table:table-cell table:formula="of:=FLOOR(FLOOR(INDIRECT(ADDRESS(ROW();2))*INDIRECT(ADDRESS(3; COLUMN())))*[.$I$3])" office:value-type="float" office:value="143" calcext:value-type="float">
            <text:p>143</text:p>
          </table:table-cell>
          <table:table-cell table:formula="of:=FLOOR(FLOOR(INDIRECT(ADDRESS(ROW();2))*INDIRECT(ADDRESS(3; COLUMN())))*[.$I$3])" office:value-type="float" office:value="178" calcext:value-type="float">
            <text:p>178</text:p>
          </table:table-cell>
          <table:table-cell table:formula="of:=FLOOR(FLOOR(INDIRECT(ADDRESS(ROW();2))*INDIRECT(ADDRESS(3; COLUMN())))*[.$I$3])" office:value-type="float" office:value="214" calcext:value-type="float">
            <text:p>214</text:p>
          </table:table-cell>
          <table:table-cell table:formula="of:=FLOOR(FLOOR(INDIRECT(ADDRESS(ROW();2))*INDIRECT(ADDRESS(3; COLUMN())))*[.$I$3])" office:value-type="float" office:value="286" calcext:value-type="float">
            <text:p>286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Orange</text:p>
          </table:table-cell>
          <table:table-cell table:style-name="ce134"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7" calcext:value-type="float">
            <text:p>137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formula="of:=FLOOR(FLOOR(INDIRECT(ADDRESS(ROW();2))*INDIRECT(ADDRESS(3; COLUMN())))*[.$I$3])" office:value-type="float" office:value="220" calcext:value-type="float">
            <text:p>22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Peach</text:p>
          </table:table-cell>
          <table:table-cell table:style-name="ce134" office:value-type="float" office:value="140" calcext:value-type="float">
            <text:p>140</text:p>
          </table:table-cell>
          <table:table-cell table:formula="of:=FLOOR(FLOOR(INDIRECT(ADDRESS(ROW();2))*INDIRECT(ADDRESS(3; COLUMN())))*[.$I$3])" office:value-type="float" office:value="154" calcext:value-type="float">
            <text:p>154</text:p>
          </table:table-cell>
          <table:table-cell table:formula="of:=FLOOR(FLOOR(INDIRECT(ADDRESS(ROW();2))*INDIRECT(ADDRESS(3; COLUMN())))*[.$I$3])" office:value-type="float" office:value="192" calcext:value-type="float">
            <text:p>192</text:p>
          </table:table-cell>
          <table:table-cell table:formula="of:=FLOOR(FLOOR(INDIRECT(ADDRESS(ROW();2))*INDIRECT(ADDRESS(3; COLUMN())))*[.$I$3])" office:value-type="float" office:value="231" calcext:value-type="float">
            <text:p>231</text:p>
          </table:table-cell>
          <table:table-cell table:formula="of:=FLOOR(FLOOR(INDIRECT(ADDRESS(ROW();2))*INDIRECT(ADDRESS(3; COLUMN())))*[.$I$3])" office:value-type="float" office:value="308" calcext:value-type="float">
            <text:p>308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Pomegranate</text:p>
          </table:table-cell>
          <table:table-cell table:style-name="ce134" office:value-type="float" office:value="140" calcext:value-type="float">
            <text:p>140</text:p>
          </table:table-cell>
          <table:table-cell table:formula="of:=FLOOR(FLOOR(INDIRECT(ADDRESS(ROW();2))*INDIRECT(ADDRESS(3; COLUMN())))*[.$I$3])" office:value-type="float" office:value="154" calcext:value-type="float">
            <text:p>154</text:p>
          </table:table-cell>
          <table:table-cell table:formula="of:=FLOOR(FLOOR(INDIRECT(ADDRESS(ROW();2))*INDIRECT(ADDRESS(3; COLUMN())))*[.$I$3])" office:value-type="float" office:value="192" calcext:value-type="float">
            <text:p>192</text:p>
          </table:table-cell>
          <table:table-cell table:formula="of:=FLOOR(FLOOR(INDIRECT(ADDRESS(ROW();2))*INDIRECT(ADDRESS(3; COLUMN())))*[.$I$3])" office:value-type="float" office:value="231" calcext:value-type="float">
            <text:p>231</text:p>
          </table:table-cell>
          <table:table-cell table:formula="of:=FLOOR(FLOOR(INDIRECT(ADDRESS(ROW();2))*INDIRECT(ADDRESS(3; COLUMN())))*[.$I$3])" office:value-type="float" office:value="308" calcext:value-type="float">
            <text:p>308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/>
          <table:table-cell table:style-name="ce134"/>
          <table:table-cell/>
          <table:table-cell table:style-name="ce93"/>
          <table:table-cell table:style-name="ce97"/>
          <table:table-cell table:style-name="ce102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25" table:content-validation-name="val7" office:value-type="string" calcext:value-type="string">
            <text:p>Animal Products</text:p>
          </table:table-cell>
          <table:table-cell table:style-name="ce134"/>
          <table:table-cell/>
          <table:table-cell table:style-name="ce93"/>
          <table:table-cell table:style-name="ce97"/>
          <table:table-cell table:style-name="ce102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51" table:content-validation-name="val7" office:value-type="string" calcext:value-type="string">
            <text:p>Brown Egg</text:p>
          </table:table-cell>
          <table:table-cell table:style-name="ce134" office:value-type="float" office:value="50" calcext:value-type="float">
            <text:p>50</text:p>
          </table:table-cell>
          <table:table-cell table:style-name="ce50" table:formula="of:=FLOOR(FLOOR(INDIRECT(ADDRESS(ROW();2))*INDIRECT(ADDRESS(3; COLUMN())))*[.$M$3])" office:value-type="float" office:value="50" calcext:value-type="float">
            <text:p>50</text:p>
          </table:table-cell>
          <table:table-cell table:style-name="ce93" table:formula="of:=FLOOR(FLOOR(INDIRECT(ADDRESS(ROW();2))*INDIRECT(ADDRESS(3; COLUMN())))*[.$M$3])" office:value-type="float" office:value="62" calcext:value-type="float">
            <text:p>62</text:p>
          </table:table-cell>
          <table:table-cell table:style-name="ce97" table:formula="of:=FLOOR(FLOOR(INDIRECT(ADDRESS(ROW();2))*INDIRECT(ADDRESS(3; COLUMN())))*[.$M$3])" office:value-type="float" office:value="75" calcext:value-type="float">
            <text:p>75</text:p>
          </table:table-cell>
          <table:table-cell table:style-name="ce102" table:formula="of:=FLOOR(FLOOR(INDIRECT(ADDRESS(ROW();2))*INDIRECT(ADDRESS(3; COLUMN())))*[.$M$3])" office:value-type="float" office:value="100" calcext:value-type="float">
            <text:p>10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Dinosaur Egg</text:p>
          </table:table-cell>
          <table:table-cell table:style-name="ce50" office:value-type="float" office:value="350" calcext:value-type="float">
            <text:p>350</text:p>
          </table:table-cell>
          <table:table-cell table:style-name="ce50" table:formula="of:=FLOOR(INDIRECT(ADDRESS(ROW();2))*INDIRECT(ADDRESS(3; COLUMN())))" office:value-type="float" office:value="350" calcext:value-type="float">
            <text:p>350</text:p>
          </table:table-cell>
          <table:table-cell table:style-name="ce93" table:formula="of:=FLOOR(INDIRECT(ADDRESS(ROW();2))*INDIRECT(ADDRESS(3; COLUMN())))" office:value-type="float" office:value="437" calcext:value-type="float">
            <text:p>437</text:p>
          </table:table-cell>
          <table:table-cell table:style-name="ce97" table:formula="of:=FLOOR(INDIRECT(ADDRESS(ROW();2))*INDIRECT(ADDRESS(3; COLUMN())))" office:value-type="float" office:value="525" calcext:value-type="float">
            <text:p>525</text:p>
          </table:table-cell>
          <table:table-cell table:style-name="ce102" table:formula="of:=FLOOR(INDIRECT(ADDRESS(ROW();2))*INDIRECT(ADDRESS(3; COLUMN())))" office:value-type="float" office:value="700" calcext:value-type="float">
            <text:p>70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Duck Egg</text:p>
          </table:table-cell>
          <table:table-cell table:style-name="ce134" office:value-type="float" office:value="95" calcext:value-type="float">
            <text:p>95</text:p>
          </table:table-cell>
          <table:table-cell table:style-name="ce50" table:formula="of:=FLOOR(FLOOR(INDIRECT(ADDRESS(ROW();2))*INDIRECT(ADDRESS(3; COLUMN())))*[.$M$3])" office:value-type="float" office:value="95" calcext:value-type="float">
            <text:p>95</text:p>
          </table:table-cell>
          <table:table-cell table:style-name="ce93" table:formula="of:=FLOOR(FLOOR(INDIRECT(ADDRESS(ROW();2))*INDIRECT(ADDRESS(3; COLUMN())))*[.$M$3])" office:value-type="float" office:value="118" calcext:value-type="float">
            <text:p>118</text:p>
          </table:table-cell>
          <table:table-cell table:style-name="ce97" table:formula="of:=FLOOR(FLOOR(INDIRECT(ADDRESS(ROW();2))*INDIRECT(ADDRESS(3; COLUMN())))*[.$M$3])" office:value-type="float" office:value="142" calcext:value-type="float">
            <text:p>142</text:p>
          </table:table-cell>
          <table:table-cell table:style-name="ce102" table:formula="of:=FLOOR(FLOOR(INDIRECT(ADDRESS(ROW();2))*INDIRECT(ADDRESS(3; COLUMN())))*[.$M$3])" office:value-type="float" office:value="190" calcext:value-type="float">
            <text:p>19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Egg</text:p>
          </table:table-cell>
          <table:table-cell table:style-name="ce134" office:value-type="float" office:value="50" calcext:value-type="float">
            <text:p>50</text:p>
          </table:table-cell>
          <table:table-cell table:style-name="ce50" table:formula="of:=FLOOR(FLOOR(INDIRECT(ADDRESS(ROW();2))*INDIRECT(ADDRESS(3; COLUMN())))*[.$M$3])" office:value-type="float" office:value="50" calcext:value-type="float">
            <text:p>50</text:p>
          </table:table-cell>
          <table:table-cell table:style-name="ce93" table:formula="of:=FLOOR(FLOOR(INDIRECT(ADDRESS(ROW();2))*INDIRECT(ADDRESS(3; COLUMN())))*[.$M$3])" office:value-type="float" office:value="62" calcext:value-type="float">
            <text:p>62</text:p>
          </table:table-cell>
          <table:table-cell table:style-name="ce97" table:formula="of:=FLOOR(FLOOR(INDIRECT(ADDRESS(ROW();2))*INDIRECT(ADDRESS(3; COLUMN())))*[.$M$3])" office:value-type="float" office:value="75" calcext:value-type="float">
            <text:p>75</text:p>
          </table:table-cell>
          <table:table-cell table:style-name="ce102" table:formula="of:=FLOOR(FLOOR(INDIRECT(ADDRESS(ROW();2))*INDIRECT(ADDRESS(3; COLUMN())))*[.$M$3])" office:value-type="float" office:value="100" calcext:value-type="float">
            <text:p>10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Goat Milk</text:p>
          </table:table-cell>
          <table:table-cell table:style-name="ce134" office:value-type="float" office:value="225" calcext:value-type="float">
            <text:p>225</text:p>
          </table:table-cell>
          <table:table-cell table:style-name="ce50" table:formula="of:=FLOOR(FLOOR(INDIRECT(ADDRESS(ROW();2))*INDIRECT(ADDRESS(3; COLUMN())))*[.$M$3])" office:value-type="float" office:value="225" calcext:value-type="float">
            <text:p>225</text:p>
          </table:table-cell>
          <table:table-cell table:style-name="ce93" table:formula="of:=FLOOR(FLOOR(INDIRECT(ADDRESS(ROW();2))*INDIRECT(ADDRESS(3; COLUMN())))*[.$M$3])" office:value-type="float" office:value="281" calcext:value-type="float">
            <text:p>281</text:p>
          </table:table-cell>
          <table:table-cell table:style-name="ce97" table:formula="of:=FLOOR(FLOOR(INDIRECT(ADDRESS(ROW();2))*INDIRECT(ADDRESS(3; COLUMN())))*[.$M$3])" office:value-type="float" office:value="337" calcext:value-type="float">
            <text:p>337</text:p>
          </table:table-cell>
          <table:table-cell table:style-name="ce102" table:formula="of:=FLOOR(FLOOR(INDIRECT(ADDRESS(ROW();2))*INDIRECT(ADDRESS(3; COLUMN())))*[.$M$3])" office:value-type="float" office:value="450" calcext:value-type="float">
            <text:p>45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Golden Egg</text:p>
          </table:table-cell>
          <table:table-cell table:style-name="ce134" office:value-type="float" office:value="500" calcext:value-type="float">
            <text:p>500</text:p>
          </table:table-cell>
          <table:table-cell table:style-name="ce50" table:formula="of:=FLOOR(FLOOR(INDIRECT(ADDRESS(ROW();2))*INDIRECT(ADDRESS(3; COLUMN())))*[.$M$3])" office:value-type="float" office:value="500" calcext:value-type="float">
            <text:p>500</text:p>
          </table:table-cell>
          <table:table-cell table:style-name="ce93" table:formula="of:=FLOOR(FLOOR(INDIRECT(ADDRESS(ROW();2))*INDIRECT(ADDRESS(3; COLUMN())))*[.$M$3])" office:value-type="float" office:value="625" calcext:value-type="float">
            <text:p>625</text:p>
          </table:table-cell>
          <table:table-cell table:style-name="ce97" table:formula="of:=FLOOR(FLOOR(INDIRECT(ADDRESS(ROW();2))*INDIRECT(ADDRESS(3; COLUMN())))*[.$M$3])" office:value-type="float" office:value="750" calcext:value-type="float">
            <text:p>750</text:p>
          </table:table-cell>
          <table:table-cell table:style-name="ce102" table:formula="of:=FLOOR(FLOOR(INDIRECT(ADDRESS(ROW();2))*INDIRECT(ADDRESS(3; COLUMN())))*[.$M$3])" office:value-type="float" office:value="1000" calcext:value-type="float">
            <text:p>100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Large Brown Egg</text:p>
          </table:table-cell>
          <table:table-cell table:style-name="ce134" office:value-type="float" office:value="95" calcext:value-type="float">
            <text:p>95</text:p>
          </table:table-cell>
          <table:table-cell table:style-name="ce50" table:formula="of:=FLOOR(FLOOR(INDIRECT(ADDRESS(ROW();2))*INDIRECT(ADDRESS(3; COLUMN())))*[.$M$3])" office:value-type="float" office:value="95" calcext:value-type="float">
            <text:p>95</text:p>
          </table:table-cell>
          <table:table-cell table:style-name="ce93" table:formula="of:=FLOOR(FLOOR(INDIRECT(ADDRESS(ROW();2))*INDIRECT(ADDRESS(3; COLUMN())))*[.$M$3])" office:value-type="float" office:value="118" calcext:value-type="float">
            <text:p>118</text:p>
          </table:table-cell>
          <table:table-cell table:style-name="ce97" table:formula="of:=FLOOR(FLOOR(INDIRECT(ADDRESS(ROW();2))*INDIRECT(ADDRESS(3; COLUMN())))*[.$M$3])" office:value-type="float" office:value="142" calcext:value-type="float">
            <text:p>142</text:p>
          </table:table-cell>
          <table:table-cell table:style-name="ce102" table:formula="of:=FLOOR(FLOOR(INDIRECT(ADDRESS(ROW();2))*INDIRECT(ADDRESS(3; COLUMN())))*[.$M$3])" office:value-type="float" office:value="190" calcext:value-type="float">
            <text:p>19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Large Egg</text:p>
          </table:table-cell>
          <table:table-cell table:style-name="ce134" office:value-type="float" office:value="95" calcext:value-type="float">
            <text:p>95</text:p>
          </table:table-cell>
          <table:table-cell table:style-name="ce50" table:formula="of:=FLOOR(FLOOR(INDIRECT(ADDRESS(ROW();2))*INDIRECT(ADDRESS(3; COLUMN())))*[.$M$3])" office:value-type="float" office:value="95" calcext:value-type="float">
            <text:p>95</text:p>
          </table:table-cell>
          <table:table-cell table:style-name="ce93" table:formula="of:=FLOOR(FLOOR(INDIRECT(ADDRESS(ROW();2))*INDIRECT(ADDRESS(3; COLUMN())))*[.$M$3])" office:value-type="float" office:value="118" calcext:value-type="float">
            <text:p>118</text:p>
          </table:table-cell>
          <table:table-cell table:style-name="ce97" table:formula="of:=FLOOR(FLOOR(INDIRECT(ADDRESS(ROW();2))*INDIRECT(ADDRESS(3; COLUMN())))*[.$M$3])" office:value-type="float" office:value="142" calcext:value-type="float">
            <text:p>142</text:p>
          </table:table-cell>
          <table:table-cell table:style-name="ce102" table:formula="of:=FLOOR(FLOOR(INDIRECT(ADDRESS(ROW();2))*INDIRECT(ADDRESS(3; COLUMN())))*[.$M$3])" office:value-type="float" office:value="190" calcext:value-type="float">
            <text:p>19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Large Goat Milk</text:p>
          </table:table-cell>
          <table:table-cell table:style-name="ce134" office:value-type="float" office:value="345" calcext:value-type="float">
            <text:p>345</text:p>
          </table:table-cell>
          <table:table-cell table:style-name="ce50" table:formula="of:=FLOOR(FLOOR(INDIRECT(ADDRESS(ROW();2))*INDIRECT(ADDRESS(3; COLUMN())))*[.$M$3])" office:value-type="float" office:value="345" calcext:value-type="float">
            <text:p>345</text:p>
          </table:table-cell>
          <table:table-cell table:style-name="ce93" table:formula="of:=FLOOR(FLOOR(INDIRECT(ADDRESS(ROW();2))*INDIRECT(ADDRESS(3; COLUMN())))*[.$M$3])" office:value-type="float" office:value="431" calcext:value-type="float">
            <text:p>431</text:p>
          </table:table-cell>
          <table:table-cell table:style-name="ce97" table:formula="of:=FLOOR(FLOOR(INDIRECT(ADDRESS(ROW();2))*INDIRECT(ADDRESS(3; COLUMN())))*[.$M$3])" office:value-type="float" office:value="517" calcext:value-type="float">
            <text:p>517</text:p>
          </table:table-cell>
          <table:table-cell table:style-name="ce102" table:formula="of:=FLOOR(FLOOR(INDIRECT(ADDRESS(ROW();2))*INDIRECT(ADDRESS(3; COLUMN())))*[.$M$3])" office:value-type="float" office:value="690" calcext:value-type="float">
            <text:p>69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Large Milk</text:p>
          </table:table-cell>
          <table:table-cell table:style-name="ce134" office:value-type="float" office:value="190" calcext:value-type="float">
            <text:p>190</text:p>
          </table:table-cell>
          <table:table-cell table:style-name="ce50" table:formula="of:=FLOOR(FLOOR(INDIRECT(ADDRESS(ROW();2))*INDIRECT(ADDRESS(3; COLUMN())))*[.$M$3])" office:value-type="float" office:value="190" calcext:value-type="float">
            <text:p>190</text:p>
          </table:table-cell>
          <table:table-cell table:style-name="ce93" table:formula="of:=FLOOR(FLOOR(INDIRECT(ADDRESS(ROW();2))*INDIRECT(ADDRESS(3; COLUMN())))*[.$M$3])" office:value-type="float" office:value="237" calcext:value-type="float">
            <text:p>237</text:p>
          </table:table-cell>
          <table:table-cell table:style-name="ce97" table:formula="of:=FLOOR(FLOOR(INDIRECT(ADDRESS(ROW();2))*INDIRECT(ADDRESS(3; COLUMN())))*[.$M$3])" office:value-type="float" office:value="285" calcext:value-type="float">
            <text:p>285</text:p>
          </table:table-cell>
          <table:table-cell table:style-name="ce102" table:formula="of:=FLOOR(FLOOR(INDIRECT(ADDRESS(ROW();2))*INDIRECT(ADDRESS(3; COLUMN())))*[.$M$3])" office:value-type="float" office:value="380" calcext:value-type="float">
            <text:p>38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Milk</text:p>
          </table:table-cell>
          <table:table-cell table:style-name="ce134" office:value-type="float" office:value="125" calcext:value-type="float">
            <text:p>125</text:p>
          </table:table-cell>
          <table:table-cell table:style-name="ce50" table:formula="of:=FLOOR(FLOOR(INDIRECT(ADDRESS(ROW();2))*INDIRECT(ADDRESS(3; COLUMN())))*[.$M$3])" office:value-type="float" office:value="125" calcext:value-type="float">
            <text:p>125</text:p>
          </table:table-cell>
          <table:table-cell table:style-name="ce93" table:formula="of:=FLOOR(FLOOR(INDIRECT(ADDRESS(ROW();2))*INDIRECT(ADDRESS(3; COLUMN())))*[.$M$3])" office:value-type="float" office:value="156" calcext:value-type="float">
            <text:p>156</text:p>
          </table:table-cell>
          <table:table-cell table:style-name="ce97" table:formula="of:=FLOOR(FLOOR(INDIRECT(ADDRESS(ROW();2))*INDIRECT(ADDRESS(3; COLUMN())))*[.$M$3])" office:value-type="float" office:value="187" calcext:value-type="float">
            <text:p>187</text:p>
          </table:table-cell>
          <table:table-cell table:style-name="ce102" table:formula="of:=FLOOR(FLOOR(INDIRECT(ADDRESS(ROW();2))*INDIRECT(ADDRESS(3; COLUMN())))*[.$M$3])" office:value-type="float" office:value="250" calcext:value-type="float">
            <text:p>25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Ostrich Egg</text:p>
          </table:table-cell>
          <table:table-cell table:style-name="ce134" office:value-type="float" office:value="600" calcext:value-type="float">
            <text:p>600</text:p>
          </table:table-cell>
          <table:table-cell table:style-name="ce50" table:formula="of:=FLOOR(FLOOR(INDIRECT(ADDRESS(ROW();2))*INDIRECT(ADDRESS(3; COLUMN())))*[.$M$3])" office:value-type="float" office:value="600" calcext:value-type="float">
            <text:p>600</text:p>
          </table:table-cell>
          <table:table-cell table:style-name="ce93" table:formula="of:=FLOOR(FLOOR(INDIRECT(ADDRESS(ROW();2))*INDIRECT(ADDRESS(3; COLUMN())))*[.$M$3])" office:value-type="float" office:value="750" calcext:value-type="float">
            <text:p>750</text:p>
          </table:table-cell>
          <table:table-cell table:style-name="ce97" table:formula="of:=FLOOR(FLOOR(INDIRECT(ADDRESS(ROW();2))*INDIRECT(ADDRESS(3; COLUMN())))*[.$M$3])" office:value-type="float" office:value="900" calcext:value-type="float">
            <text:p>900</text:p>
          </table:table-cell>
          <table:table-cell table:style-name="ce102" table:formula="of:=FLOOR(FLOOR(INDIRECT(ADDRESS(ROW();2))*INDIRECT(ADDRESS(3; COLUMN())))*[.$M$3])" office:value-type="float" office:value="1200" calcext:value-type="float">
            <text:p>120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Truffle</text:p>
          </table:table-cell>
          <table:table-cell table:style-name="ce134" office:value-type="float" office:value="625" calcext:value-type="float">
            <text:p>625</text:p>
          </table:table-cell>
          <table:table-cell table:style-name="ce50" table:formula="of:=FLOOR(INDIRECT(ADDRESS(ROW();2))*INDIRECT(ADDRESS(3; COLUMN())))" office:value-type="float" office:value="625" calcext:value-type="float">
            <text:p>625</text:p>
          </table:table-cell>
          <table:table-cell table:style-name="ce93" table:formula="of:=FLOOR(INDIRECT(ADDRESS(ROW();2))*INDIRECT(ADDRESS(3; COLUMN())))" office:value-type="float" office:value="781" calcext:value-type="float">
            <text:p>781</text:p>
          </table:table-cell>
          <table:table-cell table:style-name="ce97" table:formula="of:=FLOOR(INDIRECT(ADDRESS(ROW();2))*INDIRECT(ADDRESS(3; COLUMN())))" office:value-type="float" office:value="937" calcext:value-type="float">
            <text:p>937</text:p>
          </table:table-cell>
          <table:table-cell table:style-name="ce102" table:formula="of:=FLOOR(INDIRECT(ADDRESS(ROW();2))*INDIRECT(ADDRESS(3; COLUMN())))" office:value-type="float" office:value="1250" calcext:value-type="float">
            <text:p>125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Void Edd</text:p>
          </table:table-cell>
          <table:table-cell table:style-name="ce134" office:value-type="float" office:value="65" calcext:value-type="float">
            <text:p>65</text:p>
          </table:table-cell>
          <table:table-cell table:style-name="ce50" table:formula="of:=FLOOR(FLOOR(INDIRECT(ADDRESS(ROW();2))*INDIRECT(ADDRESS(3; COLUMN())))*[.$M$3])" office:value-type="float" office:value="65" calcext:value-type="float">
            <text:p>65</text:p>
          </table:table-cell>
          <table:table-cell table:style-name="ce93" table:formula="of:=FLOOR(FLOOR(INDIRECT(ADDRESS(ROW();2))*INDIRECT(ADDRESS(3; COLUMN())))*[.$M$3])" office:value-type="float" office:value="81" calcext:value-type="float">
            <text:p>81</text:p>
          </table:table-cell>
          <table:table-cell table:style-name="ce97" table:formula="of:=FLOOR(FLOOR(INDIRECT(ADDRESS(ROW();2))*INDIRECT(ADDRESS(3; COLUMN())))*[.$M$3])" office:value-type="float" office:value="97" calcext:value-type="float">
            <text:p>97</text:p>
          </table:table-cell>
          <table:table-cell table:style-name="ce102" table:formula="of:=FLOOR(FLOOR(INDIRECT(ADDRESS(ROW();2))*INDIRECT(ADDRESS(3; COLUMN())))*[.$M$3])" office:value-type="float" office:value="130" calcext:value-type="float">
            <text:p>13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Wool</text:p>
          </table:table-cell>
          <table:table-cell table:style-name="ce134" office:value-type="float" office:value="340" calcext:value-type="float">
            <text:p>340</text:p>
          </table:table-cell>
          <table:table-cell table:style-name="ce50" table:formula="of:=FLOOR(FLOOR(INDIRECT(ADDRESS(ROW();2))*INDIRECT(ADDRESS(3; COLUMN())))*[.$M$3])" office:value-type="float" office:value="340" calcext:value-type="float">
            <text:p>340</text:p>
          </table:table-cell>
          <table:table-cell table:style-name="ce93" table:formula="of:=FLOOR(FLOOR(INDIRECT(ADDRESS(ROW();2))*INDIRECT(ADDRESS(3; COLUMN())))*[.$M$3])" office:value-type="float" office:value="425" calcext:value-type="float">
            <text:p>425</text:p>
          </table:table-cell>
          <table:table-cell table:style-name="ce97" table:formula="of:=FLOOR(FLOOR(INDIRECT(ADDRESS(ROW();2))*INDIRECT(ADDRESS(3; COLUMN())))*[.$M$3])" office:value-type="float" office:value="510" calcext:value-type="float">
            <text:p>510</text:p>
          </table:table-cell>
          <table:table-cell table:style-name="ce102" table:formula="of:=FLOOR(FLOOR(INDIRECT(ADDRESS(ROW();2))*INDIRECT(ADDRESS(3; COLUMN())))*[.$M$3])" office:value-type="float" office:value="680" calcext:value-type="float">
            <text:p>68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/>
          <table:table-cell table:style-name="ce134"/>
          <table:table-cell table:style-name="ce50"/>
          <table:table-cell table:number-columns-repeated="3"/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9"/>
          <table:table-cell table:style-name="ce6" table:number-columns-repeated="1009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FLOOR(2*FLOOR((30+FLOOR(INDIRECT(ADDRESS(ROW();2))/2)))*[.$J$3])" office:value-type="float" office:value="126" calcext:value-type="float">
            <text:p>126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FLOOR(2*FLOOR((30+FLOOR(INDIRECT(ADDRESS(ROW();2))/2)))*[.$J$3])" office:value-type="float" office:value="784" calcext:value-type="float">
            <text:p>78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3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FLOOR(2*FLOOR((30+FLOOR(INDIRECT(ADDRESS(ROW();2))/2)))*[.$J$3])" office:value-type="float" office:value="252" calcext:value-type="float">
            <text:p>252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3">Aged Roe (</text:span>Bream)</text:p>
          </table:table-cell>
          <table:table-cell office:value-type="float" office:value="45" calcext:value-type="float">
            <text:p>45</text:p>
          </table:table-cell>
          <table:table-cell table:formula="of:=FLOOR(2*FLOOR((30+FLOOR(INDIRECT(ADDRESS(ROW();2))/2)))*[.$J$3])" office:value-type="float" office:value="145" calcext:value-type="float">
            <text:p>145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3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3">Aged Roe (</text:span>Carp)</text:p>
          </table:table-cell>
          <table:table-cell office:value-type="float" office:value="30" calcext:value-type="float">
            <text:p>30</text:p>
          </table:table-cell>
          <table:table-cell table:formula="of:=FLOOR(2*FLOOR((30+FLOOR(INDIRECT(ADDRESS(ROW();2))/2)))*[.$J$3])" office:value-type="float" office:value="126" calcext:value-type="float">
            <text:p>126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3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FLOOR(2*FLOOR((30+FLOOR(INDIRECT(ADDRESS(ROW();2))/2)))*[.$J$3])" office:value-type="float" office:value="364" calcext:value-type="float">
            <text:p>36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3">Aged Roe (</text:span>Chub)</text:p>
          </table:table-cell>
          <table:table-cell office:value-type="float" office:value="50" calcext:value-type="float">
            <text:p>50</text:p>
          </table:table-cell>
          <table:table-cell table:formula="of:=FLOOR(2*FLOOR((30+FLOOR(INDIRECT(ADDRESS(ROW();2))/2)))*[.$J$3])" office:value-type="float" office:value="154" calcext:value-type="float">
            <text:p>15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3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FLOOR(2*FLOOR((30+FLOOR(INDIRECT(ADDRESS(ROW();2))/2)))*[.$J$3])" office:value-type="float" office:value="154" calcext:value-type="float">
            <text:p>15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3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224" calcext:value-type="float">
            <text:p>22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3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3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224" calcext:value-type="float">
            <text:p>22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3">Aged Roe (</text:span>Eel)</text:p>
          </table:table-cell>
          <table:table-cell office:value-type="float" office:value="85" calcext:value-type="float">
            <text:p>85</text:p>
          </table:table-cell>
          <table:table-cell table:formula="of:=FLOOR(2*FLOOR((30+FLOOR(INDIRECT(ADDRESS(ROW();2))/2)))*[.$J$3])" office:value-type="float" office:value="201" calcext:value-type="float">
            <text:p>201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3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224" calcext:value-type="float">
            <text:p>22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3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FLOOR(2*FLOOR((30+FLOOR(INDIRECT(ADDRESS(ROW();2))/2)))*[.$J$3])" office:value-type="float" office:value="145" calcext:value-type="float">
            <text:p>145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3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FLOOR(2*FLOOR((30+FLOOR(INDIRECT(ADDRESS(ROW();2))/2)))*[.$J$3])" office:value-type="float" office:value="196" calcext:value-type="float">
            <text:p>196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3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FLOOR(2*FLOOR((30+FLOOR(INDIRECT(ADDRESS(ROW();2))/2)))*[.$J$3])" office:value-type="float" office:value="126" calcext:value-type="float">
            <text:p>126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3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FLOOR(2*FLOOR((30+FLOOR(INDIRECT(ADDRESS(ROW();2))/2)))*[.$J$3])" office:value-type="float" office:value="784" calcext:value-type="float">
            <text:p>78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3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224" calcext:value-type="float">
            <text:p>22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3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FLOOR(2*FLOOR((30+FLOOR(INDIRECT(ADDRESS(ROW();2))/2)))*[.$J$3])" office:value-type="float" office:value="1064" calcext:value-type="float">
            <text:p>106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3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FLOOR(2*FLOOR((30+FLOOR(INDIRECT(ADDRESS(ROW();2))/2)))*[.$J$3])" office:value-type="float" office:value="252" calcext:value-type="float">
            <text:p>252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3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224" calcext:value-type="float">
            <text:p>22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3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FLOOR(2*FLOOR((30+FLOOR(INDIRECT(ADDRESS(ROW();2))/2)))*[.$J$3])" office:value-type="float" office:value="252" calcext:value-type="float">
            <text:p>252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3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FLOOR(2*FLOOR((30+FLOOR(INDIRECT(ADDRESS(ROW();2))/2)))*[.$J$3])" office:value-type="float" office:value="294" calcext:value-type="float">
            <text:p>29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3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FLOOR(2*FLOOR((30+FLOOR(INDIRECT(ADDRESS(ROW();2))/2)))*[.$J$3])" office:value-type="float" office:value="126" calcext:value-type="float">
            <text:p>126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3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FLOOR(2*FLOOR((30+FLOOR(INDIRECT(ADDRESS(ROW();2))/2)))*[.$J$3])" office:value-type="float" office:value="294" calcext:value-type="float">
            <text:p>29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3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FLOOR(2*FLOOR((30+FLOOR(INDIRECT(ADDRESS(ROW();2))/2)))*[.$J$3]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Perch)</text:p>
          </table:table-cell>
          <table:table-cell office:value-type="float" office:value="55" calcext:value-type="float">
            <text:p>55</text:p>
          </table:table-cell>
          <table:table-cell table:formula="of:=FLOOR(2*FLOOR((30+FLOOR(INDIRECT(ADDRESS(ROW();2))/2)))*[.$J$3])" office:value-type="float" office:value="159" calcext:value-type="float">
            <text:p>15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FLOOR(2*FLOOR((30+FLOOR(INDIRECT(ADDRESS(ROW();2))/2)))*[.$J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224" calcext:value-type="float">
            <text:p>2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FLOOR(2*FLOOR((30+FLOOR(INDIRECT(ADDRESS(ROW();2))/2)))*[.$J$3])" office:value-type="float" office:value="364" calcext:value-type="float">
            <text:p>36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FLOOR(2*FLOOR((30+FLOOR(INDIRECT(ADDRESS(ROW();2))/2)))*[.$J$3])" office:value-type="float" office:value="173" calcext:value-type="float">
            <text:p>17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FLOOR(2*FLOOR((30+FLOOR(INDIRECT(ADDRESS(ROW();2))/2)))*[.$J$3])" office:value-type="float" office:value="154" calcext:value-type="float">
            <text:p>1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FLOOR(2*FLOOR((30+FLOOR(INDIRECT(ADDRESS(ROW();2))/2)))*[.$J$3]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FLOOR(2*FLOOR((30+FLOOR(INDIRECT(ADDRESS(ROW();2))/2)))*[.$J$3])" office:value-type="float" office:value="294" calcext:value-type="float">
            <text:p>29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had)</text:p>
          </table:table-cell>
          <table:table-cell office:value-type="float" office:value="60" calcext:value-type="float">
            <text:p>60</text:p>
          </table:table-cell>
          <table:table-cell table:formula="of:=FLOOR(2*FLOOR((30+FLOOR(INDIRECT(ADDRESS(ROW();2))/2)))*[.$J$3])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FLOOR(2*FLOOR((30+FLOOR(INDIRECT(ADDRESS(ROW();2))/2)))*[.$J$3])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224" calcext:value-type="float">
            <text:p>2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FLOOR(2*FLOOR((30+FLOOR(INDIRECT(ADDRESS(ROW();2))/2)))*[.$J$3])" office:value-type="float" office:value="154" calcext:value-type="float">
            <text:p>1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nail)</text:p>
          </table:table-cell>
          <table:table-cell office:value-type="float" office:value="65" calcext:value-type="float">
            <text:p>65</text:p>
          </table:table-cell>
          <table:table-cell table:formula="of:=FLOOR(2*FLOOR((30+FLOOR(INDIRECT(ADDRESS(ROW();2))/2)))*[.$J$3])" office:value-type="float" office:value="173" calcext:value-type="float">
            <text:p>17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FLOOR(2*FLOOR((30+FLOOR(INDIRECT(ADDRESS(ROW();2))/2)))*[.$J$3])" office:value-type="float" office:value="392" calcext:value-type="float">
            <text:p>39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FLOOR(2*FLOOR((30+FLOOR(INDIRECT(ADDRESS(ROW();2))/2)))*[.$J$3])" office:value-type="float" office:value="336" calcext:value-type="float">
            <text:p>3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FLOOR(2*FLOOR((30+FLOOR(INDIRECT(ADDRESS(ROW();2))/2)))*[.$J$3])" office:value-type="float" office:value="504" calcext:value-type="float">
            <text:p>5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FLOOR(2*FLOOR((30+FLOOR(INDIRECT(ADDRESS(ROW();2))/2)))*[.$J$3])" office:value-type="float" office:value="364" calcext:value-type="float">
            <text:p>36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FLOOR(2*FLOOR((30+FLOOR(INDIRECT(ADDRESS(ROW();2))/2)))*[.$J$3])" office:value-type="float" office:value="126" calcext:value-type="float">
            <text:p>1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FLOOR(2*FLOOR((30+FLOOR(INDIRECT(ADDRESS(ROW();2))/2)))*[.$J$3])" office:value-type="float" office:value="434" calcext:value-type="float">
            <text:p>4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FLOOR(2*FLOOR((30+FLOOR(INDIRECT(ADDRESS(ROW();2))/2)))*[.$J$3])" office:value-type="float" office:value="294" calcext:value-type="float">
            <text:p>29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224" calcext:value-type="float">
            <text:p>2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FLOOR(2*FLOOR((30+FLOOR(INDIRECT(ADDRESS(ROW();2))/2)))*[.$J$3])" office:value-type="float" office:value="294" calcext:value-type="float">
            <text:p>29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FLOOR(2*FLOOR((30+FLOOR(INDIRECT(ADDRESS(ROW();2))/2)))*[.$J$3])" office:value-type="float" office:value="229" calcext:value-type="float">
            <text:p>2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FLOOR(INDIRECT(ADDRESS(ROW();2))*INDIRECT(ADDRESS(3; COLUMN())))*[.$J$3])" office:value-type="float" office:value="280" calcext:value-type="float">
            <text:p>280</text:p>
          </table:table-cell>
          <table:table-cell table:formula="of:=FLOOR(FLOOR(INDIRECT(ADDRESS(ROW();2))*INDIRECT(ADDRESS(3; COLUMN())))*[.$J$3])" office:value-type="float" office:value="350" calcext:value-type="float">
            <text:p>350</text:p>
          </table:table-cell>
          <table:table-cell table:formula="of:=FLOOR(FLOOR(INDIRECT(ADDRESS(ROW();2))*INDIRECT(ADDRESS(3; COLUMN())))*[.$J$3])" office:value-type="float" office:value="420" calcext:value-type="float">
            <text:p>420</text:p>
          </table:table-cell>
          <table:table-cell table:formula="of:=FLOOR(FLOOR(INDIRECT(ADDRESS(ROW();2))*INDIRECT(ADDRESS(3; COLUMN())))*[.$J$3])" office:value-type="float" office:value="560" calcext:value-type="float">
            <text:p>5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INDIRECT(ADDRESS(ROW();2))*[.J$3])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FLOOR(INDIRECT(ADDRESS(ROW();2))*INDIRECT(ADDRESS(3; COLUMN())))*[.$M$3]*[.$J$3])" office:value-type="float" office:value="322" calcext:value-type="float">
            <text:p>322</text:p>
          </table:table-cell>
          <table:table-cell table:formula="of:=FLOOR(FLOOR(INDIRECT(ADDRESS(ROW();2))*INDIRECT(ADDRESS(3; COLUMN())))*[.$M$3]*[.$J$3])" office:value-type="float" office:value="401" calcext:value-type="float">
            <text:p>401</text:p>
          </table:table-cell>
          <table:table-cell table:formula="of:=FLOOR(FLOOR(INDIRECT(ADDRESS(ROW();2))*INDIRECT(ADDRESS(3; COLUMN())))*[.$M$3]*[.$J$3])" office:value-type="float" office:value="483" calcext:value-type="float">
            <text:p>483</text:p>
          </table:table-cell>
          <table:table-cell table:formula="of:=FLOOR(FLOOR(INDIRECT(ADDRESS(ROW();2))*INDIRECT(ADDRESS(3; COLUMN())))*[.$M$3]*[.$J$3])" office:value-type="float" office:value="644" calcext:value-type="float">
            <text:p>6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 table:style-name="ce28" office:value-type="float" office:value="470" calcext:value-type="float">
            <text:p>470</text:p>
          </table:table-cell>
          <table:table-cell table:formula="of:=FLOOR(FLOOR(INDIRECT(ADDRESS(ROW();2))*INDIRECT(ADDRESS(3; COLUMN())))*[.$M$3]*[.$J$3])" office:value-type="float" office:value="658" calcext:value-type="float">
            <text:p>6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 office:value-type="float" office:value="150" calcext:value-type="float">
            <text:p>150</text:p>
          </table:table-cell>
          <table:table-cell table:formula="of:=INDIRECT(ADDRESS(ROW();2)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28" office:value-type="float" office:value="800" calcext:value-type="float">
            <text:p>800</text:p>
          </table:table-cell>
          <table:table-cell table:formula="of:=FLOOR(FLOOR(INDIRECT(ADDRESS(ROW();2))*INDIRECT(ADDRESS(3; COLUMN())))*[.$M$3]*[.$J$3])" office:value-type="float" office:value="1120" calcext:value-type="float">
            <text:p>1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 table:style-name="ce28" office:value-type="float" office:value="375" calcext:value-type="float">
            <text:p>375</text:p>
          </table:table-cell>
          <table:table-cell table:formula="of:=FLOOR(FLOOR(INDIRECT(ADDRESS(ROW();2))*INDIRECT(ADDRESS(3; COLUMN())))*[.$M$3]*[.$J$3])" office:value-type="float" office:value="525" calcext:value-type="float">
            <text:p>5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FLOOR(INDIRECT(ADDRESS(ROW();2))*INDIRECT(ADDRESS(3; COLUMN())))*[.$M$3]*[.$J$3])" office:value-type="float" office:value="560" calcext:value-type="float">
            <text:p>560</text:p>
          </table:table-cell>
          <table:table-cell table:formula="of:=FLOOR(FLOOR(INDIRECT(ADDRESS(ROW();2))*INDIRECT(ADDRESS(3; COLUMN())))*[.$M$3]*[.$J$3])" office:value-type="float" office:value="700" calcext:value-type="float">
            <text:p>700</text:p>
          </table:table-cell>
          <table:table-cell table:formula="of:=FLOOR(FLOOR(INDIRECT(ADDRESS(ROW();2))*INDIRECT(ADDRESS(3; COLUMN())))*[.$M$3]*[.$J$3])" office:value-type="float" office:value="840" calcext:value-type="float">
            <text:p>840</text:p>
          </table:table-cell>
          <table:table-cell table:formula="of:=FLOOR(FLOOR(INDIRECT(ADDRESS(ROW();2))*INDIRECT(ADDRESS(3; COLUMN())))*[.$M$3]*[.$J$3])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INDIRECT(ADDRESS(ROW();2))*INDIRECT(ADDRESS(3; COLUMN())))*[.$J$3]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INDIRECT(ADDRESS(ROW();2))*INDIRECT(ADDRESS(3; COLUMN())))*[.$J$3]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INDIRECT(ADDRESS(ROW();2))*INDIRECT(ADDRESS(3; COLUMN())))*[.$J$3]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 table:style-name="ce28" office:value-type="float" office:value="680" calcext:value-type="float">
            <text:p>680</text:p>
          </table:table-cell>
          <table:table-cell table:formula="of:=FLOOR(FLOOR(INDIRECT(ADDRESS(ROW();2))*INDIRECT(ADDRESS(3; COLUMN())))*[.$J$3])" office:value-type="float" office:value="952" calcext:value-type="float">
            <text:p>9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 table:style-name="ce28" office:value-type="float" office:value="380" calcext:value-type="float">
            <text:p>380</text:p>
          </table:table-cell>
          <table:table-cell table:formula="of:=FLOOR(FLOOR(INDIRECT(ADDRESS(ROW();2))*INDIRECT(ADDRESS(3; COLUMN())))*[.$J$3])" office:value-type="float" office:value="532" calcext:value-type="float">
            <text:p>53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 table:style-name="ce28" office:value-type="float" office:value="280" calcext:value-type="float">
            <text:p>280</text:p>
          </table:table-cell>
          <table:table-cell table:formula="of:=FLOOR(FLOOR(INDIRECT(ADDRESS(ROW();2))*INDIRECT(ADDRESS(3; COLUMN())))*[.$J$3])" office:value-type="float" office:value="392" calcext:value-type="float">
            <text:p>39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 table:style-name="ce28" office:value-type="float" office:value="260" calcext:value-type="float">
            <text:p>260</text:p>
          </table:table-cell>
          <table:table-cell table:formula="of:=FLOOR(FLOOR(INDIRECT(ADDRESS(ROW();2))*INDIRECT(ADDRESS(3; COLUMN())))*[.$J$3])" office:value-type="float" office:value="364" calcext:value-type="float">
            <text:p>36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 table:style-name="ce28" office:value-type="float" office:value="160" calcext:value-type="float">
            <text:p>160</text:p>
          </table:table-cell>
          <table:table-cell table:formula="of:=FLOOR(FLOOR(INDIRECT(ADDRESS(ROW();2))*INDIRECT(ADDRESS(3; COLUMN())))*[.$J$3])" office:value-type="float" office:value="224" calcext:value-type="float">
            <text:p>2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50+FLOOR(INDIRECT(ADDRESS(ROW();2))*2)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50+FLOOR(INDIRECT(ADDRESS(ROW();2))*2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50+FLOOR(INDIRECT(ADDRESS(ROW();2))*2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50+FLOOR(INDIRECT(ADDRESS(ROW();2))*2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50+FLOOR(INDIRECT(ADDRESS(ROW();2))*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50+FLOOR(INDIRECT(ADDRESS(ROW();2))*2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50+FLOOR(INDIRECT(ADDRESS(ROW();2))*2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50+FLOOR(INDIRECT(ADDRESS(ROW();2))*2)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50+FLOOR(INDIRECT(ADDRESS(ROW();2))*2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50+FLOOR(INDIRECT(ADDRESS(ROW();2))*2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50+FLOOR(INDIRECT(ADDRESS(ROW();2))*2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50+FLOOR(INDIRECT(ADDRESS(ROW();2))*2)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50+FLOOR(INDIRECT(ADDRESS(ROW();2))*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50+FLOOR(INDIRECT(ADDRESS(ROW();2))*2)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50+FLOOR(INDIRECT(ADDRESS(ROW();2))*2)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50+FLOOR(INDIRECT(ADDRESS(ROW();2))*2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50+FLOOR(INDIRECT(ADDRESS(ROW();2))*2)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50+FLOOR(INDIRECT(ADDRESS(ROW();2))*2)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50+FLOOR(INDIRECT(ADDRESS(ROW();2))*2)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50+FLOOR(INDIRECT(ADDRESS(ROW();2))*2)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50+FLOOR(INDIRECT(ADDRESS(ROW();2))*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50+FLOOR(INDIRECT(ADDRESS(ROW();2))*2)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50+FLOOR(INDIRECT(ADDRESS(ROW();2))*2)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50+FLOOR(INDIRECT(ADDRESS(ROW();2))*2)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50+FLOOR(INDIRECT(ADDRESS(ROW();2))*2)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2.25)*[.$J$3])" office:value-type="float" office:value="471" calcext:value-type="float">
            <text:p>47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INDIRECT(ADDRESS(ROW();2))*2.25)*[.$J$3])" office:value-type="float" office:value="504" calcext:value-type="float">
            <text:p>5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2.25)*[.$J$3])" office:value-type="float" office:value="315" calcext:value-type="float">
            <text:p>3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2.25)*[.$J$3])" office:value-type="float" office:value="252" calcext:value-type="float">
            <text:p>2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INDIRECT(ADDRESS(ROW();2))*2.25)*[.$J$3])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2.25)*[.$J$3])" office:value-type="float" office:value="156" calcext:value-type="float">
            <text:p>1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2.25)*[.$J$3])" office:value-type="float" office:value="189" calcext:value-type="float">
            <text:p>18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INDIRECT(ADDRESS(ROW();2))*2.25)*[.$J$3])" office:value-type="float" office:value="282" calcext:value-type="float">
            <text:p>2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2.25)*[.$J$3])" office:value-type="float" office:value="189" calcext:value-type="float">
            <text:p>18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INDIRECT(ADDRESS(ROW();2))*2.25)*[.$J$3])" office:value-type="float" office:value="126" calcext:value-type="float">
            <text:p>1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INDIRECT(ADDRESS(ROW();2))*2.25)*[.$J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INDIRECT(ADDRESS(ROW();2))*2.25)*[.$J$3])"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INDIRECT(ADDRESS(ROW();2))*2.25)*[.$J$3])" office:value-type="float" office:value="109" calcext:value-type="float">
            <text:p>10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2.25)*[.$J$3])" office:value-type="float" office:value="252" calcext:value-type="float">
            <text:p>2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INDIRECT(ADDRESS(ROW();2))*2.25)*[.$J$3])" office:value-type="float" office:value="1008" calcext:value-type="float">
            <text:p>100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INDIRECT(ADDRESS(ROW();2))*2.25)*[.$J$3])" office:value-type="float" office:value="282" calcext:value-type="float">
            <text:p>2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INDIRECT(ADDRESS(ROW();2))*2.25)*[.$J$3])" office:value-type="float" office:value="819" calcext:value-type="float">
            <text:p>8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2.25)*[.$J$3])" office:value-type="float" office:value="315" calcext:value-type="float">
            <text:p>3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2.25)*[.$J$3])" office:value-type="float" office:value="156" calcext:value-type="float">
            <text:p>1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2.25)*[.$J$3])" office:value-type="float" office:value="189" calcext:value-type="float">
            <text:p>18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2.25)*[.$J$3])" office:value-type="float" office:value="93" calcext:value-type="float">
            <text:p>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INDIRECT(ADDRESS(ROW();2))*2.25)*[.$J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INDIRECT(ADDRESS(ROW();2))*2.25)*[.$J$3])" office:value-type="float" office:value="504" calcext:value-type="float">
            <text:p>5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Syrup</text:p>
          </table:table-cell>
          <table:table-cell office:value-type="float" office:value="200" calcext:value-type="float">
            <text:p>200</text:p>
          </table:table-cell>
          <table:table-cell table:formula="of:=FLOOR(INDIRECT(ADDRESS(ROW();2))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FLOOR(INDIRECT(ADDRESS(ROW();2))*INDIRECT(ADDRESS(3; COLUMN())))*[.$M$3]*[.$J$3])" office:value-type="float" office:value="266" calcext:value-type="float">
            <text:p>266</text:p>
          </table:table-cell>
          <table:table-cell table:formula="of:=FLOOR(FLOOR(INDIRECT(ADDRESS(ROW();2))*INDIRECT(ADDRESS(3; COLUMN())))*[.$M$3]*[.$J$3])" office:value-type="float" office:value="331" calcext:value-type="float">
            <text:p>331</text:p>
          </table:table-cell>
          <table:table-cell table:formula="of:=FLOOR(FLOOR(INDIRECT(ADDRESS(ROW();2))*INDIRECT(ADDRESS(3; COLUMN())))*[.$M$3]*[.$J$3])" office:value-type="float" office:value="399" calcext:value-type="float">
            <text:p>399</text:p>
          </table:table-cell>
          <table:table-cell table:formula="of:=FLOOR(FLOOR(INDIRECT(ADDRESS(ROW();2))*INDIRECT(ADDRESS(3; COLUMN())))*[.$M$3]*[.$J$3])" office:value-type="float" office:value="532" calcext:value-type="float">
            <text:p>532</text:p>
          </table:table-cell>
          <table:table-cell table:number-columns-repeated="9"/>
          <table:table-cell table:style-name="ce6" table:number-columns-repeated="1009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FLOOR(INDIRECT(ADDRESS(ROW();2))*INDIRECT(ADDRESS(3; COLUMN())))*[.$J$3])" office:value-type="float" office:value="280" calcext:value-type="float">
            <text:p>280</text:p>
          </table:table-cell>
          <table:table-cell table:formula="of:=FLOOR(FLOOR(INDIRECT(ADDRESS(ROW();2))*INDIRECT(ADDRESS(3; COLUMN())))*[.$J$3])" office:value-type="float" office:value="350" calcext:value-type="float">
            <text:p>350</text:p>
          </table:table-cell>
          <table:table-cell table:formula="of:=FLOOR(FLOOR(INDIRECT(ADDRESS(ROW();2))*INDIRECT(ADDRESS(3; COLUMN())))*[.$J$3])" office:value-type="float" office:value="420" calcext:value-type="float">
            <text:p>420</text:p>
          </table:table-cell>
          <table:table-cell table:formula="of:=FLOOR(FLOOR(INDIRECT(ADDRESS(ROW();2))*INDIRECT(ADDRESS(3; COLUMN())))*[.$J$3])" office:value-type="float" office:value="560" calcext:value-type="float">
            <text:p>560</text:p>
          </table:table-cell>
          <table:table-cell table:number-columns-repeated="9"/>
          <table:table-cell table:style-name="ce6" table:number-columns-repeated="1009"/>
        </table:table-row>
        <table:table-row table:style-name="ro2">
          <table:table-cell office:value-type="string" calcext:value-type="string">
            <text:p>Oak Resin</text:p>
          </table:table-cell>
          <table:table-cell office:value-type="float" office:value="150" calcext:value-type="float">
            <text:p>150</text:p>
          </table:table-cell>
          <table:table-cell table:formula="of:=FLOOR(INDIRECT(ADDRESS(ROW();2))*[.$L$3])" office:value-type="float" office:value="187" calcext:value-type="float">
            <text:p>187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INDIRECT(ADDRESS(ROW();2))*INDIRECT(ADDRESS(3; COLUMN())))*[.$J$3])" office:value-type="float" office:value="420" calcext:value-type="float">
            <text:p>420</text:p>
          </table:table-cell>
          <table:table-cell table:formula="of:=FLOOR(FLOOR(INDIRECT(ADDRESS(ROW();2))*INDIRECT(ADDRESS(3; COLUMN())))*[.$J$3])" office:value-type="float" office:value="525" calcext:value-type="float">
            <text:p>525</text:p>
          </table:table-cell>
          <table:table-cell table:formula="of:=FLOOR(FLOOR(INDIRECT(ADDRESS(ROW();2))*INDIRECT(ADDRESS(3; COLUMN())))*[.$J$3])" office:value-type="float" office:value="630" calcext:value-type="float">
            <text:p>630</text:p>
          </table:table-cell>
          <table:table-cell table:formula="of:=FLOOR(FLOOR(INDIRECT(ADDRESS(ROW();2))*INDIRECT(ADDRESS(3; COLUMN())))*[.$J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INDIRECT(ADDRESS(ROW();2))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INDIRECT(ADDRESS(ROW();2))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INDIRECT(ADDRESS(ROW();2))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INDIRECT(ADDRESS(ROW();2))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INDIRECT(ADDRESS(ROW();2))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INDIRECT(ADDRESS(ROW();2))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INDIRECT(ADDRESS(ROW();2))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INDIRECT(ADDRESS(ROW();2))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INDIRECT(ADDRESS(ROW();2))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INDIRECT(ADDRESS(ROW();2))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INDIRECT(ADDRESS(ROW();2))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INDIRECT(ADDRESS(ROW();2))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INDIRECT(ADDRESS(ROW();2))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INDIRECT(ADDRESS(ROW();2))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e Tar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[.$L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 office:value-type="float" office:value="1065" calcext:value-type="float">
            <text:p>1065</text:p>
          </table:table-cell>
          <table:table-cell table:formula="of:=FLOOR(INDIRECT(ADDRESS(ROW();2))*[.$J$3])" office:value-type="float" office:value="1491" calcext:value-type="float">
            <text:p>149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 office:value-type="float" office:value="275" calcext:value-type="float">
            <text:p>275</text:p>
          </table:table-cell>
          <table:table-cell table:formula="of:=FLOOR(INDIRECT(ADDRESS(ROW();2))*[.$M$3]*[.$J$3])"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ld Honey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[.$J$3]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</text:p>
          </table:table-cell>
          <table:table-cell office:value-type="float" office:value="400" calcext:value-type="float">
            <text:p>400</text:p>
          </table:table-cell>
          <table:table-cell table:formula="of:=FLOOR(INDIRECT(ADDRESS(ROW();2))*[.$J$3])" office:value-type="float" office:value="560" calcext:value-type="float">
            <text:p>5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INDIRECT(ADDRESS(ROW();2))*3)*INDIRECT(ADDRESS(3; COLUMN())))*[.$J$3])" office:value-type="float" office:value="2310" calcext:value-type="float">
            <text:p>2310</text:p>
          </table:table-cell>
          <table:table-cell table:formula="of:=FLOOR(FLOOR(FLOOR(INDIRECT(ADDRESS(ROW();2))*3)*INDIRECT(ADDRESS(3; COLUMN())))*[.$J$3])" office:value-type="float" office:value="2886" calcext:value-type="float">
            <text:p>2886</text:p>
          </table:table-cell>
          <table:table-cell table:formula="of:=FLOOR(FLOOR(FLOOR(INDIRECT(ADDRESS(ROW();2))*3)*INDIRECT(ADDRESS(3; COLUMN())))*[.$J$3])" office:value-type="float" office:value="3465" calcext:value-type="float">
            <text:p>3465</text:p>
          </table:table-cell>
          <table:table-cell table:formula="of:=FLOOR(FLOOR(FLOOR(INDIRECT(ADDRESS(ROW();2))*3)*INDIRECT(ADDRESS(3; COLUMN())))*[.$J$3])" office:value-type="float" office:value="4620" calcext:value-type="float">
            <text:p>46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formula="of:=FLOOR(FLOOR(FLOOR(INDIRECT(ADDRESS(ROW();2))*3)*INDIRECT(ADDRESS(3; COLUMN())))*[.$J$3])" office:value-type="float" office:value="525" calcext:value-type="float">
            <text:p>525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formula="of:=FLOOR(FLOOR(FLOOR(INDIRECT(ADDRESS(ROW();2))*3)*INDIRECT(ADDRESS(3; COLUMN())))*[.$J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INDIRECT(ADDRESS(ROW();2))*3)*INDIRECT(ADDRESS(3; COLUMN())))*[.$J$3])" office:value-type="float" office:value="210" calcext:value-type="float">
            <text:p>210</text:p>
          </table:table-cell>
          <table:table-cell table:formula="of:=FLOOR(FLOOR(FLOOR(INDIRECT(ADDRESS(ROW();2))*3)*INDIRECT(ADDRESS(3; COLUMN())))*[.$J$3])" office:value-type="float" office:value="261" calcext:value-type="float">
            <text:p>261</text:p>
          </table:table-cell>
          <table:table-cell table:formula="of:=FLOOR(FLOOR(FLOOR(INDIRECT(ADDRESS(ROW();2))*3)*INDIRECT(ADDRESS(3; COLUMN())))*[.$J$3])" office:value-type="float" office:value="315" calcext:value-type="float">
            <text:p>315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formula="of:=FLOOR(FLOOR(FLOOR(INDIRECT(ADDRESS(ROW();2))*3)*INDIRECT(ADDRESS(3; COLUMN())))*[.$J$3])" office:value-type="float" office:value="786" calcext:value-type="float">
            <text:p>786</text:p>
          </table:table-cell>
          <table:table-cell table:formula="of:=FLOOR(FLOOR(FLOOR(INDIRECT(ADDRESS(ROW();2))*3)*INDIRECT(ADDRESS(3; COLUMN())))*[.$J$3])" office:value-type="float" office:value="945" calcext:value-type="float">
            <text:p>945</text:p>
          </table:table-cell>
          <table:table-cell table:formula="of:=FLOOR(FLOOR(FLOOR(INDIRECT(ADDRESS(ROW();2))*3)*INDIRECT(ADDRESS(3; COLUMN())))*[.$J$3])" office:value-type="float" office:value="1260" calcext:value-type="float">
            <text:p>12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INDIRECT(ADDRESS(ROW();2))*3)*INDIRECT(ADDRESS(3; COLUMN())))*[.$J$3])" office:value-type="float" office:value="84" calcext:value-type="float">
            <text:p>84</text:p>
          </table:table-cell>
          <table:table-cell table:formula="of:=FLOOR(FLOOR(FLOOR(INDIRECT(ADDRESS(ROW();2))*3)*INDIRECT(ADDRESS(3; COLUMN())))*[.$J$3])" office:value-type="float" office:value="105" calcext:value-type="float">
            <text:p>105</text:p>
          </table:table-cell>
          <table:table-cell table:formula="of:=FLOOR(FLOOR(FLOOR(INDIRECT(ADDRESS(ROW();2))*3)*INDIRECT(ADDRESS(3; COLUMN())))*[.$J$3])" office:value-type="float" office:value="126" calcext:value-type="float">
            <text:p>126</text:p>
          </table:table-cell>
          <table:table-cell table:formula="of:=FLOOR(FLOOR(FLOOR(INDIRECT(ADDRESS(ROW();2))*3)*INDIRECT(ADDRESS(3; COLUMN())))*[.$J$3])" office:value-type="float" office:value="168" calcext:value-type="float">
            <text:p>1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INDIRECT(ADDRESS(ROW();2))*3)*INDIRECT(ADDRESS(3; COLUMN())))*[.$J$3])" office:value-type="float" office:value="210" calcext:value-type="float">
            <text:p>210</text:p>
          </table:table-cell>
          <table:table-cell table:formula="of:=FLOOR(FLOOR(FLOOR(INDIRECT(ADDRESS(ROW();2))*3)*INDIRECT(ADDRESS(3; COLUMN())))*[.$J$3])" office:value-type="float" office:value="261" calcext:value-type="float">
            <text:p>261</text:p>
          </table:table-cell>
          <table:table-cell table:formula="of:=FLOOR(FLOOR(FLOOR(INDIRECT(ADDRESS(ROW();2))*3)*INDIRECT(ADDRESS(3; COLUMN())))*[.$J$3])" office:value-type="float" office:value="315" calcext:value-type="float">
            <text:p>315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INDIRECT(ADDRESS(ROW();2))*3)*INDIRECT(ADDRESS(3; COLUMN())))*[.$J$3])" office:value-type="float" office:value="315" calcext:value-type="float">
            <text:p>315</text:p>
          </table:table-cell>
          <table:table-cell table:formula="of:=FLOOR(FLOOR(FLOOR(INDIRECT(ADDRESS(ROW();2))*3)*INDIRECT(ADDRESS(3; COLUMN())))*[.$J$3])" office:value-type="float" office:value="393" calcext:value-type="float">
            <text:p>393</text:p>
          </table:table-cell>
          <table:table-cell table:formula="of:=FLOOR(FLOOR(FLOOR(INDIRECT(ADDRESS(ROW();2))*3)*INDIRECT(ADDRESS(3; COLUMN())))*[.$J$3])" office:value-type="float" office:value="471" calcext:value-type="float">
            <text:p>471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INDIRECT(ADDRESS(ROW();2))*3)*INDIRECT(ADDRESS(3; COLUMN())))*[.$J$3])" office:value-type="float" office:value="336" calcext:value-type="float">
            <text:p>336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formula="of:=FLOOR(FLOOR(FLOOR(INDIRECT(ADDRESS(ROW();2))*3)*INDIRECT(ADDRESS(3; COLUMN())))*[.$J$3])" office:value-type="float" office:value="504" calcext:value-type="float">
            <text:p>504</text:p>
          </table:table-cell>
          <table:table-cell table:formula="of:=FLOOR(FLOOR(FLOOR(INDIRECT(ADDRESS(ROW();2))*3)*INDIRECT(ADDRESS(3; COLUMN())))*[.$J$3])" office:value-type="float" office:value="672" calcext:value-type="float">
            <text:p>6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formula="of:=FLOOR(FLOOR(FLOOR(INDIRECT(ADDRESS(ROW();2))*3)*INDIRECT(ADDRESS(3; COLUMN())))*[.$J$3])" office:value-type="float" office:value="525" calcext:value-type="float">
            <text:p>525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formula="of:=FLOOR(FLOOR(FLOOR(INDIRECT(ADDRESS(ROW();2))*3)*INDIRECT(ADDRESS(3; COLUMN())))*[.$J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INDIRECT(ADDRESS(ROW();2))*3)*INDIRECT(ADDRESS(3; COLUMN())))*[.$J$3])" office:value-type="float" office:value="315" calcext:value-type="float">
            <text:p>315</text:p>
          </table:table-cell>
          <table:table-cell table:formula="of:=FLOOR(FLOOR(FLOOR(INDIRECT(ADDRESS(ROW();2))*3)*INDIRECT(ADDRESS(3; COLUMN())))*[.$J$3])" office:value-type="float" office:value="393" calcext:value-type="float">
            <text:p>393</text:p>
          </table:table-cell>
          <table:table-cell table:formula="of:=FLOOR(FLOOR(FLOOR(INDIRECT(ADDRESS(ROW();2))*3)*INDIRECT(ADDRESS(3; COLUMN())))*[.$J$3])" office:value-type="float" office:value="471" calcext:value-type="float">
            <text:p>471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formula="of:=FLOOR(FLOOR(FLOOR(INDIRECT(ADDRESS(ROW();2))*3)*INDIRECT(ADDRESS(3; COLUMN())))*[.$J$3])" office:value-type="float" office:value="786" calcext:value-type="float">
            <text:p>786</text:p>
          </table:table-cell>
          <table:table-cell table:formula="of:=FLOOR(FLOOR(FLOOR(INDIRECT(ADDRESS(ROW();2))*3)*INDIRECT(ADDRESS(3; COLUMN())))*[.$J$3])" office:value-type="float" office:value="945" calcext:value-type="float">
            <text:p>945</text:p>
          </table:table-cell>
          <table:table-cell table:formula="of:=FLOOR(FLOOR(FLOOR(INDIRECT(ADDRESS(ROW();2))*3)*INDIRECT(ADDRESS(3; COLUMN())))*[.$J$3])" office:value-type="float" office:value="1260" calcext:value-type="float">
            <text:p>12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INDIRECT(ADDRESS(ROW();2))*3)*INDIRECT(ADDRESS(3; COLUMN())))*[.$J$3])" office:value-type="float" office:value="336" calcext:value-type="float">
            <text:p>336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formula="of:=FLOOR(FLOOR(FLOOR(INDIRECT(ADDRESS(ROW();2))*3)*INDIRECT(ADDRESS(3; COLUMN())))*[.$J$3])" office:value-type="float" office:value="504" calcext:value-type="float">
            <text:p>504</text:p>
          </table:table-cell>
          <table:table-cell table:formula="of:=FLOOR(FLOOR(FLOOR(INDIRECT(ADDRESS(ROW();2))*3)*INDIRECT(ADDRESS(3; COLUMN())))*[.$J$3])" office:value-type="float" office:value="672" calcext:value-type="float">
            <text:p>6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INDIRECT(ADDRESS(ROW();2))*3)*INDIRECT(ADDRESS(3; COLUMN())))*[.$J$3])" office:value-type="float" office:value="168" calcext:value-type="float">
            <text:p>168</text:p>
          </table:table-cell>
          <table:table-cell table:formula="of:=FLOOR(FLOOR(FLOOR(INDIRECT(ADDRESS(ROW();2))*3)*INDIRECT(ADDRESS(3; COLUMN())))*[.$J$3])" office:value-type="float" office:value="210" calcext:value-type="float">
            <text:p>210</text:p>
          </table:table-cell>
          <table:table-cell table:formula="of:=FLOOR(FLOOR(FLOOR(INDIRECT(ADDRESS(ROW();2))*3)*INDIRECT(ADDRESS(3; COLUMN())))*[.$J$3])" office:value-type="float" office:value="252" calcext:value-type="float">
            <text:p>252</text:p>
          </table:table-cell>
          <table:table-cell table:formula="of:=FLOOR(FLOOR(FLOOR(INDIRECT(ADDRESS(ROW();2))*3)*INDIRECT(ADDRESS(3; COLUMN())))*[.$J$3])" office:value-type="float" office:value="336" calcext:value-type="float">
            <text:p>3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INDIRECT(ADDRESS(ROW();2))*3)*INDIRECT(ADDRESS(3; COLUMN())))*[.$J$3])" office:value-type="float" office:value="546" calcext:value-type="float">
            <text:p>546</text:p>
          </table:table-cell>
          <table:table-cell table:formula="of:=FLOOR(FLOOR(FLOOR(INDIRECT(ADDRESS(ROW();2))*3)*INDIRECT(ADDRESS(3; COLUMN())))*[.$J$3])" office:value-type="float" office:value="681" calcext:value-type="float">
            <text:p>681</text:p>
          </table:table-cell>
          <table:table-cell table:formula="of:=FLOOR(FLOOR(FLOOR(INDIRECT(ADDRESS(ROW();2))*3)*INDIRECT(ADDRESS(3; COLUMN())))*[.$J$3])" office:value-type="float" office:value="819" calcext:value-type="float">
            <text:p>819</text:p>
          </table:table-cell>
          <table:table-cell table:formula="of:=FLOOR(FLOOR(FLOOR(INDIRECT(ADDRESS(ROW();2))*3)*INDIRECT(ADDRESS(3; COLUMN())))*[.$J$3])" office:value-type="float" office:value="1092" calcext:value-type="float">
            <text:p>10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INDIRECT(ADDRESS(ROW();2))*3)*INDIRECT(ADDRESS(3; COLUMN())))*[.$J$3])" office:value-type="float" office:value="1050" calcext:value-type="float">
            <text:p>1050</text:p>
          </table:table-cell>
          <table:table-cell table:formula="of:=FLOOR(FLOOR(FLOOR(INDIRECT(ADDRESS(ROW();2))*3)*INDIRECT(ADDRESS(3; COLUMN())))*[.$J$3])" office:value-type="float" office:value="1311" calcext:value-type="float">
            <text:p>1311</text:p>
          </table:table-cell>
          <table:table-cell table:formula="of:=FLOOR(FLOOR(FLOOR(INDIRECT(ADDRESS(ROW();2))*3)*INDIRECT(ADDRESS(3; COLUMN())))*[.$J$3])" office:value-type="float" office:value="1575" calcext:value-type="float">
            <text:p>1575</text:p>
          </table:table-cell>
          <table:table-cell table:formula="of:=FLOOR(FLOOR(FLOOR(INDIRECT(ADDRESS(ROW();2))*3)*INDIRECT(ADDRESS(3; COLUMN())))*[.$J$3])" office:value-type="float" office:value="2100" calcext:value-type="float">
            <text:p>2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formula="of:=FLOOR(FLOOR(FLOOR(INDIRECT(ADDRESS(ROW();2))*3)*INDIRECT(ADDRESS(3; COLUMN())))*[.$J$3])" office:value-type="float" office:value="525" calcext:value-type="float">
            <text:p>525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formula="of:=FLOOR(FLOOR(FLOOR(INDIRECT(ADDRESS(ROW();2))*3)*INDIRECT(ADDRESS(3; COLUMN())))*[.$J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INDIRECT(ADDRESS(ROW();2))*3)*INDIRECT(ADDRESS(3; COLUMN())))*[.$J$3])" office:value-type="float" office:value="588" calcext:value-type="float">
            <text:p>588</text:p>
          </table:table-cell>
          <table:table-cell table:formula="of:=FLOOR(FLOOR(FLOOR(INDIRECT(ADDRESS(ROW();2))*3)*INDIRECT(ADDRESS(3; COLUMN())))*[.$J$3])" office:value-type="float" office:value="735" calcext:value-type="float">
            <text:p>735</text:p>
          </table:table-cell>
          <table:table-cell table:formula="of:=FLOOR(FLOOR(FLOOR(INDIRECT(ADDRESS(ROW();2))*3)*INDIRECT(ADDRESS(3; COLUMN())))*[.$J$3])" office:value-type="float" office:value="882" calcext:value-type="float">
            <text:p>882</text:p>
          </table:table-cell>
          <table:table-cell table:formula="of:=FLOOR(FLOOR(FLOOR(INDIRECT(ADDRESS(ROW();2))*3)*INDIRECT(ADDRESS(3; COLUMN())))*[.$J$3])" office:value-type="float" office:value="1176" calcext:value-type="float">
            <text:p>11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INDIRECT(ADDRESS(ROW();2))*3)*INDIRECT(ADDRESS(3; COLUMN())))*[.$J$3])" office:value-type="float" office:value="1260" calcext:value-type="float">
            <text:p>1260</text:p>
          </table:table-cell>
          <table:table-cell table:formula="of:=FLOOR(FLOOR(FLOOR(INDIRECT(ADDRESS(ROW();2))*3)*INDIRECT(ADDRESS(3; COLUMN())))*[.$J$3])" office:value-type="float" office:value="1575" calcext:value-type="float">
            <text:p>1575</text:p>
          </table:table-cell>
          <table:table-cell table:formula="of:=FLOOR(FLOOR(FLOOR(INDIRECT(ADDRESS(ROW();2))*3)*INDIRECT(ADDRESS(3; COLUMN())))*[.$J$3])" office:value-type="float" office:value="1890" calcext:value-type="float">
            <text:p>1890</text:p>
          </table:table-cell>
          <table:table-cell table:formula="of:=FLOOR(FLOOR(FLOOR(INDIRECT(ADDRESS(ROW();2))*3)*INDIRECT(ADDRESS(3; COLUMN())))*[.$J$3])" office:value-type="float" office:value="2520" calcext:value-type="float">
            <text:p>2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INDIRECT(ADDRESS(ROW();2))*3)*INDIRECT(ADDRESS(3; COLUMN())))*[.$J$3])" office:value-type="float" office:value="588" calcext:value-type="float">
            <text:p>588</text:p>
          </table:table-cell>
          <table:table-cell table:formula="of:=FLOOR(FLOOR(FLOOR(INDIRECT(ADDRESS(ROW();2))*3)*INDIRECT(ADDRESS(3; COLUMN())))*[.$J$3])" office:value-type="float" office:value="735" calcext:value-type="float">
            <text:p>735</text:p>
          </table:table-cell>
          <table:table-cell table:formula="of:=FLOOR(FLOOR(FLOOR(INDIRECT(ADDRESS(ROW();2))*3)*INDIRECT(ADDRESS(3; COLUMN())))*[.$J$3])" office:value-type="float" office:value="882" calcext:value-type="float">
            <text:p>882</text:p>
          </table:table-cell>
          <table:table-cell table:formula="of:=FLOOR(FLOOR(FLOOR(INDIRECT(ADDRESS(ROW();2))*3)*INDIRECT(ADDRESS(3; COLUMN())))*[.$J$3])" office:value-type="float" office:value="1176" calcext:value-type="float">
            <text:p>11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INDIRECT(ADDRESS(ROW();2))*3)*INDIRECT(ADDRESS(3; COLUMN())))*[.$J$3])" office:value-type="float" office:value="924" calcext:value-type="float">
            <text:p>924</text:p>
          </table:table-cell>
          <table:table-cell table:formula="of:=FLOOR(FLOOR(FLOOR(INDIRECT(ADDRESS(ROW();2))*3)*INDIRECT(ADDRESS(3; COLUMN())))*[.$J$3])" office:value-type="float" office:value="1155" calcext:value-type="float">
            <text:p>1155</text:p>
          </table:table-cell>
          <table:table-cell table:formula="of:=FLOOR(FLOOR(FLOOR(INDIRECT(ADDRESS(ROW();2))*3)*INDIRECT(ADDRESS(3; COLUMN())))*[.$J$3])" office:value-type="float" office:value="1386" calcext:value-type="float">
            <text:p>1386</text:p>
          </table:table-cell>
          <table:table-cell table:formula="of:=FLOOR(FLOOR(FLOOR(INDIRECT(ADDRESS(ROW();2))*3)*INDIRECT(ADDRESS(3; COLUMN())))*[.$J$3])" office:value-type="float" office:value="1848" calcext:value-type="float">
            <text:p>18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INDIRECT(ADDRESS(ROW();2))*3)*INDIRECT(ADDRESS(3; COLUMN())))*[.$J$3])" office:value-type="float" office:value="21" calcext:value-type="float">
            <text:p>21</text:p>
          </table:table-cell>
          <table:table-cell table:formula="of:=FLOOR(FLOOR(FLOOR(INDIRECT(ADDRESS(ROW();2))*3)*INDIRECT(ADDRESS(3; COLUMN())))*[.$J$3])" office:value-type="float" office:value="25" calcext:value-type="float">
            <text:p>25</text:p>
          </table:table-cell>
          <table:table-cell table:formula="of:=FLOOR(FLOOR(FLOOR(INDIRECT(ADDRESS(ROW();2))*3)*INDIRECT(ADDRESS(3; COLUMN())))*[.$J$3])" office:value-type="float" office:value="30" calcext:value-type="float">
            <text:p>30</text:p>
          </table:table-cell>
          <table:table-cell table:formula="of:=FLOOR(FLOOR(FLOOR(INDIRECT(ADDRESS(ROW();2))*3)*INDIRECT(ADDRESS(3; COLUMN())))*[.$J$3])"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INDIRECT(ADDRESS(ROW();2))*3)*INDIRECT(ADDRESS(3; COLUMN())))*[.$J$3])" office:value-type="float" office:value="336" calcext:value-type="float">
            <text:p>336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formula="of:=FLOOR(FLOOR(FLOOR(INDIRECT(ADDRESS(ROW();2))*3)*INDIRECT(ADDRESS(3; COLUMN())))*[.$J$3])" office:value-type="float" office:value="504" calcext:value-type="float">
            <text:p>504</text:p>
          </table:table-cell>
          <table:table-cell table:formula="of:=FLOOR(FLOOR(FLOOR(INDIRECT(ADDRESS(ROW();2))*3)*INDIRECT(ADDRESS(3; COLUMN())))*[.$J$3])" office:value-type="float" office:value="672" calcext:value-type="float">
            <text:p>6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INDIRECT(ADDRESS(ROW();2))*3)*INDIRECT(ADDRESS(3; COLUMN())))*[.$J$3])" office:value-type="float" office:value="3150" calcext:value-type="float">
            <text:p>3150</text:p>
          </table:table-cell>
          <table:table-cell table:formula="of:=FLOOR(FLOOR(FLOOR(INDIRECT(ADDRESS(ROW();2))*3)*INDIRECT(ADDRESS(3; COLUMN())))*[.$J$3])" office:value-type="float" office:value="3936" calcext:value-type="float">
            <text:p>3936</text:p>
          </table:table-cell>
          <table:table-cell table:formula="of:=FLOOR(FLOOR(FLOOR(INDIRECT(ADDRESS(ROW();2))*3)*INDIRECT(ADDRESS(3; COLUMN())))*[.$J$3])" office:value-type="float" office:value="4725" calcext:value-type="float">
            <text:p>4725</text:p>
          </table:table-cell>
          <table:table-cell table:formula="of:=FLOOR(FLOOR(FLOOR(INDIRECT(ADDRESS(ROW();2))*3)*INDIRECT(ADDRESS(3; COLUMN())))*[.$J$3])" office:value-type="float" office:value="6300" calcext:value-type="float">
            <text:p>6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INDIRECT(ADDRESS(ROW();2))*3)*INDIRECT(ADDRESS(3; COLUMN())))*[.$J$3])" office:value-type="float" office:value="504" calcext:value-type="float">
            <text:p>504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formula="of:=FLOOR(FLOOR(FLOOR(INDIRECT(ADDRESS(ROW();2))*3)*INDIRECT(ADDRESS(3; COLUMN())))*[.$J$3])" office:value-type="float" office:value="756" calcext:value-type="float">
            <text:p>756</text:p>
          </table:table-cell>
          <table:table-cell table:formula="of:=FLOOR(FLOOR(FLOOR(INDIRECT(ADDRESS(ROW();2))*3)*INDIRECT(ADDRESS(3; COLUMN())))*[.$J$3])" office:value-type="float" office:value="1008" calcext:value-type="float">
            <text:p>10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INDIRECT(ADDRESS(ROW();2))*3)*INDIRECT(ADDRESS(3; COLUMN())))*[.$J$3])" office:value-type="float" office:value="336" calcext:value-type="float">
            <text:p>336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formula="of:=FLOOR(FLOOR(FLOOR(INDIRECT(ADDRESS(ROW();2))*3)*INDIRECT(ADDRESS(3; COLUMN())))*[.$J$3])" office:value-type="float" office:value="504" calcext:value-type="float">
            <text:p>504</text:p>
          </table:table-cell>
          <table:table-cell table:formula="of:=FLOOR(FLOOR(FLOOR(INDIRECT(ADDRESS(ROW();2))*3)*INDIRECT(ADDRESS(3; COLUMN())))*[.$J$3])" office:value-type="float" office:value="672" calcext:value-type="float">
            <text:p>672</text:p>
          </table:table-cell>
          <table:table-cell table:number-columns-repeated="1018"/>
        </table:table-row>
        <table:table-row table:style-name="ro2">
          <table:table-cell table:style-name="ce51" table:content-validation-name="val7"/>
          <table:table-cell table:style-name="ce134"/>
          <table:table-cell table:style-name="ce50"/>
          <table:table-cell table:style-name="ce93"/>
          <table:table-cell table:style-name="ce97"/>
          <table:table-cell table:style-name="ce102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Banana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Mango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3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9" calcext:value-type="float">
            <text:p>139</text:p>
          </table:table-cell>
          <table:table-cell table:formula="of:=FLOOR(FLOOR(INDIRECT(ADDRESS(ROW();2))*INDIRECT(ADDRESS(3; COLUMN())))*[.$H$3])" office:value-type="float" office:value="168" calcext:value-type="float">
            <text:p>168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55" calcext:value-type="float">
            <text:p>55</text:p>
          </table:table-cell>
          <table:table-cell table:formula="of:=FLOOR(FLOOR(INDIRECT(ADDRESS(ROW();2))*INDIRECT(ADDRESS(3; COLUMN())))*[.$H$3])" office:value-type="float" office:value="67" calcext:value-type="float">
            <text:p>67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INDIRECT(ADDRESS(ROW();2))*INDIRECT(ADDRESS(3; COLUMN())))*[.$H$3])" office:value-type="float" office:value="1350" calcext:value-type="float">
            <text:p>1350</text:p>
          </table:table-cell>
          <table:table-cell table:formula="of:=FLOOR(FLOOR(INDIRECT(ADDRESS(ROW();2))*INDIRECT(ADDRESS(3; COLUMN())))*[.$H$3])" office:value-type="float" office:value="1687" calcext:value-type="float">
            <text:p>1687</text:p>
          </table:table-cell>
          <table:table-cell table:formula="of:=FLOOR(FLOOR(INDIRECT(ADDRESS(ROW();2))*INDIRECT(ADDRESS(3; COLUMN())))*[.$H$3])" office:value-type="float" office:value="2025" calcext:value-type="float">
            <text:p>2025</text:p>
          </table:table-cell>
          <table:table-cell table:formula="of:=FLOOR(FLOOR(INDIRECT(ADDRESS(ROW();2))*INDIRECT(ADDRESS(3; COLUMN())))*[.$H$3])" office:value-type="float" office:value="2700" calcext:value-type="float">
            <text:p>27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INDIRECT(ADDRESS(ROW();2))*INDIRECT(ADDRESS(3; COLUMN())))*[.$H$3])" office:value-type="float" office:value="750" calcext:value-type="float">
            <text:p>750</text:p>
          </table:table-cell>
          <table:table-cell table:formula="of:=FLOOR(FLOOR(INDIRECT(ADDRESS(ROW();2))*INDIRECT(ADDRESS(3; COLUMN())))*[.$H$3])" office:value-type="float" office:value="937" calcext:value-type="float">
            <text:p>937</text:p>
          </table:table-cell>
          <table:table-cell table:formula="of:=FLOOR(FLOOR(INDIRECT(ADDRESS(ROW();2))*INDIRECT(ADDRESS(3; COLUMN())))*[.$H$3])" office:value-type="float" office:value="1125" calcext:value-type="float">
            <text:p>1125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INDIRECT(ADDRESS(ROW();2))*INDIRECT(ADDRESS(3; COLUMN())))*[.$H$3])" office:value-type="float" office:value="180" calcext:value-type="float">
            <text:p>180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270" calcext:value-type="float">
            <text:p>270</text:p>
          </table:table-cell>
          <table:table-cell table:formula="of:=FLOOR(FLOOR(INDIRECT(ADDRESS(ROW();2))*INDIRECT(ADDRESS(3; COLUMN()))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67" calcext:value-type="float">
            <text:p>67</text:p>
          </table:table-cell>
          <table:table-cell table:formula="of:=FLOOR(FLOOR(INDIRECT(ADDRESS(ROW();2))*INDIRECT(ADDRESS(3; COLUMN())))*[.$H$3])" office:value-type="float" office:value="84" calcext:value-type="float">
            <text:p>84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35" calcext:value-type="float">
            <text:p>1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9" calcext:value-type="float">
            <text:p>139</text:p>
          </table:table-cell>
          <table:table-cell table:formula="of:=FLOOR(FLOOR(INDIRECT(ADDRESS(ROW();2))*INDIRECT(ADDRESS(3; COLUMN())))*[.$H$3])" office:value-type="float" office:value="168" calcext:value-type="float">
            <text:p>168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55" calcext:value-type="float">
            <text:p>55</text:p>
          </table:table-cell>
          <table:table-cell table:formula="of:=FLOOR(FLOOR(INDIRECT(ADDRESS(ROW();2))*INDIRECT(ADDRESS(3; COLUMN())))*[.$H$3])" office:value-type="float" office:value="67" calcext:value-type="float">
            <text:p>67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formula="of:=FLOOR(FLOOR(INDIRECT(ADDRESS(ROW();2))*INDIRECT(ADDRESS(3; COLUMN())))*[.$H$3])" office:value-type="float" office:value="375" calcext:value-type="float">
            <text:p>375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formula="of:=FLOOR(FLOOR(INDIRECT(ADDRESS(ROW();2))*INDIRECT(ADDRESS(3; COLUMN()))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3" calcext:value-type="float">
            <text:p>93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3" calcext:value-type="float">
            <text:p>93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[.$H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INDIRECT(ADDRESS(ROW();2))*[.$H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2250" calcext:value-type="float">
            <text:p>2250</text:p>
          </table:table-cell>
          <table:table-cell table:formula="of:=FLOOR(FLOOR(INDIRECT(ADDRESS(ROW();2))*INDIRECT(ADDRESS(3; COLUMN())))*[.$H$3])" office:value-type="float" office:value="2812" calcext:value-type="float">
            <text:p>2812</text:p>
          </table:table-cell>
          <table:table-cell table:formula="of:=FLOOR(FLOOR(INDIRECT(ADDRESS(ROW();2))*INDIRECT(ADDRESS(3; COLUMN())))*[.$H$3])" office:value-type="float" office:value="3375" calcext:value-type="float">
            <text:p>3375</text:p>
          </table:table-cell>
          <table:table-cell table:formula="of:=FLOOR(FLOOR(INDIRECT(ADDRESS(ROW();2))*INDIRECT(ADDRESS(3; COLUMN())))*[.$H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INDIRECT(ADDRESS(ROW();2))*INDIRECT(ADDRESS(3; COLUMN())))*[.$H$3])" office:value-type="float" office:value="127" calcext:value-type="float">
            <text:p>127</text:p>
          </table:table-cell>
          <table:table-cell table:formula="of:=FLOOR(FLOOR(INDIRECT(ADDRESS(ROW();2))*INDIRECT(ADDRESS(3; COLUMN())))*[.$H$3])" office:value-type="float" office:value="159" calcext:value-type="float">
            <text:p>159</text:p>
          </table:table-cell>
          <table:table-cell table:formula="of:=FLOOR(FLOOR(INDIRECT(ADDRESS(ROW();2))*INDIRECT(ADDRESS(3; COLUMN())))*[.$H$3])" office:value-type="float" office:value="190" calcext:value-type="float">
            <text:p>190</text:p>
          </table:table-cell>
          <table:table-cell table:formula="of:=FLOOR(FLOOR(INDIRECT(ADDRESS(ROW();2))*INDIRECT(ADDRESS(3; COLUMN())))*[.$H$3])" office:value-type="float" office:value="255" calcext:value-type="float">
            <text:p>2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67" calcext:value-type="float">
            <text:p>67</text:p>
          </table:table-cell>
          <table:table-cell table:formula="of:=FLOOR(FLOOR(INDIRECT(ADDRESS(ROW();2))*INDIRECT(ADDRESS(3; COLUMN())))*[.$H$3])" office:value-type="float" office:value="84" calcext:value-type="float">
            <text:p>84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35" calcext:value-type="float">
            <text:p>1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1875" calcext:value-type="float">
            <text:p>1875</text:p>
          </table:table-cell>
          <table:table-cell table:formula="of:=FLOOR(FLOOR(INDIRECT(ADDRESS(ROW();2))*INDIRECT(ADDRESS(3; COLUMN())))*[.$H$3])" office:value-type="float" office:value="2250" calcext:value-type="float">
            <text:p>2250</text:p>
          </table:table-cell>
          <table:table-cell table:formula="of:=FLOOR(FLOOR(INDIRECT(ADDRESS(ROW();2))*INDIRECT(ADDRESS(3; COLUMN()))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1875" calcext:value-type="float">
            <text:p>1875</text:p>
          </table:table-cell>
          <table:table-cell table:formula="of:=FLOOR(FLOOR(INDIRECT(ADDRESS(ROW();2))*INDIRECT(ADDRESS(3; COLUMN())))*[.$H$3])" office:value-type="float" office:value="2250" calcext:value-type="float">
            <text:p>2250</text:p>
          </table:table-cell>
          <table:table-cell table:formula="of:=FLOOR(FLOOR(INDIRECT(ADDRESS(ROW();2))*INDIRECT(ADDRESS(3; COLUMN()))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H$3])" office:value-type="float" office:value="120" calcext:value-type="float">
            <text:p>12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0" calcext:value-type="float">
            <text:p>180</text:p>
          </table:table-cell>
          <table:table-cell table:formula="of:=FLOOR(FLOOR(INDIRECT(ADDRESS(ROW();2))*INDIRECT(ADDRESS(3; COLUMN()))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55" calcext:value-type="float">
            <text:p>55</text:p>
          </table:table-cell>
          <table:table-cell table:formula="of:=FLOOR(FLOOR(INDIRECT(ADDRESS(ROW();2))*INDIRECT(ADDRESS(3; COLUMN())))*[.$H$3])" office:value-type="float" office:value="67" calcext:value-type="float">
            <text:p>67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INDIRECT(ADDRESS(ROW();2))*INDIRECT(ADDRESS(3; COLUMN())))*[.$H$3])" office:value-type="float" office:value="750" calcext:value-type="float">
            <text:p>750</text:p>
          </table:table-cell>
          <table:table-cell table:formula="of:=FLOOR(FLOOR(INDIRECT(ADDRESS(ROW();2))*INDIRECT(ADDRESS(3; COLUMN())))*[.$H$3])" office:value-type="float" office:value="937" calcext:value-type="float">
            <text:p>937</text:p>
          </table:table-cell>
          <table:table-cell table:formula="of:=FLOOR(FLOOR(INDIRECT(ADDRESS(ROW();2))*INDIRECT(ADDRESS(3; COLUMN())))*[.$H$3])" office:value-type="float" office:value="1125" calcext:value-type="float">
            <text:p>1125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INDIRECT(ADDRESS(ROW();2))*INDIRECT(ADDRESS(3; COLUMN())))*[.$H$3])" office:value-type="float" office:value="1050" calcext:value-type="float">
            <text:p>1050</text:p>
          </table:table-cell>
          <table:table-cell table:formula="of:=FLOOR(FLOOR(INDIRECT(ADDRESS(ROW();2))*INDIRECT(ADDRESS(3; COLUMN())))*[.$H$3])" office:value-type="float" office:value="1312" calcext:value-type="float">
            <text:p>1312</text:p>
          </table:table-cell>
          <table:table-cell table:formula="of:=FLOOR(FLOOR(INDIRECT(ADDRESS(ROW();2))*INDIRECT(ADDRESS(3; COLUMN())))*[.$H$3])" office:value-type="float" office:value="1575" calcext:value-type="float">
            <text:p>1575</text:p>
          </table:table-cell>
          <table:table-cell table:formula="of:=FLOOR(FLOOR(INDIRECT(ADDRESS(ROW();2))*INDIRECT(ADDRESS(3; COLUMN())))*[.$H$3])" office:value-type="float" office:value="2100" calcext:value-type="float">
            <text:p>2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INDIRECT(ADDRESS(ROW();2))*INDIRECT(ADDRESS(3; COLUMN())))*[.$H$3])" office:value-type="float" office:value="7500" calcext:value-type="float">
            <text:p>7500</text:p>
          </table:table-cell>
          <table:table-cell table:formula="of:=FLOOR(FLOOR(INDIRECT(ADDRESS(ROW();2))*INDIRECT(ADDRESS(3; COLUMN())))*[.$H$3])" office:value-type="float" office:value="9375" calcext:value-type="float">
            <text:p>9375</text:p>
          </table:table-cell>
          <table:table-cell table:formula="of:=FLOOR(FLOOR(INDIRECT(ADDRESS(ROW();2))*INDIRECT(ADDRESS(3; COLUMN())))*[.$H$3])" office:value-type="float" office:value="11250" calcext:value-type="float">
            <text:p>11250</text:p>
          </table:table-cell>
          <table:table-cell table:formula="of:=FLOOR(FLOOR(INDIRECT(ADDRESS(ROW();2))*INDIRECT(ADDRESS(3; COLUMN())))*[.$H$3])" office:value-type="float" office:value="15000" calcext:value-type="float">
            <text:p>15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INDIRECT(ADDRESS(ROW();2))*INDIRECT(ADDRESS(3; COLUMN())))*[.$H$3])" office:value-type="float" office:value="7500" calcext:value-type="float">
            <text:p>7500</text:p>
          </table:table-cell>
          <table:table-cell table:formula="of:=FLOOR(FLOOR(INDIRECT(ADDRESS(ROW();2))*INDIRECT(ADDRESS(3; COLUMN())))*[.$H$3])" office:value-type="float" office:value="9375" calcext:value-type="float">
            <text:p>9375</text:p>
          </table:table-cell>
          <table:table-cell table:formula="of:=FLOOR(FLOOR(INDIRECT(ADDRESS(ROW();2))*INDIRECT(ADDRESS(3; COLUMN())))*[.$H$3])" office:value-type="float" office:value="11250" calcext:value-type="float">
            <text:p>11250</text:p>
          </table:table-cell>
          <table:table-cell table:formula="of:=FLOOR(FLOOR(INDIRECT(ADDRESS(ROW();2))*INDIRECT(ADDRESS(3; COLUMN())))*[.$H$3])" office:value-type="float" office:value="15000" calcext:value-type="float">
            <text:p>15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INDIRECT(ADDRESS(ROW();2))*INDIRECT(ADDRESS(3; COLUMN())))*[.$H$3])" office:value-type="float" office:value="180" calcext:value-type="float">
            <text:p>180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270" calcext:value-type="float">
            <text:p>270</text:p>
          </table:table-cell>
          <table:table-cell table:formula="of:=FLOOR(FLOOR(INDIRECT(ADDRESS(ROW();2))*INDIRECT(ADDRESS(3; COLUMN()))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INDIRECT(ADDRESS(ROW();2))*[.$H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280" calcext:value-type="float">
            <text:p>280</text:p>
          </table:table-cell>
          <table:table-cell table:formula="of:=FLOOR(FLOOR(INDIRECT(ADDRESS(ROW();2))*INDIRECT(ADDRESS(3; COLUMN())))*[.$H$3])" office:value-type="float" office:value="337" calcext:value-type="float">
            <text:p>337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INDIRECT(ADDRESS(ROW();2))*INDIRECT(ADDRESS(3; COLUMN())))*[.$H$3])" office:value-type="float" office:value="1350" calcext:value-type="float">
            <text:p>1350</text:p>
          </table:table-cell>
          <table:table-cell table:formula="of:=FLOOR(FLOOR(INDIRECT(ADDRESS(ROW();2))*INDIRECT(ADDRESS(3; COLUMN())))*[.$H$3])" office:value-type="float" office:value="1687" calcext:value-type="float">
            <text:p>1687</text:p>
          </table:table-cell>
          <table:table-cell table:formula="of:=FLOOR(FLOOR(INDIRECT(ADDRESS(ROW();2))*INDIRECT(ADDRESS(3; COLUMN())))*[.$H$3])" office:value-type="float" office:value="2025" calcext:value-type="float">
            <text:p>2025</text:p>
          </table:table-cell>
          <table:table-cell table:formula="of:=FLOOR(FLOOR(INDIRECT(ADDRESS(ROW();2))*INDIRECT(ADDRESS(3; COLUMN())))*[.$H$3])" office:value-type="float" office:value="2700" calcext:value-type="float">
            <text:p>27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55" calcext:value-type="float">
            <text:p>55</text:p>
          </table:table-cell>
          <table:table-cell table:formula="of:=FLOOR(FLOOR(INDIRECT(ADDRESS(ROW();2))*INDIRECT(ADDRESS(3; COLUMN())))*[.$H$3])" office:value-type="float" office:value="67" calcext:value-type="float">
            <text:p>67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1875" calcext:value-type="float">
            <text:p>1875</text:p>
          </table:table-cell>
          <table:table-cell table:formula="of:=FLOOR(FLOOR(INDIRECT(ADDRESS(ROW();2))*INDIRECT(ADDRESS(3; COLUMN())))*[.$H$3])" office:value-type="float" office:value="2250" calcext:value-type="float">
            <text:p>2250</text:p>
          </table:table-cell>
          <table:table-cell table:formula="of:=FLOOR(FLOOR(INDIRECT(ADDRESS(ROW();2))*INDIRECT(ADDRESS(3; COLUMN()))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280" calcext:value-type="float">
            <text:p>280</text:p>
          </table:table-cell>
          <table:table-cell table:formula="of:=FLOOR(FLOOR(INDIRECT(ADDRESS(ROW();2))*INDIRECT(ADDRESS(3; COLUMN())))*[.$H$3])" office:value-type="float" office:value="337" calcext:value-type="float">
            <text:p>337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INDIRECT(ADDRESS(ROW();2))*INDIRECT(ADDRESS(3; COLUMN())))*[.$H$3])" office:value-type="float" office:value="60" calcext:value-type="float">
            <text:p>60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formula="of:=FLOOR(FLOOR(INDIRECT(ADDRESS(ROW();2))*INDIRECT(ADDRESS(3; COLUMN()))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INDIRECT(ADDRESS(ROW();2))*INDIRECT(ADDRESS(3; COLUMN())))*[.$H$3])" office:value-type="float" office:value="82" calcext:value-type="float">
            <text:p>82</text:p>
          </table:table-cell>
          <table:table-cell table:formula="of:=FLOOR(FLOOR(INDIRECT(ADDRESS(ROW();2))*INDIRECT(ADDRESS(3; COLUMN())))*[.$H$3])" office:value-type="float" office:value="102" calcext:value-type="float">
            <text:p>102</text:p>
          </table:table-cell>
          <table:table-cell table:formula="of:=FLOOR(FLOOR(INDIRECT(ADDRESS(ROW();2))*INDIRECT(ADDRESS(3; COLUMN())))*[.$H$3])" office:value-type="float" office:value="123" calcext:value-type="float">
            <text:p>123</text:p>
          </table:table-cell>
          <table:table-cell table:formula="of:=FLOOR(FLOOR(INDIRECT(ADDRESS(ROW();2))*INDIRECT(ADDRESS(3; COLUMN())))*[.$H$3])" office:value-type="float" office:value="165" calcext:value-type="float">
            <text:p>1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INDIRECT(ADDRESS(ROW();2))*[.$H$3])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formula="of:=FLOOR(FLOOR(INDIRECT(ADDRESS(ROW();2))*INDIRECT(ADDRESS(3; COLUMN())))*[.$H$3])" office:value-type="float" office:value="375" calcext:value-type="float">
            <text:p>375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formula="of:=FLOOR(FLOOR(INDIRECT(ADDRESS(ROW();2))*INDIRECT(ADDRESS(3; COLUMN()))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1875" calcext:value-type="float">
            <text:p>1875</text:p>
          </table:table-cell>
          <table:table-cell table:formula="of:=FLOOR(FLOOR(INDIRECT(ADDRESS(ROW();2))*INDIRECT(ADDRESS(3; COLUMN())))*[.$H$3])" office:value-type="float" office:value="2250" calcext:value-type="float">
            <text:p>2250</text:p>
          </table:table-cell>
          <table:table-cell table:formula="of:=FLOOR(FLOOR(INDIRECT(ADDRESS(ROW();2))*INDIRECT(ADDRESS(3; COLUMN()))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INDIRECT(ADDRESS(ROW();2))*INDIRECT(ADDRESS(3; COLUMN())))*[.$H$3])" office:value-type="float" office:value="97" calcext:value-type="float">
            <text:p>97</text:p>
          </table:table-cell>
          <table:table-cell table:formula="of:=FLOOR(FLOOR(INDIRECT(ADDRESS(ROW();2))*INDIRECT(ADDRESS(3; COLUMN())))*[.$H$3])" office:value-type="float" office:value="121" calcext:value-type="float">
            <text:p>121</text:p>
          </table:table-cell>
          <table:table-cell table:formula="of:=FLOOR(FLOOR(INDIRECT(ADDRESS(ROW();2))*INDIRECT(ADDRESS(3; COLUMN())))*[.$H$3])" office:value-type="float" office:value="145" calcext:value-type="float">
            <text:p>145</text:p>
          </table:table-cell>
          <table:table-cell table:formula="of:=FLOOR(FLOOR(INDIRECT(ADDRESS(ROW();2))*INDIRECT(ADDRESS(3; COLUMN())))*[.$H$3])" office:value-type="float" office:value="195" calcext:value-type="float">
            <text:p>1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9" calcext:value-type="float">
            <text:p>139</text:p>
          </table:table-cell>
          <table:table-cell table:formula="of:=FLOOR(FLOOR(INDIRECT(ADDRESS(ROW();2))*INDIRECT(ADDRESS(3; COLUMN())))*[.$H$3])" office:value-type="float" office:value="168" calcext:value-type="float">
            <text:p>168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3" calcext:value-type="float">
            <text:p>93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9" calcext:value-type="float">
            <text:p>139</text:p>
          </table:table-cell>
          <table:table-cell table:formula="of:=FLOOR(FLOOR(INDIRECT(ADDRESS(ROW();2))*INDIRECT(ADDRESS(3; COLUMN())))*[.$H$3])" office:value-type="float" office:value="168" calcext:value-type="float">
            <text:p>168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9" calcext:value-type="float">
            <text:p>139</text:p>
          </table:table-cell>
          <table:table-cell table:formula="of:=FLOOR(FLOOR(INDIRECT(ADDRESS(ROW();2))*INDIRECT(ADDRESS(3; COLUMN())))*[.$H$3])" office:value-type="float" office:value="168" calcext:value-type="float">
            <text:p>168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INDIRECT(ADDRESS(ROW();2))*INDIRECT(ADDRESS(3; COLUMN())))*[.$H$3])" office:value-type="float" office:value="60" calcext:value-type="float">
            <text:p>60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formula="of:=FLOOR(FLOOR(INDIRECT(ADDRESS(ROW();2))*INDIRECT(ADDRESS(3; COLUMN()))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280" calcext:value-type="float">
            <text:p>280</text:p>
          </table:table-cell>
          <table:table-cell table:formula="of:=FLOOR(FLOOR(INDIRECT(ADDRESS(ROW();2))*INDIRECT(ADDRESS(3; COLUMN())))*[.$H$3])" office:value-type="float" office:value="337" calcext:value-type="float">
            <text:p>337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9" calcext:value-type="float">
            <text:p>139</text:p>
          </table:table-cell>
          <table:table-cell table:formula="of:=FLOOR(FLOOR(INDIRECT(ADDRESS(ROW();2))*INDIRECT(ADDRESS(3; COLUMN())))*[.$H$3])" office:value-type="float" office:value="168" calcext:value-type="float">
            <text:p>168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5" calcext:value-type="float">
            <text:p>135</text:p>
          </table:table-cell>
          <table:table-cell table:formula="of:=FLOOR(FLOOR(INDIRECT(ADDRESS(ROW();2))*INDIRECT(ADDRESS(3; COLUMN())))*[.$H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[.$H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3" calcext:value-type="float">
            <text:p>93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INDIRECT(ADDRESS(ROW();2))*[.$H$3])" office:value-type="float" office:value="97" calcext:value-type="float">
            <text:p>9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2250" calcext:value-type="float">
            <text:p>2250</text:p>
          </table:table-cell>
          <table:table-cell table:formula="of:=FLOOR(FLOOR(INDIRECT(ADDRESS(ROW();2))*INDIRECT(ADDRESS(3; COLUMN())))*[.$H$3])" office:value-type="float" office:value="2812" calcext:value-type="float">
            <text:p>2812</text:p>
          </table:table-cell>
          <table:table-cell table:formula="of:=FLOOR(FLOOR(INDIRECT(ADDRESS(ROW();2))*INDIRECT(ADDRESS(3; COLUMN())))*[.$H$3])" office:value-type="float" office:value="3375" calcext:value-type="float">
            <text:p>3375</text:p>
          </table:table-cell>
          <table:table-cell table:formula="of:=FLOOR(FLOOR(INDIRECT(ADDRESS(ROW();2))*INDIRECT(ADDRESS(3; COLUMN())))*[.$H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INDIRECT(ADDRESS(ROW();2))*INDIRECT(ADDRESS(3; COLUMN())))*[.$H$3])" office:value-type="float" office:value="330" calcext:value-type="float">
            <text:p>330</text:p>
          </table:table-cell>
          <table:table-cell table:formula="of:=FLOOR(FLOOR(INDIRECT(ADDRESS(ROW();2))*INDIRECT(ADDRESS(3; COLUMN())))*[.$H$3])" office:value-type="float" office:value="412" calcext:value-type="float">
            <text:p>412</text:p>
          </table:table-cell>
          <table:table-cell table:formula="of:=FLOOR(FLOOR(INDIRECT(ADDRESS(ROW();2))*INDIRECT(ADDRESS(3; COLUMN())))*[.$H$3])" office:value-type="float" office:value="495" calcext:value-type="float">
            <text:p>495</text:p>
          </table:table-cell>
          <table:table-cell table:formula="of:=FLOOR(FLOOR(INDIRECT(ADDRESS(ROW();2))*INDIRECT(ADDRESS(3; COLUMN())))*[.$H$3])" office:value-type="float" office:value="660" calcext:value-type="float">
            <text:p>6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H$3])" office:value-type="float" office:value="120" calcext:value-type="float">
            <text:p>12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0" calcext:value-type="float">
            <text:p>180</text:p>
          </table:table-cell>
          <table:table-cell table:formula="of:=FLOOR(FLOOR(INDIRECT(ADDRESS(ROW();2))*INDIRECT(ADDRESS(3; COLUMN()))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INDIRECT(ADDRESS(ROW();2))*INDIRECT(ADDRESS(3; COLUMN())))*[.$H$3])" office:value-type="float" office:value="270" calcext:value-type="float">
            <text:p>270</text:p>
          </table:table-cell>
          <table:table-cell table:formula="of:=FLOOR(FLOOR(INDIRECT(ADDRESS(ROW();2))*INDIRECT(ADDRESS(3; COLUMN())))*[.$H$3])" office:value-type="float" office:value="337" calcext:value-type="float">
            <text:p>337</text:p>
          </table:table-cell>
          <table:table-cell table:formula="of:=FLOOR(FLOOR(INDIRECT(ADDRESS(ROW();2))*INDIRECT(ADDRESS(3; COLUMN())))*[.$H$3])" office:value-type="float" office:value="405" calcext:value-type="float">
            <text:p>405</text:p>
          </table:table-cell>
          <table:table-cell table:formula="of:=FLOOR(FLOOR(INDIRECT(ADDRESS(ROW();2))*INDIRECT(ADDRESS(3; COLUMN())))*[.$H$3])" office:value-type="float" office:value="540" calcext:value-type="float">
            <text:p>5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formula="of:=FLOOR(FLOOR(INDIRECT(ADDRESS(ROW();2))*INDIRECT(ADDRESS(3; COLUMN())))*[.$H$3])" office:value-type="float" office:value="562" calcext:value-type="float">
            <text:p>562</text:p>
          </table:table-cell>
          <table:table-cell table:formula="of:=FLOOR(FLOOR(INDIRECT(ADDRESS(ROW();2))*INDIRECT(ADDRESS(3; COLUMN())))*[.$H$3])" office:value-type="float" office:value="675" calcext:value-type="float">
            <text:p>675</text:p>
          </table:table-cell>
          <table:table-cell table:formula="of:=FLOOR(FLOOR(INDIRECT(ADDRESS(ROW();2))*INDIRECT(ADDRESS(3; COLUMN())))*[.$H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formula="of:=FLOOR(FLOOR(INDIRECT(ADDRESS(ROW();2))*INDIRECT(ADDRESS(3; COLUMN())))*[.$H$3])" office:value-type="float" office:value="375" calcext:value-type="float">
            <text:p>375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formula="of:=FLOOR(FLOOR(INDIRECT(ADDRESS(ROW();2))*INDIRECT(ADDRESS(3; COLUMN()))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55" calcext:value-type="float">
            <text:p>55</text:p>
          </table:table-cell>
          <table:table-cell table:formula="of:=FLOOR(FLOOR(INDIRECT(ADDRESS(ROW();2))*INDIRECT(ADDRESS(3; COLUMN())))*[.$H$3])" office:value-type="float" office:value="67" calcext:value-type="float">
            <text:p>67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INDIRECT(ADDRESS(ROW();2))*INDIRECT(ADDRESS(3; COLUMN())))*[.$H$3])" office:value-type="float" office:value="375" calcext:value-type="float">
            <text:p>375</text:p>
          </table:table-cell>
          <table:table-cell table:formula="of:=FLOOR(FLOOR(INDIRECT(ADDRESS(ROW();2))*INDIRECT(ADDRESS(3; COLUMN())))*[.$H$3])" office:value-type="float" office:value="468" calcext:value-type="float">
            <text:p>468</text:p>
          </table:table-cell>
          <table:table-cell table:formula="of:=FLOOR(FLOOR(INDIRECT(ADDRESS(ROW();2))*INDIRECT(ADDRESS(3; COLUMN())))*[.$H$3])" office:value-type="float" office:value="562" calcext:value-type="float">
            <text:p>562</text:p>
          </table:table-cell>
          <table:table-cell table:formula="of:=FLOOR(FLOOR(INDIRECT(ADDRESS(ROW();2))*INDIRECT(ADDRESS(3; COLUMN())))*[.$H$3])" office:value-type="float" office:value="750" calcext:value-type="float">
            <text:p>7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280" calcext:value-type="float">
            <text:p>280</text:p>
          </table:table-cell>
          <table:table-cell table:formula="of:=FLOOR(FLOOR(INDIRECT(ADDRESS(ROW();2))*INDIRECT(ADDRESS(3; COLUMN())))*[.$H$3])" office:value-type="float" office:value="337" calcext:value-type="float">
            <text:p>337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9" calcext:value-type="float">
            <text:p>139</text:p>
          </table:table-cell>
          <table:table-cell table:formula="of:=FLOOR(FLOOR(INDIRECT(ADDRESS(ROW();2))*INDIRECT(ADDRESS(3; COLUMN())))*[.$H$3])" office:value-type="float" office:value="168" calcext:value-type="float">
            <text:p>168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280" calcext:value-type="float">
            <text:p>280</text:p>
          </table:table-cell>
          <table:table-cell table:formula="of:=FLOOR(FLOOR(INDIRECT(ADDRESS(ROW();2))*INDIRECT(ADDRESS(3; COLUMN())))*[.$H$3])" office:value-type="float" office:value="337" calcext:value-type="float">
            <text:p>337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INDIRECT(ADDRESS(ROW();2))*INDIRECT(ADDRESS(3; COLUMN())))*[.$H$3])" office:value-type="float" office:value="157" calcext:value-type="float">
            <text:p>157</text:p>
          </table:table-cell>
          <table:table-cell table:formula="of:=FLOOR(FLOOR(INDIRECT(ADDRESS(ROW();2))*INDIRECT(ADDRESS(3; COLUMN())))*[.$H$3])" office:value-type="float" office:value="196" calcext:value-type="float">
            <text:p>196</text:p>
          </table:table-cell>
          <table:table-cell table:formula="of:=FLOOR(FLOOR(INDIRECT(ADDRESS(ROW();2))*INDIRECT(ADDRESS(3; COLUMN())))*[.$H$3])" office:value-type="float" office:value="235" calcext:value-type="float">
            <text:p>235</text:p>
          </table:table-cell>
          <table:table-cell table:formula="of:=FLOOR(FLOOR(INDIRECT(ADDRESS(ROW();2))*INDIRECT(ADDRESS(3; COLUMN())))*[.$H$3])" office:value-type="float" office:value="315" calcext:value-type="float">
            <text:p>3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9" calcext:value-type="float">
            <text:p>139</text:p>
          </table:table-cell>
          <table:table-cell table:formula="of:=FLOOR(FLOOR(INDIRECT(ADDRESS(ROW();2))*INDIRECT(ADDRESS(3; COLUMN())))*[.$H$3])" office:value-type="float" office:value="168" calcext:value-type="float">
            <text:p>168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INDIRECT(ADDRESS(ROW();2))*[.$N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INDIRECT(ADDRESS(ROW();2))*[.$N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INDIRECT(ADDRESS(ROW();2))*[.$N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INDIRECT(ADDRESS(ROW();2))*[.$N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INDIRECT(ADDRESS(ROW();2))*[.$N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INDIRECT(ADDRESS(ROW();2))*[.$N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INDIRECT(ADDRESS(ROW();2))*[.$N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INDIRECT(ADDRESS(ROW();2))*[.$N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N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INDIRECT(ADDRESS(ROW();2))*[.$N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INDIRECT(ADDRESS(ROW();2))*[.$N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INDIRECT(ADDRESS(ROW();2))*[.$N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INDIRECT(ADDRESS(ROW();2))*[.$N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N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INDIRECT(ADDRESS(ROW();2))*[.$N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INDIRECT(ADDRESS(ROW();2))*[.$N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INDIRECT(ADDRESS(ROW();2))*[.$N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INDIRECT(ADDRESS(ROW();2))*[.$N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INDIRECT(ADDRESS(ROW();2))*[.$N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INDIRECT(ADDRESS(ROW();2))*[.$N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INDIRECT(ADDRESS(ROW();2))*[.$N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INDIRECT(ADDRESS(ROW();2))*[.$N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INDIRECT(ADDRESS(ROW();2))*[.$N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N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N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N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INDIRECT(ADDRESS(ROW();2))*[.$N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INDIRECT(ADDRESS(ROW();2))*[.$N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N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INDIRECT(ADDRESS(ROW();2))*[.$N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N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N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INDIRECT(ADDRESS(ROW();2))*[.$N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N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INDIRECT(ADDRESS(ROW();2))*[.$N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N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INDIRECT(ADDRESS(ROW();2))*[.$N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INDIRECT(ADDRESS(ROW();2))*[.$N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INDIRECT(ADDRESS(ROW();2))*[.$N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INDIRECT(ADDRESS(ROW();2))*[.$N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INDIRECT(ADDRESS(ROW();2))*[.$N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N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INDIRECT(ADDRESS(ROW();2))*[.$N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N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INDIRECT(ADDRESS(ROW();2))*[.$N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INDIRECT(ADDRESS(ROW();2))*[.$N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INDIRECT(ADDRESS(ROW();2))*[.$N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INDIRECT(ADDRESS(ROW();2))*[.$N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INDIRECT(ADDRESS(ROW();2))*[.$N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INDIRECT(ADDRESS(ROW();2))*[.$N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INDIRECT(ADDRESS(ROW();2))*[.$N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INDIRECT(ADDRESS(ROW();2))*[.$N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INDIRECT(ADDRESS(ROW();2))*[.$N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INDIRECT(ADDRESS(ROW();2))*[.$K$3])"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INDIRECT(ADDRESS(ROW();2))*[.$K$3])" office:value-type="float" office:value="1500" calcext:value-type="float">
            <text:p>1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INDIRECT(ADDRESS(ROW();2)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INDIRECT(ADDRESS(ROW();2))*[.$K$3])" office:value-type="float" office:value="4500" calcext:value-type="float">
            <text:p>4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Edible Crafted Item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Field Snac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g Stea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ife Elixi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il of Garlic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Ring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Amethyst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Aquamarine Ring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abshell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erald Ring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low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lowstone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Hot Java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mmunity Ban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Band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Jade Ring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ucky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agnet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apalm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hoenix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rotection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ing of Yoba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y Ring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avage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lime Charmer Ring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mall Glow Ring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mall Magnet Ring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oul Sapper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urdy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orns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opaz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Vampire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arrior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edding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b Pot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Pumpkin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een Alga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Albacore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Anchovy)</text:p>
          </table:table-cell>
          <table:table-cell office:value-type="float" office:value="30" calcext:value-type="float">
            <text:p>30</text:p>
          </table:table-cell>
          <table:table-cell table:formula="of:=FLOOR(30+FLOOR(INDIRECT(ADDRESS(ROW();2))/2)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Blobfish)</text:p>
          </table:table-cell>
          <table:table-cell office:value-type="float" office:value="500" calcext:value-type="float">
            <text:p>500</text:p>
          </table:table-cell>
          <table:table-cell table:formula="of:=FLOOR(30+FLOOR(INDIRECT(ADDRESS(ROW();2))/2)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Blue Discus)</text:p>
          </table:table-cell>
          <table:table-cell office:value-type="float" office:value="120" calcext:value-type="float">
            <text:p>120</text:p>
          </table:table-cell>
          <table:table-cell table:formula="of:=FLOOR(30+FLOOR(INDIRECT(ADDRESS(ROW();2))/2)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Bream)</text:p>
          </table:table-cell>
          <table:table-cell office:value-type="float" office:value="45" calcext:value-type="float">
            <text:p>45</text:p>
          </table:table-cell>
          <table:table-cell table:formula="of:=FLOOR(30+FLOOR(INDIRECT(ADDRESS(ROW();2))/2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Bullhead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arp)</text:p>
          </table:table-cell>
          <table:table-cell office:value-type="float" office:value="30" calcext:value-type="float">
            <text:p>30</text:p>
          </table:table-cell>
          <table:table-cell table:formula="of:=FLOOR(30+FLOOR(INDIRECT(ADDRESS(ROW();2))/2)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atfish)</text:p>
          </table:table-cell>
          <table:table-cell office:value-type="float" office:value="200" calcext:value-type="float">
            <text:p>200</text:p>
          </table:table-cell>
          <table:table-cell table:formula="of:=FLOOR(30+FLOOR(INDIRECT(ADDRESS(ROW();2))/2)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hub)</text:p>
          </table:table-cell>
          <table:table-cell office:value-type="float" office:value="50" calcext:value-type="float">
            <text:p>50</text:p>
          </table:table-cell>
          <table:table-cell table:formula="of:=FLOOR(30+FLOOR(INDIRECT(ADDRESS(ROW();2))/2)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ockle)</text:p>
          </table:table-cell>
          <table:table-cell office:value-type="float" office:value="50" calcext:value-type="float">
            <text:p>50</text:p>
          </table:table-cell>
          <table:table-cell table:formula="of:=FLOOR(30+FLOOR(INDIRECT(ADDRESS(ROW();2))/2)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rab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rayfish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Dorado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Eel)</text:p>
          </table:table-cell>
          <table:table-cell office:value-type="float" office:value="85" calcext:value-type="float">
            <text:p>85</text:p>
          </table:table-cell>
          <table:table-cell table:formula="of:=FLOOR(30+FLOOR(INDIRECT(ADDRESS(ROW();2))/2)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Flounder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Ghostfish)</text:p>
          </table:table-cell>
          <table:table-cell office:value-type="float" office:value="45" calcext:value-type="float">
            <text:p>45</text:p>
          </table:table-cell>
          <table:table-cell table:formula="of:=FLOOR(30+FLOOR(INDIRECT(ADDRESS(ROW();2))/2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Halibut)</text:p>
          </table:table-cell>
          <table:table-cell office:value-type="float" office:value="80" calcext:value-type="float">
            <text:p>80</text:p>
          </table:table-cell>
          <table:table-cell table:formula="of:=FLOOR(30+FLOOR(INDIRECT(ADDRESS(ROW();2))/2)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Herring)</text:p>
          </table:table-cell>
          <table:table-cell office:value-type="float" office:value="30" calcext:value-type="float">
            <text:p>30</text:p>
          </table:table-cell>
          <table:table-cell table:formula="of:=FLOOR(30+FLOOR(INDIRECT(ADDRESS(ROW();2))/2)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Ice Pip)</text:p>
          </table:table-cell>
          <table:table-cell office:value-type="float" office:value="500" calcext:value-type="float">
            <text:p>500</text:p>
          </table:table-cell>
          <table:table-cell table:formula="of:=FLOOR(30+FLOOR(INDIRECT(ADDRESS(ROW();2))/2)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Largemouth Bass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Lava Eel)</text:p>
          </table:table-cell>
          <table:table-cell office:value-type="float" office:value="700" calcext:value-type="float">
            <text:p>700</text:p>
          </table:table-cell>
          <table:table-cell table:formula="of:=FLOOR(30+FLOOR(INDIRECT(ADDRESS(ROW();2))/2)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Lingcod)</text:p>
          </table:table-cell>
          <table:table-cell office:value-type="float" office:value="120" calcext:value-type="float">
            <text:p>120</text:p>
          </table:table-cell>
          <table:table-cell table:formula="of:=FLOOR(30+FLOOR(INDIRECT(ADDRESS(ROW();2))/2)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Lionfish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Lobster)</text:p>
          </table:table-cell>
          <table:table-cell office:value-type="float" office:value="120" calcext:value-type="float">
            <text:p>120</text:p>
          </table:table-cell>
          <table:table-cell table:formula="of:=FLOOR(30+FLOOR(INDIRECT(ADDRESS(ROW();2))/2)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Midnight Carp)</text:p>
          </table:table-cell>
          <table:table-cell office:value-type="float" office:value="150" calcext:value-type="float">
            <text:p>150</text:p>
          </table:table-cell>
          <table:table-cell table:formula="of:=FLOOR(30+FLOOR(INDIRECT(ADDRESS(ROW();2))/2)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Mussel)</text:p>
          </table:table-cell>
          <table:table-cell office:value-type="float" office:value="30" calcext:value-type="float">
            <text:p>30</text:p>
          </table:table-cell>
          <table:table-cell table:formula="of:=FLOOR(30+FLOOR(INDIRECT(ADDRESS(ROW();2))/2)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Octopus)</text:p>
          </table:table-cell>
          <table:table-cell office:value-type="float" office:value="150" calcext:value-type="float">
            <text:p>150</text:p>
          </table:table-cell>
          <table:table-cell table:formula="of:=FLOOR(30+FLOOR(INDIRECT(ADDRESS(ROW();2))/2)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Oyster)</text:p>
          </table:table-cell>
          <table:table-cell office:value-type="float" office:value="40" calcext:value-type="float">
            <text:p>40</text:p>
          </table:table-cell>
          <table:table-cell table:formula="of:=FLOOR(30+FLOOR(INDIRECT(ADDRESS(ROW();2))/2)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Perch)</text:p>
          </table:table-cell>
          <table:table-cell office:value-type="float" office:value="55" calcext:value-type="float">
            <text:p>55</text:p>
          </table:table-cell>
          <table:table-cell table:formula="of:=FLOOR(30+FLOOR(INDIRECT(ADDRESS(ROW();2))/2)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Periwinkle)</text:p>
          </table:table-cell>
          <table:table-cell office:value-type="float" office:value="20" calcext:value-type="float">
            <text:p>20</text:p>
          </table:table-cell>
          <table:table-cell table:formula="of:=FLOOR(30+FLOOR(INDIRECT(ADDRESS(ROW();2))/2)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Pike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Pufferfish)</text:p>
          </table:table-cell>
          <table:table-cell office:value-type="float" office:value="200" calcext:value-type="float">
            <text:p>200</text:p>
          </table:table-cell>
          <table:table-cell table:formula="of:=FLOOR(30+FLOOR(INDIRECT(ADDRESS(ROW();2))/2)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Rainbow Trout)</text:p>
          </table:table-cell>
          <table:table-cell office:value-type="float" office:value="65" calcext:value-type="float">
            <text:p>65</text:p>
          </table:table-cell>
          <table:table-cell table:formula="of:=FLOOR(30+FLOOR(INDIRECT(ADDRESS(ROW();2))/2)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Red Mullet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Red Snapper)</text:p>
          </table:table-cell>
          <table:table-cell office:value-type="float" office:value="50" calcext:value-type="float">
            <text:p>50</text:p>
          </table:table-cell>
          <table:table-cell table:formula="of:=FLOOR(30+FLOOR(INDIRECT(ADDRESS(ROW();2))/2)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almon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andfish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ardine)</text:p>
          </table:table-cell>
          <table:table-cell office:value-type="float" office:value="40" calcext:value-type="float">
            <text:p>40</text:p>
          </table:table-cell>
          <table:table-cell table:formula="of:=FLOOR(30+FLOOR(INDIRECT(ADDRESS(ROW();2))/2)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corpion Carp)</text:p>
          </table:table-cell>
          <table:table-cell office:value-type="float" office:value="150" calcext:value-type="float">
            <text:p>150</text:p>
          </table:table-cell>
          <table:table-cell table:formula="of:=FLOOR(30+FLOOR(INDIRECT(ADDRESS(ROW();2))/2)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ea Cucumber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had)</text:p>
          </table:table-cell>
          <table:table-cell office:value-type="float" office:value="60" calcext:value-type="float">
            <text:p>60</text:p>
          </table:table-cell>
          <table:table-cell table:formula="of:=FLOOR(30+FLOOR(INDIRECT(ADDRESS(ROW();2))/2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hrimp)</text:p>
          </table:table-cell>
          <table:table-cell office:value-type="float" office:value="60" calcext:value-type="float">
            <text:p>60</text:p>
          </table:table-cell>
          <table:table-cell table:formula="of:=FLOOR(30+FLOOR(INDIRECT(ADDRESS(ROW();2))/2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limejack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mallmouth Bass)</text:p>
          </table:table-cell>
          <table:table-cell office:value-type="float" office:value="50" calcext:value-type="float">
            <text:p>50</text:p>
          </table:table-cell>
          <table:table-cell table:formula="of:=FLOOR(30+FLOOR(INDIRECT(ADDRESS(ROW();2))/2)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nail)</text:p>
          </table:table-cell>
          <table:table-cell office:value-type="float" office:value="65" calcext:value-type="float">
            <text:p>65</text:p>
          </table:table-cell>
          <table:table-cell table:formula="of:=FLOOR(30+FLOOR(INDIRECT(ADDRESS(ROW();2))/2)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pook Fish)</text:p>
          </table:table-cell>
          <table:table-cell office:value-type="float" office:value="220" calcext:value-type="float">
            <text:p>220</text:p>
          </table:table-cell>
          <table:table-cell table:formula="of:=FLOOR(30+FLOOR(INDIRECT(ADDRESS(ROW();2))/2)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tingray)</text:p>
          </table:table-cell>
          <table:table-cell office:value-type="float" office:value="180" calcext:value-type="float">
            <text:p>180</text:p>
          </table:table-cell>
          <table:table-cell table:formula="of:=FLOOR(30+FLOOR(INDIRECT(ADDRESS(ROW();2))/2)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tonefish)</text:p>
          </table:table-cell>
          <table:table-cell office:value-type="float" office:value="300" calcext:value-type="float">
            <text:p>300</text:p>
          </table:table-cell>
          <table:table-cell table:formula="of:=FLOOR(30+FLOOR(INDIRECT(ADDRESS(ROW();2))/2)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turgeon)</text:p>
          </table:table-cell>
          <table:table-cell office:value-type="float" office:value="200" calcext:value-type="float">
            <text:p>200</text:p>
          </table:table-cell>
          <table:table-cell table:formula="of:=FLOOR(30+FLOOR(INDIRECT(ADDRESS(ROW();2))/2)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unfish)</text:p>
          </table:table-cell>
          <table:table-cell office:value-type="float" office:value="30" calcext:value-type="float">
            <text:p>30</text:p>
          </table:table-cell>
          <table:table-cell table:formula="of:=FLOOR(30+FLOOR(INDIRECT(ADDRESS(ROW();2))/2)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uper Cucumber)</text:p>
          </table:table-cell>
          <table:table-cell office:value-type="float" office:value="250" calcext:value-type="float">
            <text:p>250</text:p>
          </table:table-cell>
          <table:table-cell table:formula="of:=FLOOR(30+FLOOR(INDIRECT(ADDRESS(ROW();2))/2)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Tiger Trout)</text:p>
          </table:table-cell>
          <table:table-cell office:value-type="float" office:value="150" calcext:value-type="float">
            <text:p>150</text:p>
          </table:table-cell>
          <table:table-cell table:formula="of:=FLOOR(30+FLOOR(INDIRECT(ADDRESS(ROW();2))/2)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Tilapia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Tuna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Void Salmon)</text:p>
          </table:table-cell>
          <table:table-cell office:value-type="float" office:value="150" calcext:value-type="float">
            <text:p>150</text:p>
          </table:table-cell>
          <table:table-cell table:formula="of:=FLOOR(30+FLOOR(INDIRECT(ADDRESS(ROW();2))/2)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Walleye)</text:p>
          </table:table-cell>
          <table:table-cell office:value-type="float" office:value="105" calcext:value-type="float">
            <text:p>105</text:p>
          </table:table-cell>
          <table:table-cell table:formula="of:=FLOOR(30+FLOOR(INDIRECT(ADDRESS(ROW();2))/2)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Woodskip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ite Alga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 table:number-rows-repeated="10477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sh Availability" table:style-name="ta4">
        <table:table-column table:style-name="co32" table:default-cell-style-name="Default"/>
        <table:table-column table:style-name="co33" table:default-cell-style-name="Default"/>
        <table:table-column table:style-name="co34" table:default-cell-style-name="ce58"/>
        <table:table-column table:style-name="co35" table:default-cell-style-name="ce58"/>
        <table:table-column table:style-name="co36" table:default-cell-style-name="ce120"/>
        <table:table-column table:style-name="co37" table:default-cell-style-name="ce123"/>
        <table:table-column table:style-name="co38" table:default-cell-style-name="ce126"/>
        <table:table-column table:style-name="co36" table:default-cell-style-name="ce129"/>
        <table:table-column table:style-name="co39" table:default-cell-style-name="ce129"/>
        <table:table-column table:style-name="co40" table:default-cell-style-name="ce133"/>
        <table:table-column table:style-name="co41" table:default-cell-style-name="ce136"/>
        <table:table-column table:style-name="co42" table:default-cell-style-name="ce138"/>
        <table:table-column table:style-name="co43" table:default-cell-style-name="Default"/>
        <table:table-column table:style-name="co10" table:default-cell-style-name="Default"/>
        <table:table-column table:style-name="co4" table:number-columns-repeated="1010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110" office:value-type="string" calcext:value-type="string">
            <text:p>Start Time</text:p>
          </table:table-cell>
          <table:table-cell table:style-name="ce110" office:value-type="string" calcext:value-type="string">
            <text:p>End Time</text:p>
          </table:table-cell>
          <table:table-cell table:style-name="ce113" office:value-type="string" calcext:value-type="string">
            <text:p>Spring?</text:p>
          </table:table-cell>
          <table:table-cell table:style-name="ce121" office:value-type="string" calcext:value-type="string">
            <text:p>Summer?</text:p>
          </table:table-cell>
          <table:table-cell table:style-name="ce124" office:value-type="string" calcext:value-type="string">
            <text:p>Fall?</text:p>
          </table:table-cell>
          <table:table-cell table:style-name="ce127" office:value-type="string" calcext:value-type="string">
            <text:p>Winter?</text:p>
          </table:table-cell>
          <table:table-cell table:style-name="ce127" office:value-type="string" calcext:value-type="string">
            <text:p>Winter with Rain Totem?</text:p>
          </table:table-cell>
          <table:table-cell table:style-name="ce130" office:value-type="string" calcext:value-type="string">
            <text:p>Rain?</text:p>
          </table:table-cell>
          <table:table-cell table:style-name="ce135" office:value-type="string" calcext:value-type="string">
            <text:p>Sun?</text:p>
          </table:table-cell>
          <table:table-cell table:style-name="ce137" office:value-type="string" calcext:value-type="string">
            <text:p>Wind?</text:p>
          </table:table-cell>
          <table:table-cell table:style-name="ce47" office:value-type="string" calcext:value-type="string">
            <text:p>Bundle?</text:p>
          </table:table-cell>
          <table:table-cell table:style-name="ce47" office:value-type="string" calcext:value-type="string">
            <text:p>Acquired?</text:p>
          </table:table-cell>
          <table:table-cell table:style-name="ce47" table:number-columns-repeated="1010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16H00M00S" calcext:value-type="time">
            <text:p>4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 Beache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4">
        <table:table-column table:style-name="co8" table:default-cell-style-name="Default"/>
        <table:table-column table:style-name="co44" table:default-cell-style-name="ce52"/>
        <table:table-column table:style-name="co19" table:default-cell-style-name="ce52"/>
        <table:table-column table:style-name="co45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 Farming XP Planning" table:style-name="ta3">
        <table:table-column table:style-name="co46" table:default-cell-style-name="Default"/>
        <table:table-column table:style-name="co35" table:default-cell-style-name="Default"/>
        <table:table-column table:style-name="co17" table:default-cell-style-name="Default"/>
        <table:table-column table:style-name="co47" table:visibility="collapse" table:default-cell-style-name="Default"/>
        <table:table-column table:style-name="co42" table:visibility="collapse" table:number-columns-repeated="9" table:default-cell-style-name="Default"/>
        <table:table-column table:style-name="co48" table:visibility="collapse" table:number-columns-repeated="19" table:default-cell-style-name="Default"/>
        <table:table-column table:style-name="co7" table:default-cell-style-name="Default"/>
        <table:table-column table:style-name="co3" table:default-cell-style-name="ce52"/>
        <table:table-column table:style-name="co49" table:default-cell-style-name="ce52"/>
        <table:table-column table:style-name="co30" table:default-cell-style-name="ce52"/>
        <table:table-column table:style-name="co50" table:default-cell-style-name="Default"/>
        <table:table-row table:style-name="ro2">
          <table:table-cell table:style-name="ce47" office:value-type="string" calcext:value-type="string">
            <text:p>Crop</text:p>
          </table:table-cell>
          <table:table-cell table:style-name="ce142" office:value-type="string" calcext:value-type="string">
            <text:p>Day Planted</text:p>
          </table:table-cell>
          <table:table-cell table:style-name="ce142" table:content-validation-name="val5" office:value-type="string" calcext:value-type="string">
            <text:p>Qty</text:p>
          </table:table-cell>
          <table:table-cell table:style-name="ce142" office:value-type="string" calcext:value-type="string">
            <text:p>Maturity Day</text:p>
          </table:table-cell>
          <table:table-cell table:style-name="ce142" office:value-type="string" calcext:value-type="string">
            <text:p>Day 1 XP</text:p>
          </table:table-cell>
          <table:table-cell table:style-name="ce142" office:value-type="string" calcext:value-type="string">
            <text:p>Day 2 XP</text:p>
          </table:table-cell>
          <table:table-cell table:style-name="ce142" office:value-type="string" calcext:value-type="string">
            <text:p>Day 3 XP</text:p>
          </table:table-cell>
          <table:table-cell table:style-name="ce142" office:value-type="string" calcext:value-type="string">
            <text:p>Day 4 XP</text:p>
          </table:table-cell>
          <table:table-cell table:style-name="ce142" office:value-type="string" calcext:value-type="string">
            <text:p>Day 5 XP</text:p>
          </table:table-cell>
          <table:table-cell table:style-name="ce142" office:value-type="string" calcext:value-type="string">
            <text:p>Day 6 XP</text:p>
          </table:table-cell>
          <table:table-cell table:style-name="ce142" office:value-type="string" calcext:value-type="string">
            <text:p>Day 7 XP</text:p>
          </table:table-cell>
          <table:table-cell table:style-name="ce142" office:value-type="string" calcext:value-type="string">
            <text:p>Day 8 XP</text:p>
          </table:table-cell>
          <table:table-cell table:style-name="ce142" office:value-type="string" calcext:value-type="string">
            <text:p>Day 9 XP</text:p>
          </table:table-cell>
          <table:table-cell table:style-name="ce142" office:value-type="string" calcext:value-type="string">
            <text:p>Day 10 XP</text:p>
          </table:table-cell>
          <table:table-cell table:style-name="ce142" office:value-type="string" calcext:value-type="string">
            <text:p>Day 11 XP</text:p>
          </table:table-cell>
          <table:table-cell table:style-name="ce142" office:value-type="string" calcext:value-type="string">
            <text:p>Day 12 XP</text:p>
          </table:table-cell>
          <table:table-cell table:style-name="ce142" office:value-type="string" calcext:value-type="string">
            <text:p>Day 13 XP</text:p>
          </table:table-cell>
          <table:table-cell table:style-name="ce142" office:value-type="string" calcext:value-type="string">
            <text:p>Day 14 XP</text:p>
          </table:table-cell>
          <table:table-cell table:style-name="ce142" office:value-type="string" calcext:value-type="string">
            <text:p>Day 15 XP</text:p>
          </table:table-cell>
          <table:table-cell table:style-name="ce142" office:value-type="string" calcext:value-type="string">
            <text:p>Day 16 XP</text:p>
          </table:table-cell>
          <table:table-cell table:style-name="ce142" office:value-type="string" calcext:value-type="string">
            <text:p>Day 17 XP</text:p>
          </table:table-cell>
          <table:table-cell table:style-name="ce142" office:value-type="string" calcext:value-type="string">
            <text:p>Day 18 XP</text:p>
          </table:table-cell>
          <table:table-cell table:style-name="ce142" office:value-type="string" calcext:value-type="string">
            <text:p>Day 19 XP</text:p>
          </table:table-cell>
          <table:table-cell table:style-name="ce142" office:value-type="string" calcext:value-type="string">
            <text:p>Day 20 XP</text:p>
          </table:table-cell>
          <table:table-cell table:style-name="ce142" office:value-type="string" calcext:value-type="string">
            <text:p>Day 21 XP</text:p>
          </table:table-cell>
          <table:table-cell table:style-name="ce142" office:value-type="string" calcext:value-type="string">
            <text:p>Day 22 XP</text:p>
          </table:table-cell>
          <table:table-cell table:style-name="ce142" office:value-type="string" calcext:value-type="string">
            <text:p>Day 23 XP</text:p>
          </table:table-cell>
          <table:table-cell table:style-name="ce142" office:value-type="string" calcext:value-type="string">
            <text:p>Day 24 XP</text:p>
          </table:table-cell>
          <table:table-cell table:style-name="ce142" office:value-type="string" calcext:value-type="string">
            <text:p>Day 25 XP</text:p>
          </table:table-cell>
          <table:table-cell table:style-name="ce142" office:value-type="string" calcext:value-type="string">
            <text:p>Day 26 XP</text:p>
          </table:table-cell>
          <table:table-cell table:style-name="ce142" office:value-type="string" calcext:value-type="string">
            <text:p>Day 27 XP</text:p>
          </table:table-cell>
          <table:table-cell table:style-name="ce142" office:value-type="string" calcext:value-type="string">
            <text:p>Day 28 XP</text:p>
          </table:table-cell>
          <table:table-cell/>
          <table:table-cell table:style-name="ce142" office:value-type="string" calcext:value-type="string">
            <text:p>Day</text:p>
          </table:table-cell>
          <table:table-cell table:style-name="ce142" office:value-type="string" calcext:value-type="string">
            <text:p>XP at Day’s End</text:p>
          </table:table-cell>
          <table:table-cell table:style-name="ce142" office:value-type="string" calcext:value-type="string">
            <text:p>Farming Level</text:p>
          </table:table-cell>
          <table:table-cell table:style-name="ce47"/>
        </table:table-row>
        <table:table-row table:style-name="ro2">
          <table:table-cell table:style-name="ce108" office:value-type="string" calcext:value-type="string">
            <text:p>Parsnip</text:p>
          </table:table-cell>
          <table:table-cell table:style-name="ce50" table:content-validation-name="val7" office:value-type="float" office:value="1" calcext:value-type="float">
            <text:p>1</text:p>
          </table:table-cell>
          <table:table-cell table:style-name="ce50" table:content-validation-name="val5" office:value-type="float" office:value="15" calcext:value-type="float">
            <text:p>15</text:p>
          </table:table-cell>
          <table:table-cell table:style-name="ce52" table:formula="of:=[.B2]+INDEX([$Crops.$A$1:$Crops.$C$1048576];MATCH([.A2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$1:.E$1048576])" office:value-type="float" office:value="0" calcext:value-type="float">
            <text:p>0</text:p>
          </table:table-cell>
          <table:table-cell table:formula="of:=IF([.AI2]&gt;=15000;10;IF([.AI2]&gt;=10000;9;IF([.AI2]&gt;=6900;8;IF([.AI2]&gt;=4800;7;IF([.AI2]&gt;=3300;6;IF([.AI2]&gt;=2150;5;IF([.AI2]&gt;=1300;4;IF([.AI2]&gt;=770;3;IF([.AI2]&gt;=380;2;IF([.AI2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arsnip</text:p>
          </table:table-cell>
          <table:table-cell table:style-name="ce59" table:content-validation-name="val4" office:value-type="float" office:value="1" calcext:value-type="float">
            <text:p>1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style-name="ce52" table:formula="of:=[.B3]+INDEX([$Crops.$A$1:$Crops.$C$1048576];MATCH([.A3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$1:.F$1048576])" office:value-type="float" office:value="0" calcext:value-type="float">
            <text:p>0</text:p>
          </table:table-cell>
          <table:table-cell table:formula="of:=IF([.AI3]&gt;=15000;10;IF([.AI3]&gt;=10000;9;IF([.AI3]&gt;=6900;8;IF([.AI3]&gt;=4800;7;IF([.AI3]&gt;=3300;6;IF([.AI3]&gt;=2150;5;IF([.AI3]&gt;=1300;4;IF([.AI3]&gt;=770;3;IF([.AI3]&gt;=380;2;IF([.AI3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Cauliflower</text:p>
          </table:table-cell>
          <table:table-cell table:style-name="ce59" table:content-validation-name="val4" office:value-type="float" office:value="1" calcext:value-type="float">
            <text:p>1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style-name="ce52" table:formula="of:=[.B4]+INDEX([$Crops.$A$1:$Crops.$C$1048576];MATCH([.A4];[$Crops.$A$1:$Crops.$A$1048576];0);3)" office:value-type="float" office:value="13" calcext:value-type="float">
            <text:p>13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G$1:.G$1048576])" office:value-type="float" office:value="0" calcext:value-type="float">
            <text:p>0</text:p>
          </table:table-cell>
          <table:table-cell table:formula="of:=IF([.AI4]&gt;=15000;10;IF([.AI4]&gt;=10000;9;IF([.AI4]&gt;=6900;8;IF([.AI4]&gt;=4800;7;IF([.AI4]&gt;=3300;6;IF([.AI4]&gt;=2150;5;IF([.AI4]&gt;=1300;4;IF([.AI4]&gt;=770;3;IF([.AI4]&gt;=380;2;IF([.AI4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otato</text:p>
          </table:table-cell>
          <table:table-cell table:style-name="ce59" table:content-validation-name="val4" office:value-type="float" office:value="1" calcext:value-type="float">
            <text:p>1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style-name="ce52" table:formula="of:=[.B5]+INDEX([$Crops.$A$1:$Crops.$C$1048576];MATCH([.A5];[$Crops.$A$1:$Crops.$A$1048576];0);3)" office:value-type="float" office:value="7" calcext:value-type="float">
            <text:p>7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H$1:.H$1048576])" office:value-type="float" office:value="0" calcext:value-type="float">
            <text:p>0</text:p>
          </table:table-cell>
          <table:table-cell table:formula="of:=IF([.AI5]&gt;=15000;10;IF([.AI5]&gt;=10000;9;IF([.AI5]&gt;=6900;8;IF([.AI5]&gt;=4800;7;IF([.AI5]&gt;=3300;6;IF([.AI5]&gt;=2150;5;IF([.AI5]&gt;=1300;4;IF([.AI5]&gt;=770;3;IF([.AI5]&gt;=380;2;IF([.AI5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08" office:value-type="string" calcext:value-type="string">
            <text:p>Green Bean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50" table:content-validation-name="val5" office:value-type="float" office:value="1" calcext:value-type="float">
            <text:p>1</text:p>
          </table:table-cell>
          <table:table-cell table:style-name="ce52" table:formula="of:=[.B6]+INDEX([$Crops.$A$1:$Crops.$C$1048576];MATCH([.A6];[$Crops.$A$1:$Crops.$A$1048576];0);3)" office:value-type="float" office:value="15" calcext:value-type="float">
            <text:p>1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I$1:.I$1048576])" office:value-type="float" office:value="120" calcext:value-type="float">
            <text:p>120</text:p>
          </table:table-cell>
          <table:table-cell table:formula="of:=IF([.AI6]&gt;=15000;10;IF([.AI6]&gt;=10000;9;IF([.AI6]&gt;=6900;8;IF([.AI6]&gt;=4800;7;IF([.AI6]&gt;=3300;6;IF([.AI6]&gt;=2150;5;IF([.AI6]&gt;=1300;4;IF([.AI6]&gt;=770;3;IF([.AI6]&gt;=380;2;IF([.AI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style-name="ce52" table:formula="of:=[.B7]+INDEX([$Crops.$A$1:$Crops.$C$1048576];MATCH([.A7];[$Crops.$A$1:$Crops.$A$1048576];0);3)" office:value-type="float" office:value="11" calcext:value-type="float">
            <text:p>11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$1:.J$1048576])" office:value-type="float" office:value="120" calcext:value-type="float">
            <text:p>120</text:p>
          </table:table-cell>
          <table:table-cell table:formula="of:=IF([.AI7]&gt;=15000;10;IF([.AI7]&gt;=10000;9;IF([.AI7]&gt;=6900;8;IF([.AI7]&gt;=4800;7;IF([.AI7]&gt;=3300;6;IF([.AI7]&gt;=2150;5;IF([.AI7]&gt;=1300;4;IF([.AI7]&gt;=770;3;IF([.AI7]&gt;=380;2;IF([.AI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11" calcext:value-type="float">
            <text:p>11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style-name="ce52" table:formula="of:=[.B8]+INDEX([$Crops.$A$1:$Crops.$C$1048576];MATCH([.A8];[$Crops.$A$1:$Crops.$A$1048576];0);3)" office:value-type="float" office:value="17" calcext:value-type="float">
            <text:p>17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$1:.K$1048576])" office:value-type="float" office:value="120" calcext:value-type="float">
            <text:p>120</text:p>
          </table:table-cell>
          <table:table-cell table:formula="of:=IF([.AI8]&gt;=15000;10;IF([.AI8]&gt;=10000;9;IF([.AI8]&gt;=6900;8;IF([.AI8]&gt;=4800;7;IF([.AI8]&gt;=3300;6;IF([.AI8]&gt;=2150;5;IF([.AI8]&gt;=1300;4;IF([.AI8]&gt;=770;3;IF([.AI8]&gt;=380;2;IF([.AI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21" calcext:value-type="float">
            <text:p>21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style-name="ce52" table:formula="of:=[.B9]+INDEX([$Crops.$A$1:$Crops.$C$1048576];MATCH([.A9];[$Crops.$A$1:$Crops.$A$1048576];0);3)" office:value-type="float" office:value="27" calcext:value-type="float">
            <text:p>27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L$1:.L$1048576])" office:value-type="float" office:value="120" calcext:value-type="float">
            <text:p>120</text:p>
          </table:table-cell>
          <table:table-cell table:formula="of:=IF([.AI9]&gt;=15000;10;IF([.AI9]&gt;=10000;9;IF([.AI9]&gt;=6900;8;IF([.AI9]&gt;=4800;7;IF([.AI9]&gt;=3300;6;IF([.AI9]&gt;=2150;5;IF([.AI9]&gt;=1300;4;IF([.AI9]&gt;=770;3;IF([.AI9]&gt;=380;2;IF([.AI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9" calcext:value-type="float">
            <text:p>9</text:p>
          </table:table-cell>
          <table:table-cell table:formula="of:=SUM([.M$1:.M$1048576])" office:value-type="float" office:value="120" calcext:value-type="float">
            <text:p>120</text:p>
          </table:table-cell>
          <table:table-cell table:formula="of:=IF([.AI10]&gt;=15000;10;IF([.AI10]&gt;=10000;9;IF([.AI10]&gt;=6900;8;IF([.AI10]&gt;=4800;7;IF([.AI10]&gt;=3300;6;IF([.AI10]&gt;=2150;5;IF([.AI10]&gt;=1300;4;IF([.AI10]&gt;=770;3;IF([.AI10]&gt;=380;2;IF([.AI1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0" calcext:value-type="float">
            <text:p>10</text:p>
          </table:table-cell>
          <table:table-cell table:formula="of:=SUM([.N$1:.N$1048576])" office:value-type="float" office:value="120" calcext:value-type="float">
            <text:p>120</text:p>
          </table:table-cell>
          <table:table-cell table:formula="of:=IF([.AI11]&gt;=15000;10;IF([.AI11]&gt;=10000;9;IF([.AI11]&gt;=6900;8;IF([.AI11]&gt;=4800;7;IF([.AI11]&gt;=3300;6;IF([.AI11]&gt;=2150;5;IF([.AI11]&gt;=1300;4;IF([.AI11]&gt;=770;3;IF([.AI11]&gt;=380;2;IF([.AI1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8" office:value-type="float" office:value="11" calcext:value-type="float">
            <text:p>11</text:p>
          </table:table-cell>
          <table:table-cell table:style-name="ce118" table:formula="of:=SUM([.O$1:.O$1048576])" office:value-type="float" office:value="120" calcext:value-type="float">
            <text:p>120</text:p>
          </table:table-cell>
          <table:table-cell table:style-name="ce118" table:formula="of:=IF([.AI12]&gt;=15000;10;IF([.AI12]&gt;=10000;9;IF([.AI12]&gt;=6900;8;IF([.AI12]&gt;=4800;7;IF([.AI12]&gt;=3300;6;IF([.AI12]&gt;=2150;5;IF([.AI12]&gt;=1300;4;IF([.AI12]&gt;=770;3;IF([.AI12]&gt;=380;2;IF([.AI1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2" calcext:value-type="float">
            <text:p>12</text:p>
          </table:table-cell>
          <table:table-cell table:formula="of:=SUM([.P$1:.P$1048576])" office:value-type="float" office:value="120" calcext:value-type="float">
            <text:p>120</text:p>
          </table:table-cell>
          <table:table-cell table:formula="of:=IF([.AI13]&gt;=15000;10;IF([.AI13]&gt;=10000;9;IF([.AI13]&gt;=6900;8;IF([.AI13]&gt;=4800;7;IF([.AI13]&gt;=3300;6;IF([.AI13]&gt;=2150;5;IF([.AI13]&gt;=1300;4;IF([.AI13]&gt;=770;3;IF([.AI13]&gt;=380;2;IF([.AI1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9" office:value-type="float" office:value="13" calcext:value-type="float">
            <text:p>13</text:p>
          </table:table-cell>
          <table:table-cell table:style-name="ce119" table:formula="of:=SUM([.Q$1:.Q$1048576])" office:value-type="float" office:value="120" calcext:value-type="float">
            <text:p>120</text:p>
          </table:table-cell>
          <table:table-cell table:style-name="ce119" table:formula="of:=IF([.AI14]&gt;=15000;10;IF([.AI14]&gt;=10000;9;IF([.AI14]&gt;=6900;8;IF([.AI14]&gt;=4800;7;IF([.AI14]&gt;=3300;6;IF([.AI14]&gt;=2150;5;IF([.AI14]&gt;=1300;4;IF([.AI14]&gt;=770;3;IF([.AI14]&gt;=380;2;IF([.AI14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2 on Spring 13 at day’s end</text:p>
          </table:table-cell>
        </table:table-row>
        <table:table-row table:style-name="ro2">
          <table:table-cell table:number-columns-repeated="33"/>
          <table:table-cell office:value-type="float" office:value="14" calcext:value-type="float">
            <text:p>14</text:p>
          </table:table-cell>
          <table:table-cell table:formula="of:=SUM([.R$1:.R$1048576])" office:value-type="float" office:value="120" calcext:value-type="float">
            <text:p>120</text:p>
          </table:table-cell>
          <table:table-cell table:formula="of:=IF([.AI15]&gt;=15000;10;IF([.AI15]&gt;=10000;9;IF([.AI15]&gt;=6900;8;IF([.AI15]&gt;=4800;7;IF([.AI15]&gt;=3300;6;IF([.AI15]&gt;=2150;5;IF([.AI15]&gt;=1300;4;IF([.AI15]&gt;=770;3;IF([.AI15]&gt;=380;2;IF([.AI1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5" calcext:value-type="float">
            <text:p>15</text:p>
          </table:table-cell>
          <table:table-cell table:formula="of:=SUM([.S$1:.S$1048576])" office:value-type="float" office:value="129" calcext:value-type="float">
            <text:p>129</text:p>
          </table:table-cell>
          <table:table-cell table:formula="of:=IF([.AI16]&gt;=15000;10;IF([.AI16]&gt;=10000;9;IF([.AI16]&gt;=6900;8;IF([.AI16]&gt;=4800;7;IF([.AI16]&gt;=3300;6;IF([.AI16]&gt;=2150;5;IF([.AI16]&gt;=1300;4;IF([.AI16]&gt;=770;3;IF([.AI16]&gt;=380;2;IF([.AI1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6" calcext:value-type="float">
            <text:p>16</text:p>
          </table:table-cell>
          <table:table-cell table:formula="of:=SUM([.T$1:.T$1048576])" office:value-type="float" office:value="129" calcext:value-type="float">
            <text:p>129</text:p>
          </table:table-cell>
          <table:table-cell table:formula="of:=IF([.AI17]&gt;=15000;10;IF([.AI17]&gt;=10000;9;IF([.AI17]&gt;=6900;8;IF([.AI17]&gt;=4800;7;IF([.AI17]&gt;=3300;6;IF([.AI17]&gt;=2150;5;IF([.AI17]&gt;=1300;4;IF([.AI17]&gt;=770;3;IF([.AI17]&gt;=380;2;IF([.AI1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7" calcext:value-type="float">
            <text:p>17</text:p>
          </table:table-cell>
          <table:table-cell table:formula="of:=SUM([.U$1:.U$1048576])" office:value-type="float" office:value="129" calcext:value-type="float">
            <text:p>129</text:p>
          </table:table-cell>
          <table:table-cell table:formula="of:=IF([.AI18]&gt;=15000;10;IF([.AI18]&gt;=10000;9;IF([.AI18]&gt;=6900;8;IF([.AI18]&gt;=4800;7;IF([.AI18]&gt;=3300;6;IF([.AI18]&gt;=2150;5;IF([.AI18]&gt;=1300;4;IF([.AI18]&gt;=770;3;IF([.AI18]&gt;=380;2;IF([.AI1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8" calcext:value-type="float">
            <text:p>18</text:p>
          </table:table-cell>
          <table:table-cell table:formula="of:=SUM([.V$1:.V$1048576])" office:value-type="float" office:value="138" calcext:value-type="float">
            <text:p>138</text:p>
          </table:table-cell>
          <table:table-cell table:formula="of:=IF([.AI19]&gt;=15000;10;IF([.AI19]&gt;=10000;9;IF([.AI19]&gt;=6900;8;IF([.AI19]&gt;=4800;7;IF([.AI19]&gt;=3300;6;IF([.AI19]&gt;=2150;5;IF([.AI19]&gt;=1300;4;IF([.AI19]&gt;=770;3;IF([.AI19]&gt;=380;2;IF([.AI1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9" calcext:value-type="float">
            <text:p>19</text:p>
          </table:table-cell>
          <table:table-cell table:formula="of:=SUM([.W$1:.W$1048576])" office:value-type="float" office:value="138" calcext:value-type="float">
            <text:p>138</text:p>
          </table:table-cell>
          <table:table-cell table:formula="of:=IF([.AI20]&gt;=15000;10;IF([.AI20]&gt;=10000;9;IF([.AI20]&gt;=6900;8;IF([.AI20]&gt;=4800;7;IF([.AI20]&gt;=3300;6;IF([.AI20]&gt;=2150;5;IF([.AI20]&gt;=1300;4;IF([.AI20]&gt;=770;3;IF([.AI20]&gt;=380;2;IF([.AI2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0" calcext:value-type="float">
            <text:p>20</text:p>
          </table:table-cell>
          <table:table-cell table:formula="of:=SUM([.X$1:.X$1048576])" office:value-type="float" office:value="138" calcext:value-type="float">
            <text:p>138</text:p>
          </table:table-cell>
          <table:table-cell table:formula="of:=IF([.AI21]&gt;=15000;10;IF([.AI21]&gt;=10000;9;IF([.AI21]&gt;=6900;8;IF([.AI21]&gt;=4800;7;IF([.AI21]&gt;=3300;6;IF([.AI21]&gt;=2150;5;IF([.AI21]&gt;=1300;4;IF([.AI21]&gt;=770;3;IF([.AI21]&gt;=380;2;IF([.AI2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1" calcext:value-type="float">
            <text:p>21</text:p>
          </table:table-cell>
          <table:table-cell table:formula="of:=SUM([.Y$1:.Y$1048576])" office:value-type="float" office:value="147" calcext:value-type="float">
            <text:p>147</text:p>
          </table:table-cell>
          <table:table-cell table:formula="of:=IF([.AI22]&gt;=15000;10;IF([.AI22]&gt;=10000;9;IF([.AI22]&gt;=6900;8;IF([.AI22]&gt;=4800;7;IF([.AI22]&gt;=3300;6;IF([.AI22]&gt;=2150;5;IF([.AI22]&gt;=1300;4;IF([.AI22]&gt;=770;3;IF([.AI22]&gt;=380;2;IF([.AI2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2" calcext:value-type="float">
            <text:p>22</text:p>
          </table:table-cell>
          <table:table-cell table:formula="of:=SUM([.Z$1:.Z$1048576])" office:value-type="float" office:value="147" calcext:value-type="float">
            <text:p>147</text:p>
          </table:table-cell>
          <table:table-cell table:formula="of:=IF([.AI23]&gt;=15000;10;IF([.AI23]&gt;=10000;9;IF([.AI23]&gt;=6900;8;IF([.AI23]&gt;=4800;7;IF([.AI23]&gt;=3300;6;IF([.AI23]&gt;=2150;5;IF([.AI23]&gt;=1300;4;IF([.AI23]&gt;=770;3;IF([.AI23]&gt;=380;2;IF([.AI2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3" calcext:value-type="float">
            <text:p>23</text:p>
          </table:table-cell>
          <table:table-cell table:formula="of:=SUM([.AA$1:.AA$1048576])" office:value-type="float" office:value="147" calcext:value-type="float">
            <text:p>147</text:p>
          </table:table-cell>
          <table:table-cell table:formula="of:=IF([.AI24]&gt;=15000;10;IF([.AI24]&gt;=10000;9;IF([.AI24]&gt;=6900;8;IF([.AI24]&gt;=4800;7;IF([.AI24]&gt;=3300;6;IF([.AI24]&gt;=2150;5;IF([.AI24]&gt;=1300;4;IF([.AI24]&gt;=770;3;IF([.AI24]&gt;=380;2;IF([.AI2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4" calcext:value-type="float">
            <text:p>24</text:p>
          </table:table-cell>
          <table:table-cell table:formula="of:=SUM([.AB$1:.AB$1048576])" office:value-type="float" office:value="156" calcext:value-type="float">
            <text:p>156</text:p>
          </table:table-cell>
          <table:table-cell table:formula="of:=IF([.AI25]&gt;=15000;10;IF([.AI25]&gt;=10000;9;IF([.AI25]&gt;=6900;8;IF([.AI25]&gt;=4800;7;IF([.AI25]&gt;=3300;6;IF([.AI25]&gt;=2150;5;IF([.AI25]&gt;=1300;4;IF([.AI25]&gt;=770;3;IF([.AI25]&gt;=380;2;IF([.AI2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5" calcext:value-type="float">
            <text:p>25</text:p>
          </table:table-cell>
          <table:table-cell table:formula="of:=SUM([.AC$1:.AC$1048576])" office:value-type="float" office:value="156" calcext:value-type="float">
            <text:p>156</text:p>
          </table:table-cell>
          <table:table-cell table:formula="of:=IF([.AI26]&gt;=15000;10;IF([.AI26]&gt;=10000;9;IF([.AI26]&gt;=6900;8;IF([.AI26]&gt;=4800;7;IF([.AI26]&gt;=3300;6;IF([.AI26]&gt;=2150;5;IF([.AI26]&gt;=1300;4;IF([.AI26]&gt;=770;3;IF([.AI26]&gt;=380;2;IF([.AI2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32" office:value-type="float" office:value="26" calcext:value-type="float">
            <text:p>26</text:p>
          </table:table-cell>
          <table:table-cell table:style-name="ce132" table:formula="of:=SUM([.AD$1:.AD$1048576])" office:value-type="float" office:value="156" calcext:value-type="float">
            <text:p>156</text:p>
          </table:table-cell>
          <table:table-cell table:style-name="ce132" table:formula="of:=IF([.AI27]&gt;=15000;10;IF([.AI27]&gt;=10000;9;IF([.AI27]&gt;=6900;8;IF([.AI27]&gt;=4800;7;IF([.AI27]&gt;=3300;6;IF([.AI27]&gt;=2150;5;IF([.AI27]&gt;=1300;4;IF([.AI27]&gt;=770;3;IF([.AI27]&gt;=380;2;IF([.AI2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6" office:value-type="float" office:value="27" calcext:value-type="float">
            <text:p>27</text:p>
          </table:table-cell>
          <table:table-cell table:style-name="ce116" table:formula="of:=SUM([.AE$1:.AE$1048576])" office:value-type="float" office:value="165" calcext:value-type="float">
            <text:p>165</text:p>
          </table:table-cell>
          <table:table-cell table:style-name="ce116" table:formula="of:=IF([.AI28]&gt;=15000;10;IF([.AI28]&gt;=10000;9;IF([.AI28]&gt;=6900;8;IF([.AI28]&gt;=4800;7;IF([.AI28]&gt;=3300;6;IF([.AI28]&gt;=2150;5;IF([.AI28]&gt;=1300;4;IF([.AI28]&gt;=770;3;IF([.AI28]&gt;=380;2;IF([.AI28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6 on Spring 27 at day’s end</text:p>
          </table:table-cell>
        </table:table-row>
        <table:table-row table:style-name="ro2">
          <table:table-cell table:number-columns-repeated="33"/>
          <table:table-cell office:value-type="float" office:value="28" calcext:value-type="float">
            <text:p>28</text:p>
          </table:table-cell>
          <table:table-cell table:formula="of:=SUM([.AF$1:.AF$1048576])" office:value-type="float" office:value="165" calcext:value-type="float">
            <text:p>165</text:p>
          </table:table-cell>
          <table:table-cell table:formula="of:=IF([.AI29]&gt;=15000;10;IF([.AI29]&gt;=10000;9;IF([.AI29]&gt;=6900;8;IF([.AI29]&gt;=4800;7;IF([.AI29]&gt;=3300;6;IF([.AI29]&gt;=2150;5;IF([.AI29]&gt;=1300;4;IF([.AI29]&gt;=770;3;IF([.AI29]&gt;=380;2;IF([.AI29]&gt;=100;1;0))))))))))" office:value-type="float" office:value="1" calcext:value-type="float">
            <text:p>1</text:p>
          </table:table-cell>
          <table:table-cell/>
        </table:table-row>
      </table:table>
      <table:table table:name="Y1-Sp2" table:style-name="ta3">
        <table:table-column table:style-name="co51" table:default-cell-style-name="ce24"/>
        <table:table-column table:style-name="co15" table:visibility="collapse" table:default-cell-style-name="Default"/>
        <table:table-column table:style-name="co15" table:visibility="collapse" table:default-cell-style-name="ce52"/>
        <table:table-column table:style-name="co16" table:default-cell-style-name="ce52"/>
        <table:table-column table:style-name="co52" table:default-cell-style-name="ce52"/>
        <table:table-column table:style-name="co18" table:default-cell-style-name="ce52"/>
        <table:table-column table:style-name="co7" table:default-cell-style-name="Default"/>
        <table:table-column table:style-name="co53" table:default-cell-style-name="ce16"/>
        <table:table-row table:style-name="ro2">
          <table:table-cell table:style-name="ce22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15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Anchovy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45" calcext:value-type="float">
            <text:p>45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style-name="ce134" table:formula="of:=[.D2]*[.E2]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 office:value-type="string" calcext:value-type="string">
            <text:p>Herring</text:p>
          </table:table-cell>
          <table:table-cell table:style-name="ce55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45" calcext:value-type="float">
            <text:p>45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Sardine</text:p>
          </table:table-cell>
          <table:table-cell table:style-name="ce55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60" calcext:value-type="float">
            <text:p>6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Needed</text:p>
          </table:table-cell>
        </table:table-row>
        <table:table-row table:style-name="ro2">
          <table:table-cell table:style-name="ce23" office:value-type="string" calcext:value-type="string">
            <text:p>Sunfish</text:p>
          </table:table-cell>
          <table:table-cell table:style-name="ce55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45" calcext:value-type="float">
            <text:p>45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style-name="ce15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 table:number-rows-repeated="1048542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4" table:style-name="ta3">
        <table:table-column table:style-name="co14" table:default-cell-style-name="ce24"/>
        <table:table-column table:style-name="co15" table:visibility="collapse" table:default-cell-style-name="Default"/>
        <table:table-column table:style-name="co15" table:visibility="collapse" table:default-cell-style-name="ce52"/>
        <table:table-column table:style-name="co16" table:default-cell-style-name="ce52"/>
        <table:table-column table:style-name="co17" table:default-cell-style-name="ce52"/>
        <table:table-column table:style-name="co18" table:default-cell-style-name="ce52"/>
        <table:table-column table:style-name="co4" table:default-cell-style-name="Default"/>
        <table:table-column table:style-name="co19" table:default-cell-style-name="ce52"/>
        <table:table-column table:style-name="co20" table:default-cell-style-name="Default"/>
        <table:table-column table:style-name="co7" table:default-cell-style-name="Default"/>
        <table:table-column table:style-name="co54" table:default-cell-style-name="ce16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5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149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(25-[.K11])*150)+((25-[.K14])*400)+([$'Y1-Sp5'.H2]*70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[.K8]-MAX([.I$1:.I$1048576]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5" table:style-name="ta3">
        <table:table-column table:style-name="co14" table:default-cell-style-name="ce24"/>
        <table:table-column table:style-name="co15" table:visibility="collapse" table:default-cell-style-name="Default"/>
        <table:table-column table:style-name="co15" table:visibility="collapse" table:default-cell-style-name="ce52"/>
        <table:table-column table:style-name="co16" table:default-cell-style-name="ce52"/>
        <table:table-column table:style-name="co17" table:default-cell-style-name="ce52"/>
        <table:table-column table:style-name="co18" table:default-cell-style-name="ce52"/>
        <table:table-column table:style-name="co7" table:default-cell-style-name="Default"/>
        <table:table-column table:style-name="co55" table:default-cell-style-name="ce16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15" office:value-type="string" calcext:value-type="string">
            <text:p>Kale Seeds Needed</text:p>
          </table:table-cell>
        </table:table-row>
        <table:table-row table:style-name="ro3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49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Potato Seed Needed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4" table:content-validation-name="val13" office:value-type="string" calcext:value-type="string">
            <text:p>No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formula="of:=2000+([.H2]*70)+IF([.H5] = &quot;Yes&quot;;50;0)+60" office:value-type="float" office:value="3180" calcext:value-type="float">
            <text:p>318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Coal Acquir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Coal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17]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6" table:style-name="ta3">
        <table:table-column table:style-name="co14" table:default-cell-style-name="ce24"/>
        <table:table-column table:style-name="co15" table:visibility="collapse" table:default-cell-style-name="Default"/>
        <table:table-column table:style-name="co15" table:visibility="collapse" table:default-cell-style-name="ce52"/>
        <table:table-column table:style-name="co16" table:default-cell-style-name="ce52"/>
        <table:table-column table:style-name="co17" table:default-cell-style-name="ce52"/>
        <table:table-column table:style-name="co18" table:default-cell-style-name="ce52"/>
        <table:table-column table:style-name="co4" table:default-cell-style-name="Default"/>
        <table:table-column table:style-name="co19" table:default-cell-style-name="ce52"/>
        <table:table-column table:style-name="co20" table:default-cell-style-name="Default"/>
        <table:table-column table:style-name="co7" table:default-cell-style-name="Default"/>
        <table:table-column table:style-name="co54" table:default-cell-style-name="ce16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5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old Ore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49" table:formula="of:=MAX(0;25-[$'Y1-Sp5'.H14])" office:value-type="float" office:value="25" calcext:value-type="float">
            <text:p>2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5000+(([.K11]-[.K14])*400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8]-MAX([.I$1:.I$1048576]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0" table:style-name="ta3">
        <table:table-column table:style-name="co14" table:default-cell-style-name="ce24"/>
        <table:table-column table:style-name="co15" table:visibility="collapse" table:default-cell-style-name="Default"/>
        <table:table-column table:style-name="co15" table:visibility="collapse" table:default-cell-style-name="ce52"/>
        <table:table-column table:style-name="co16" table:default-cell-style-name="ce52"/>
        <table:table-column table:style-name="co17" table:default-cell-style-name="ce52"/>
        <table:table-column table:style-name="co18" table:default-cell-style-name="ce52"/>
        <table:table-column table:style-name="co4" table:default-cell-style-name="Default"/>
        <table:table-column table:style-name="co19" table:default-cell-style-name="ce52"/>
        <table:table-column table:style-name="co20" table:default-cell-style-name="Default"/>
        <table:table-column table:style-name="co7" table:default-cell-style-name="Default"/>
        <table:table-column table:style-name="co57" table:default-cell-style-name="ce16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5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/2)" office:value-type="float" office:value="93" calcext:value-type="float">
            <text:p>93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Bait on Fiberglass Ro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Bait to Purchase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MAX(0;100-[.K14])" office:value-type="float" office:value="100" calcext:value-type="float">
            <text:p>1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[.K11]*70)+([.K17]*5)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MAX([.I$1:.I$1048576])-[.K8]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1" table:style-name="ta3">
        <table:table-column table:style-name="co56" table:default-cell-style-name="ce16"/>
        <table:table-row table:style-name="ro2">
          <table:table-cell table:style-name="ce15" office:value-type="string" calcext:value-type="string">
            <text:p>Kale Seeds Needed</text:p>
          </table:table-cell>
        </table:table-row>
        <table:table-row table:style-name="ro2">
          <table:table-cell table:formula="of:=[$'Y1-Sp10'.K11]" office:value-type="float" office:value="93" calcext:value-type="float">
            <text:p>93</text:p>
          </table:table-cell>
        </table:table-row>
        <table:table-row table:style-name="ro2">
          <table:table-cell/>
        </table:table-row>
        <table:table-row table:style-name="ro2">
          <table:table-cell table:style-name="ce15" office:value-type="string" calcext:value-type="string">
            <text:p><text:span text:style-name="T4">Sprinklers </text:span>Needed</text:p>
          </table:table-cell>
        </table:table-row>
        <table:table-row table:style-name="ro2">
          <table:table-cell table:style-name="ce149" table:formula="of:=CEILING([$'Y1-Sp10'.K11]/4)" office:value-type="float" office:value="24" calcext:value-type="float">
            <text:p>24</text:p>
          </table:table-cell>
        </table:table-row>
        <table:table-row table:style-name="ro2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67">
          <table:table-cell/>
        </table:table-row>
        <table:table-row table:style-name="ro2">
          <table:table-cell/>
        </table:table-row>
      </table:table>
      <table:table table:name="Y1-Sp Starfruit Planning" table:style-name="ta3"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2">
          <table:table-cell table:style-name="ce15" office:value-type="string" calcext:value-type="string">
            <text:p>Starfruit Seeds Target</text:p>
          </table:table-cell>
          <table:table-cell table:style-name="ce15" office:value-type="string" calcext:value-type="string">
            <text:p>Starfruit Seeds Purchased</text:p>
          </table:table-cell>
          <table:table-cell table:style-name="ce15" office:value-type="string" calcext:value-type="string">
            <text:p>Starfruit Seeds Remaining</text:p>
          </table:table-cell>
          <table:table-cell table:style-name="ce15" office:value-type="string" calcext:value-type="string">
            <text:p>Starfruit Seeds Purchasable</text:p>
          </table:table-cell>
        </table:table-row>
        <table:table-row table:style-name="ro2">
          <table:table-cell table:style-name="ce42" table:content-validation-name="val5" office:value-type="float" office:value="400" calcext:value-type="float">
            <text:p>400</text:p>
          </table:table-cell>
          <table:table-cell table:style-name="ce42" table:content-validation-name="val5" office:value-type="float" office:value="0" calcext:value-type="float">
            <text:p>0</text:p>
          </table:table-cell>
          <table:table-cell table:style-name="ce16" table:formula="of:=[.A2]-[.B2]" office:value-type="float" office:value="400" calcext:value-type="float">
            <text:p>400</text:p>
          </table:table-cell>
          <table:table-cell table:style-name="ce16" table:formula="of:=FLOOR((([.A35]*1500)-([.D5]*80))/400)" office:value-type="float" office:value="0" calcext:value-type="float">
            <text:p>0</text:p>
          </table:table-cell>
        </table:table-row>
        <table:table-row table:style-name="ro2">
          <table:table-cell table:style-name="ce16"/>
          <table:table-cell/>
          <table:table-cell table:style-name="ce16" table:number-columns-repeated="2"/>
        </table:table-row>
        <table:table-row table:style-name="ro2">
          <table:table-cell table:style-name="ce15" office:value-type="string" calcext:value-type="string">
            <text:p>Deluxe Speed-Gro Needed</text:p>
          </table:table-cell>
          <table:table-cell table:style-name="ce15" office:value-type="string" calcext:value-type="string">
            <text:p>Deluxe Speed-Gro Purchased</text:p>
          </table:table-cell>
          <table:table-cell table:style-name="ce15" office:value-type="string" calcext:value-type="string">
            <text:p>Deluxe Speed-Gro Remaining</text:p>
          </table:table-cell>
          <table:table-cell table:style-name="ce15" office:value-type="string" calcext:value-type="string">
            <text:p>Deluxe Speed-Gro Purchasable</text:p>
          </table:table-cell>
        </table:table-row>
        <table:table-row table:style-name="ro2">
          <table:table-cell table:style-name="ce149" table:formula="of:=[.A2]" office:value-type="float" office:value="400" calcext:value-type="float">
            <text:p>400</text:p>
          </table:table-cell>
          <table:table-cell table:style-name="ce42" table:content-validation-name="val5" office:value-type="float" office:value="0" calcext:value-type="float">
            <text:p>0</text:p>
          </table:table-cell>
          <table:table-cell table:style-name="ce16" table:formula="of:=[.A5]-[.B5]" office:value-type="float" office:value="400" calcext:value-type="float">
            <text:p>400</text:p>
          </table:table-cell>
          <table:table-cell table:style-name="ce16" table:formula="of:=FLOOR(MIN([.A5];([.A35]*1500)/80))" office:value-type="float" office:value="0" calcext:value-type="float">
            <text:p>0</text:p>
          </table:table-cell>
        </table:table-row>
        <table:table-row table:style-name="ro2">
          <table:table-cell table:style-name="ce16" table:number-columns-repeated="4"/>
        </table:table-row>
        <table:table-row table:style-name="ro2">
          <table:table-cell table:style-name="ce15" office:value-type="string" calcext:value-type="string">
            <text:p>Quality Sprinklers Needed</text:p>
          </table:table-cell>
          <table:table-cell table:number-columns-repeated="3"/>
        </table:table-row>
        <table:table-row table:style-name="ro2">
          <table:table-cell table:style-name="ce149" table:formula="of:=CEILING([.A2]/8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15" office:value-type="string" calcext:value-type="string">
            <text:p>Parsnip Seeds Needed</text:p>
          </table:table-cell>
          <table:table-cell table:number-columns-repeated="3"/>
        </table:table-row>
        <table:table-row table:style-name="ro2">
          <table:table-cell table:style-name="ce141" table:formula="of:=[.A2]" office:value-type="float" office:value="400" calcext:value-type="float">
            <text:p>400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5" office:value-type="string" calcext:value-type="string">
            <text:p>Remaining Days to Acquire</text:p>
          </table:table-cell>
        </table:table-row>
        <table:table-row table:style-name="ro2">
          <table:table-cell table:number-columns-repeated="3"/>
          <table:table-cell table:style-name="ce42" table:content-validation-name="val5" office:value-type="float" office:value="13" calcext:value-type="float">
            <text:p>13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5" office:value-type="string" calcext:value-type="string">
            <text:p>Current Gold Bars</text:p>
          </table:table-cell>
          <table:table-cell table:style-name="ce15" office:value-type="string" calcext:value-type="string">
            <text:p>Current Gold Ore</text:p>
          </table:table-cell>
          <table:table-cell table:style-name="ce15" office:value-type="string" calcext:value-type="string">
            <text:p>Gold Ore Needed</text:p>
          </table:table-cell>
          <table:table-cell table:style-name="ce15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6" table:formula="of:=MAX(0;([.A8]*5)-([.A17]*5)-[.B17])" office:value-type="float" office:value="250" calcext:value-type="float">
            <text:p>250</text:p>
          </table:table-cell>
          <table:table-cell table:style-name="ce16" table:formula="of:=IF([.D14] = 0; 0; CEILING([.C17]/[.D14]))" office:value-type="float" office:value="20" calcext:value-type="float">
            <text:p>20</text:p>
          </table:table-cell>
        </table:table-row>
        <table:table-row table:style-name="ro2">
          <table:table-cell table:style-name="ce16" table:number-columns-repeated="4"/>
        </table:table-row>
        <table:table-row table:style-name="ro2">
          <table:table-cell table:style-name="ce15" office:value-type="string" calcext:value-type="string">
            <text:p>Current Iron Bars</text:p>
          </table:table-cell>
          <table:table-cell table:style-name="ce15" office:value-type="string" calcext:value-type="string">
            <text:p>Current Iron Ore</text:p>
          </table:table-cell>
          <table:table-cell table:style-name="ce15" office:value-type="string" calcext:value-type="string">
            <text:p>Iron Ore Needed</text:p>
          </table:table-cell>
          <table:table-cell table:style-name="ce15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6" table:formula="of:=MAX(0;([.A8]*5)-([.A20]*5)-[.B20])" office:value-type="float" office:value="250" calcext:value-type="float">
            <text:p>250</text:p>
          </table:table-cell>
          <table:table-cell table:style-name="ce16" table:formula="of:=IF([.D14] = 0; 0; CEILING([.C20]/[.D14]))" office:value-type="float" office:value="20" calcext:value-type="float">
            <text:p>20</text:p>
          </table:table-cell>
        </table:table-row>
        <table:table-row table:style-name="ro2">
          <table:table-cell table:style-name="ce16" table:number-columns-repeated="4"/>
        </table:table-row>
        <table:table-row table:style-name="ro2">
          <table:table-cell table:style-name="ce15" office:value-type="string" calcext:value-type="string">
            <text:p>Current Refined Quartz</text:p>
          </table:table-cell>
          <table:table-cell table:style-name="ce15" office:value-type="string" calcext:value-type="string">
            <text:p>Current Quartz</text:p>
          </table:table-cell>
          <table:table-cell table:style-name="ce15" office:value-type="string" calcext:value-type="string">
            <text:p>Quartz Needed</text:p>
          </table:table-cell>
          <table:table-cell table:style-name="ce15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6" table:formula="of:=MAX(0;[.A8]-[.A23]-[.B23])" office:value-type="float" office:value="50" calcext:value-type="float">
            <text:p>50</text:p>
          </table:table-cell>
          <table:table-cell table:style-name="ce16"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table:style-name="ce15" office:value-type="string" calcext:value-type="string">
            <text:p>Coal Needed</text:p>
          </table:table-cell>
          <table:table-cell table:style-name="ce15" office:value-type="string" calcext:value-type="string">
            <text:p>Coal per Day</text:p>
          </table:table-cell>
        </table:table-row>
        <table:table-row table:style-name="ro2">
          <table:table-cell table:number-columns-repeated="2"/>
          <table:table-cell table:style-name="ce16" table:formula="of:=MAX(0;[.A8]-[.A17])+MAX(0;[.A8]-[.A20])+MAX(0;[.A8]-[.A23])" office:value-type="float" office:value="150" calcext:value-type="float">
            <text:p>150</text:p>
          </table:table-cell>
          <table:table-cell table:style-name="ce16" table:formula="of:=CEILING([.C26]/[.D14])" office:value-type="float" office:value="12" calcext:value-type="float">
            <text:p>12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number-columns-repeated="3"/>
          <table:table-cell table:style-name="ce15" office:value-type="string" calcext:value-type="string">
            <text:p>Remaining Days to Acquire</text:p>
          </table:table-cell>
        </table:table-row>
        <table:table-row table:style-name="ro2">
          <table:table-cell table:number-columns-repeated="3"/>
          <table:table-cell table:style-name="ce42" table:content-validation-name="val5" office:value-type="float" office:value="14" calcext:value-type="float">
            <text:p>1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5" office:value-type="string" calcext:value-type="string">
            <text:p>Current Iridium Bars</text:p>
          </table:table-cell>
          <table:table-cell table:style-name="ce15" office:value-type="string" calcext:value-type="string">
            <text:p>Current Iridium Ore</text:p>
          </table:table-cell>
          <table:table-cell table:style-name="ce15" office:value-type="string" calcext:value-type="string">
            <text:p>Iridium Ore Needed</text:p>
          </table:table-cell>
          <table:table-cell table:style-name="ce15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6" table:formula="of:=MAX(0;(CEILING((([.C2]*400)+([.C5]*80))/1500)-[.A35])*5-[.B35])" office:value-type="float" office:value="640" calcext:value-type="float">
            <text:p>640</text:p>
          </table:table-cell>
          <table:table-cell table:style-name="ce16" table:formula="of:=IF([.D32] = 0; 0; CEILING([.C35]/[.D32]))" office:value-type="float" office:value="46" calcext:value-type="float">
            <text:p>46</text:p>
          </table:table-cell>
        </table:table-row>
        <table:table-row table:style-name="ro2">
          <table:table-cell table:style-name="ce16" table:number-columns-repeated="3"/>
          <table:table-cell/>
        </table:table-row>
        <table:table-row table:style-name="ro2">
          <table:table-cell table:number-columns-repeated="2"/>
          <table:table-cell table:style-name="ce15" office:value-type="string" calcext:value-type="string">
            <text:p>Coal Needed</text:p>
          </table:table-cell>
          <table:table-cell table:style-name="ce15" office:value-type="string" calcext:value-type="string">
            <text:p>Coal per Day</text:p>
          </table:table-cell>
        </table:table-row>
        <table:table-row table:style-name="ro2">
          <table:table-cell table:number-columns-repeated="2"/>
          <table:table-cell table:style-name="ce16" table:formula="of:=MAX(0;CEILING((([.C2]*400)+([.C5]*80))/1500)-[.A35])" office:value-type="float" office:value="128" calcext:value-type="float">
            <text:p>128</text:p>
          </table:table-cell>
          <table:table-cell table:style-name="ce16" table:formula="of:=CEILING([.C38]/[.D32])" office:value-type="float" office:value="10" calcext:value-type="float">
            <text:p>10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style-name="ce15" office:value-type="string" calcext:value-type="string">
            <text:p>Current Coal</text:p>
          </table:table-cell>
          <table:table-cell/>
          <table:table-cell table:style-name="ce15" office:value-type="string" calcext:value-type="string">
            <text:p>Coal Needed</text:p>
          </table:table-cell>
          <table:table-cell/>
        </table:table-row>
        <table:table-row table:style-name="ro2"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16" table:formula="of:=MAX(0;([.C26]+[.C38])-[.A44])" office:value-type="float" office:value="278" calcext:value-type="float">
            <text:p>278</text:p>
          </table:table-cell>
          <table:table-cell/>
        </table:table-row>
      </table:table>
      <table:table table:name="Y1-Sp18" table:style-name="ta3">
        <table:table-column table:style-name="co14" table:default-cell-style-name="ce24"/>
        <table:table-column table:style-name="co15" table:visibility="collapse" table:default-cell-style-name="Default"/>
        <table:table-column table:style-name="co15" table:visibility="collapse" table:default-cell-style-name="ce52"/>
        <table:table-column table:style-name="co16" table:default-cell-style-name="ce52"/>
        <table:table-column table:style-name="co17" table:default-cell-style-name="ce52"/>
        <table:table-column table:style-name="co18" table:default-cell-style-name="ce52"/>
        <table:table-column table:style-name="co4" table:default-cell-style-name="Default"/>
        <table:table-column table:style-name="co19" table:default-cell-style-name="ce52"/>
        <table:table-column table:style-name="co20" table:default-cell-style-name="Default"/>
        <table:table-column table:style-name="co7" table:default-cell-style-name="Default"/>
        <table:table-column table:style-name="co56" table:default-cell-style-name="ce16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5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)" office:value-type="float" office:value="185" calcext:value-type="float">
            <text:p>18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2000+([.K11]*70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9" table:style-name="ta3">
        <table:table-column table:style-name="co56" table:default-cell-style-name="ce16"/>
        <table:table-row table:style-name="ro2">
          <table:table-cell table:style-name="ce15" office:value-type="string" calcext:value-type="string">
            <text:p>Kale Seeds Needed</text:p>
          </table:table-cell>
        </table:table-row>
        <table:table-row table:style-name="ro2">
          <table:table-cell table:formula="of:=[$'Y1-Sp18'.K11]" office:value-type="float" office:value="185" calcext:value-type="float">
            <text:p>185</text:p>
          </table:table-cell>
        </table:table-row>
        <table:table-row table:style-name="ro2">
          <table:table-cell/>
        </table:table-row>
        <table:table-row table:style-name="ro2" table:number-rows-repeated="5">
          <table:table-cell table:style-name="Default"/>
        </table:table-row>
        <table:table-row table:style-name="ro2" table:number-rows-repeated="28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37">
          <table:table-cell/>
        </table:table-row>
        <table:table-row table:style-name="ro2">
          <table:table-cell/>
        </table:table-row>
      </table:table>
      <table:named-expressions/>
      <table:database-ranges>
        <table:database-range table:name="__Anonymous_Sheet_DB__2" table:target-range-address="Museum.A1:Museum.B1048576" table:display-filter-buttons="true" table:orientation="column"/>
        <table:database-range table:name="__Anonymous_Sheet_DB__4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Items and Professions'.A99:'Items and Professions'.F11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Fish Availability'.A1:'Fish Availability'.N97" table:display-filter-buttons="true" table:orientation="column"/>
        <table:database-range table:name="__Anonymous_Sheet_DB__10" table:target-range-address="'Y1-Sp4'.A1:'Y1-Sp4'.I12">
          <table:sort>
            <table:sort-by table:field-number="5" table:order="descending" table:data-type="automatic"/>
          </table:sort>
        </table:database-range>
        <table:database-range table:name="__Anonymous_Sheet_DB__11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12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13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4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5" table:target-range-address="'Y1-Sp Starfruit Planning'.B1:'Y1-Sp Starfruit Planning'.B14" table:orientation="column"/>
        <table:database-range table:name="__Anonymous_Sheet_DB__16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7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11:20:05.3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3.2$Windows_X86_64 LibreOffice_project/47f78053abe362b9384784d31a6e56f8511eb1c1</meta:generator>
    <dc:title>Stardew Valley Min-Max Spreadsheet</dc:title>
    <meta:document-statistic meta:table-count="18" meta:cell-count="7859" meta:object-count="0"/>
    <meta:user-defined meta:name="GitHub URL">https://github.com/nathan-alden-sr/stardew-valley</meta:user-defined>
  </office:meta>
</office:document-meta>
</file>